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27cm"/>
    </style:style>
    <style:style style:name="co9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85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11.312cm"/>
    </style:style>
    <style:style style:name="co10" style:family="table-column">
      <style:table-column-properties fo:break-before="auto" style:column-width="1.337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4.881cm"/>
    </style:style>
    <style:style style:name="co13" style:family="table-column">
      <style:table-column-properties fo:break-before="auto" style:column-width="1.782cm"/>
    </style:style>
    <style:style style:name="co15" style:family="table-column">
      <style:table-column-properties fo:break-before="auto" style:column-width="2.738cm"/>
    </style:style>
    <style:style style:name="co16" style:family="table-column">
      <style:table-column-properties fo:break-before="auto" style:column-width="1.65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7cm" fo:break-before="auto" style:use-optimal-row-height="fals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40804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pha-2" table:style-name="ta1">
        <office:forms form:automatic-focus="false" form:apply-design-mode="false"/>
        <table:table-column table:style-name="co3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10" table:default-cell-style-name="ce16"/>
        <table:table-column table:style-name="co11" table:default-cell-style-name="Default"/>
        <table:table-column table:style-name="co9" table:default-cell-style-name="ce16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ce16"/>
        <table:table-row table:style-name="ro3">
          <table:table-cell table:style-name="ce14" office:value-type="string" calcext:value-type="string">
            <text:p>Code </text:p>
          </table:table-cell>
          <table:table-cell table:style-name="ce17" office:value-type="string" calcext:value-type="string">
            <text:p>Country name (using <text:a xlink:href="https://en.wikipedia.org/wiki/Letter_case#Title_case" xlink:type="simple">title case</text:a>) </text:p>
          </table:table-cell>
          <table:table-cell table:style-name="ce14" office:value-type="string" calcext:value-type="string">
            <text:p>Year </text:p>
          </table:table-cell>
          <table:table-cell table:style-name="ce14" office:value-type="string" calcext:value-type="string">
            <text:p>ccTLD </text:p>
          </table:table-cell>
          <table:table-cell table:style-name="ce17" office:value-type="string" calcext:value-type="string">
            <text:p>ISO 3166-2 </text:p>
          </table:table-cell>
          <table:table-cell table:style-name="ce17" office:value-type="string" calcext:value-type="string">
            <text:p>Notes </text:p>
          </table:table-cell>
          <table:table-cell table:style-name="ce14" office:value-type="string" calcext:value-type="string">
            <text:p>Alpha-3</text:p>
          </table:table-cell>
          <table:table-cell table:style-name="ce17" office:value-type="string" calcext:value-type="string">
            <text:p>numeric</text:p>
          </table:table-cell>
          <table:table-cell table:style-name="ce14" office:value-type="string" calcext:value-type="string">
            <text:p>IBAN</text:p>
          </table:table-cell>
          <table:table-cell table:style-name="ce17" office:value-type="string" calcext:value-type="string">
            <text:p>IBAN includes other countries/territories </text:p>
          </table:table-cell>
          <table:table-cell table:style-name="ce1" office:value-type="string" calcext:value-type="string">
            <text:p>Link<text:a xlink:href="https://www.ecbs.org/iban/" xlink:type="simple">ecbs.org</text:a></text:p>
          </table:table-cell>
          <table:table-cell table:style-name="ce1" office:value-type="string" calcext:value-type="string">
            <text:p>Bank identifier in BBAN</text:p>
          </table:table-cell>
          <table:table-cell table:style-name="ce18" office:value-type="string" calcext:value-type="string">
            <text:p>bankdata</text:p>
          </table:table-cell>
        </table:table-row>
        <table:table-row table:style-name="ro4">
          <table:table-cell table:style-name="ce9" office:value-type="string" calcext:value-type="string">
            <text:p>AD</text:p>
          </table:table-cell>
          <table:table-cell table:style-name="ce2" office:value-type="string" calcext:value-type="string">
            <text:p><text:a xlink:href="https://en.wikipedia.org/wiki/Andorra" xlink:type="simple">Andorr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d" xlink:type="simple">.ad</text:a></text:p>
          </table:table-cell>
          <table:table-cell table:style-name="ce2" office:value-type="string" calcext:value-type="string">
            <text:p><text:a xlink:href="https://en.wikipedia.org/wiki/ISO_3166-2:AD" xlink:type="simple">ISO 3166-2:AD</text:a></text:p>
          </table:table-cell>
          <table:table-cell table:style-name="ce11"/>
          <table:table-cell office:value-type="string" calcext:value-type="string">
            <text:p>AND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A €</text:p>
          </table:table-cell>
          <table:table-cell/>
          <table:table-cell office:value-type="string" calcext:value-type="string">
            <text:p><text:a xlink:href="https://www.ecbs.org/iban/andorra-bank-account-number.html" xlink:type="simple">ebcs.org</text:a></text:p>
          </table:table-cell>
          <table:table-cell office:value-type="string" calcext:value-type="string">
            <text:p>Positions 1-4, </text:p>
            <text:p>Branch identifier: positions 5-8 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style-name="ce9" office:value-type="string" calcext:value-type="string">
            <text:p>AE</text:p>
          </table:table-cell>
          <table:table-cell table:style-name="ce2" office:value-type="string" calcext:value-type="string">
            <text:p><text:a xlink:href="https://en.wikipedia.org/wiki/United_Arab_Emirates" xlink:type="simple">United Arab Emirat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e" xlink:type="simple">.ae</text:a></text:p>
          </table:table-cell>
          <table:table-cell table:style-name="ce2" office:value-type="string" calcext:value-type="string">
            <text:p><text:a xlink:href="https://en.wikipedia.org/wiki/ISO_3166-2:AE" xlink:type="simple">ISO 3166-2:AE</text:a></text:p>
          </table:table-cell>
          <table:table-cell table:style-name="ce11"/>
          <table:table-cell office:value-type="string" calcext:value-type="string">
            <text:p>ARE 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AF</text:p>
          </table:table-cell>
          <table:table-cell table:style-name="ce2" office:value-type="string" calcext:value-type="string">
            <text:p><text:a xlink:href="https://en.wikipedia.org/wiki/Afghanistan" xlink:type="simple">Afghanis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f" xlink:type="simple">.af</text:a></text:p>
          </table:table-cell>
          <table:table-cell table:style-name="ce2" office:value-type="string" calcext:value-type="string">
            <text:p><text:a xlink:href="https://en.wikipedia.org/wiki/ISO_3166-2:AF" xlink:type="simple">ISO 3166-2:AF</text:a></text:p>
          </table:table-cell>
          <table:table-cell table:style-name="ce11"/>
          <table:table-cell office:value-type="string" calcext:value-type="string">
            <text:p>AFG 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G</text:p>
          </table:table-cell>
          <table:table-cell table:style-name="ce2" office:value-type="string" calcext:value-type="string">
            <text:p><text:a xlink:href="https://en.wikipedia.org/wiki/Antigua_and_Barbuda" xlink:type="simple">Antigua and Barbu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g" xlink:type="simple">.ag</text:a></text:p>
          </table:table-cell>
          <table:table-cell table:style-name="ce2" office:value-type="string" calcext:value-type="string">
            <text:p><text:a xlink:href="https://en.wikipedia.org/wiki/ISO_3166-2:AG" xlink:type="simple">ISO 3166-2:AG</text:a></text:p>
          </table:table-cell>
          <table:table-cell table:style-name="ce11"/>
          <table:table-cell office:value-type="string" calcext:value-type="string">
            <text:p>ATG 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I</text:p>
          </table:table-cell>
          <table:table-cell table:style-name="ce2" office:value-type="string" calcext:value-type="string">
            <text:p><text:a xlink:href="https://en.wikipedia.org/wiki/Anguilla" xlink:type="simple">Anguilla</text:a></text:p>
          </table:table-cell>
          <table:table-cell table:style-name="ce9" office:value-type="float" office:value="1985" calcext:value-type="float">
            <text:p>1985</text:p>
          </table:table-cell>
          <table:table-cell table:style-name="ce9" office:value-type="string" calcext:value-type="string">
            <text:p><text:a xlink:href="https://en.wikipedia.org/wiki/.ai" xlink:type="simple">.ai</text:a></text:p>
          </table:table-cell>
          <table:table-cell table:style-name="ce2" office:value-type="string" calcext:value-type="string">
            <text:p><text:a xlink:href="https://en.wikipedia.org/wiki/ISO_3166-2:AI" xlink:type="simple">ISO 3166-2:AI</text:a></text:p>
          </table:table-cell>
          <table:table-cell table:style-name="ce2" office:value-type="string" calcext:value-type="string">
            <text:p>AI previously represented <text:a xlink:href="https://en.wikipedia.org/wiki/French_Territory_of_the_Afars_and_the_Issas" xlink:type="simple">French Afars and Issas</text:a> </text:p>
          </table:table-cell>
          <table:table-cell office:value-type="string" calcext:value-type="string">
            <text:p>AIA </text:p>
          </table:table-cell>
          <table:table-cell office:value-type="float" office:value="660" calcext:value-type="float">
            <text:p>66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AL</text:p>
          </table:table-cell>
          <table:table-cell table:style-name="ce2" office:value-type="string" calcext:value-type="string">
            <text:p><text:a xlink:href="https://en.wikipedia.org/wiki/Albania" xlink:type="simple">Alb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l" xlink:type="simple">.al</text:a></text:p>
          </table:table-cell>
          <table:table-cell table:style-name="ce2" office:value-type="string" calcext:value-type="string">
            <text:p><text:a xlink:href="https://en.wikipedia.org/wiki/ISO_3166-2:AL" xlink:type="simple">ISO 3166-2:AL</text:a></text:p>
          </table:table-cell>
          <table:table-cell table:style-name="ce11"/>
          <table:table-cell office:value-type="string" calcext:value-type="string">
            <text:p>ALB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AM</text:p>
          </table:table-cell>
          <table:table-cell table:style-name="ce2" office:value-type="string" calcext:value-type="string">
            <text:p><text:a xlink:href="https://en.wikipedia.org/wiki/Armenia" xlink:type="simple">Arme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am" xlink:type="simple">.am</text:a></text:p>
          </table:table-cell>
          <table:table-cell table:style-name="ce2" office:value-type="string" calcext:value-type="string">
            <text:p><text:a xlink:href="https://en.wikipedia.org/wiki/ISO_3166-2:AM" xlink:type="simple">ISO 3166-2:AM</text:a></text:p>
          </table:table-cell>
          <table:table-cell table:style-name="ce11"/>
          <table:table-cell office:value-type="string" calcext:value-type="string">
            <text:p>ARM 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O</text:p>
          </table:table-cell>
          <table:table-cell table:style-name="ce2" office:value-type="string" calcext:value-type="string">
            <text:p><text:a xlink:href="https://en.wikipedia.org/wiki/Angola" xlink:type="simple">Angol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o" xlink:type="simple">.ao</text:a></text:p>
          </table:table-cell>
          <table:table-cell table:style-name="ce2" office:value-type="string" calcext:value-type="string">
            <text:p><text:a xlink:href="https://en.wikipedia.org/wiki/ISO_3166-2:AO" xlink:type="simple">ISO 3166-2:AO</text:a></text:p>
          </table:table-cell>
          <table:table-cell table:style-name="ce11"/>
          <table:table-cell office:value-type="string" calcext:value-type="string">
            <text:p>AGO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AQ</text:p>
          </table:table-cell>
          <table:table-cell table:style-name="ce2" office:value-type="string" calcext:value-type="string">
            <text:p><text:a xlink:href="https://en.wikipedia.org/wiki/Antarctica" xlink:type="simple">Antarct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q" xlink:type="simple">.aq</text:a></text:p>
          </table:table-cell>
          <table:table-cell table:style-name="ce2" office:value-type="string" calcext:value-type="string">
            <text:p><text:a xlink:href="https://en.wikipedia.org/wiki/ISO_3166-2:AQ" xlink:type="simple">ISO 3166-2:AQ</text:a></text:p>
          </table:table-cell>
          <table:table-cell table:style-name="ce2" office:value-type="string" calcext:value-type="string">
            <text:p>Covers the territories south of <text:a xlink:href="https://en.wikipedia.org/wiki/60th_parallel_south" xlink:type="simple">60° south latitude</text:a></text:p>
            <text:p>Code taken from name in <text:a xlink:href="https://en.wikipedia.org/wiki/French_language" xlink:type="simple">French</text:a>: Antarctique </text:p>
          </table:table-cell>
          <table:table-cell office:value-type="string" calcext:value-type="string">
            <text:p>ATA 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R</text:p>
          </table:table-cell>
          <table:table-cell table:style-name="ce2" office:value-type="string" calcext:value-type="string">
            <text:p><text:a xlink:href="https://en.wikipedia.org/wiki/Argentina" xlink:type="simple">Argent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r" xlink:type="simple">.ar</text:a></text:p>
          </table:table-cell>
          <table:table-cell table:style-name="ce2" office:value-type="string" calcext:value-type="string">
            <text:p><text:a xlink:href="https://en.wikipedia.org/wiki/ISO_3166-2:AR" xlink:type="simple">ISO 3166-2:AR</text:a></text:p>
          </table:table-cell>
          <table:table-cell table:style-name="ce11"/>
          <table:table-cell office:value-type="string" calcext:value-type="string">
            <text:p>ARG 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S</text:p>
          </table:table-cell>
          <table:table-cell table:style-name="ce2" office:value-type="string" calcext:value-type="string">
            <text:p><text:a xlink:href="https://en.wikipedia.org/wiki/American_Samoa" xlink:type="simple">American Samo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s" xlink:type="simple">.as</text:a></text:p>
          </table:table-cell>
          <table:table-cell table:style-name="ce2" office:value-type="string" calcext:value-type="string">
            <text:p><text:a xlink:href="https://en.wikipedia.org/wiki/ISO_3166-2:AS" xlink:type="simple">ISO 3166-2:AS</text:a></text:p>
          </table:table-cell>
          <table:table-cell table:style-name="ce11"/>
          <table:table-cell office:value-type="string" calcext:value-type="string">
            <text:p>ASM 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AT</text:p>
          </table:table-cell>
          <table:table-cell table:style-name="ce2" office:value-type="string" calcext:value-type="string">
            <text:p><text:a xlink:href="https://en.wikipedia.org/wiki/Austria" xlink:type="simple">Aust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t" xlink:type="simple">.at</text:a></text:p>
          </table:table-cell>
          <table:table-cell table:style-name="ce2" office:value-type="string" calcext:value-type="string">
            <text:p><text:a xlink:href="https://en.wikipedia.org/wiki/ISO_3166-2:AT" xlink:type="simple">ISO 3166-2:AT</text:a></text:p>
          </table:table-cell>
          <table:table-cell table:style-name="ce11"/>
          <table:table-cell office:value-type="string" calcext:value-type="string">
            <text:p>AUT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A €</text:p>
          </table:table-cell>
          <table:table-cell/>
          <table:table-cell office:value-type="string" calcext:value-type="string">
            <text:p><text:a xlink:href="https://www.ecbs.org/iban/austria-bank-account-number.html" xlink:type="simple">ecbs.org</text:a></text:p>
          </table:table-cell>
          <table:table-cell office:value-type="string" calcext:value-type="string">
            <text:p>Positions 1-5</text:p>
          </table:table-cell>
          <table:table-cell office:value-type="string" calcext:value-type="string">
            <text:p>y</text:p>
          </table:table-cell>
        </table:table-row>
        <table:table-row table:style-name="ro2" table:visibility="filter">
          <table:table-cell table:style-name="ce9" office:value-type="string" calcext:value-type="string">
            <text:p>AU</text:p>
          </table:table-cell>
          <table:table-cell table:style-name="ce2" office:value-type="string" calcext:value-type="string">
            <text:p><text:a xlink:href="https://en.wikipedia.org/wiki/Australia" xlink:type="simple">Austra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au" xlink:type="simple">.au</text:a></text:p>
          </table:table-cell>
          <table:table-cell table:style-name="ce2" office:value-type="string" calcext:value-type="string">
            <text:p><text:a xlink:href="https://en.wikipedia.org/wiki/ISO_3166-2:AU" xlink:type="simple">ISO 3166-2:AU</text:a></text:p>
          </table:table-cell>
          <table:table-cell table:style-name="ce2" office:value-type="string" calcext:value-type="string">
            <text:p>Includes the <text:a xlink:href="https://en.wikipedia.org/wiki/Ashmore_and_Cartier_Islands" xlink:type="simple">Ashmore and Cartier Islands</text:a> and the <text:a xlink:href="https://en.wikipedia.org/wiki/Coral_Sea_Islands" xlink:type="simple">Coral Sea Islands</text:a> </text:p>
          </table:table-cell>
          <table:table-cell office:value-type="string" calcext:value-type="string">
            <text:p>AUS 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W</text:p>
          </table:table-cell>
          <table:table-cell table:style-name="ce2" office:value-type="string" calcext:value-type="string">
            <text:p><text:a xlink:href="https://en.wikipedia.org/wiki/Aruba" xlink:type="simple">Aruba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aw" xlink:type="simple">.aw</text:a></text:p>
          </table:table-cell>
          <table:table-cell table:style-name="ce2" office:value-type="string" calcext:value-type="string">
            <text:p><text:a xlink:href="https://en.wikipedia.org/wiki/ISO_3166-2:AW" xlink:type="simple">ISO 3166-2:AW</text:a></text:p>
          </table:table-cell>
          <table:table-cell table:style-name="ce11"/>
          <table:table-cell office:value-type="string" calcext:value-type="string">
            <text:p>ABW </text:p>
          </table:table-cell>
          <table:table-cell office:value-type="float" office:value="533" calcext:value-type="float">
            <text:p>533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AX</text:p>
          </table:table-cell>
          <table:table-cell table:style-name="ce2" office:value-type="string" calcext:value-type="string">
            <text:p><text:a xlink:href="https://en.wikipedia.org/wiki/Åland_Islands" xlink:type="simple">Åland Islands</text:a></text:p>
          </table:table-cell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<text:a xlink:href="https://en.wikipedia.org/wiki/.ax" xlink:type="simple">.ax</text:a></text:p>
          </table:table-cell>
          <table:table-cell table:style-name="ce2" office:value-type="string" calcext:value-type="string">
            <text:p><text:a xlink:href="https://en.wikipedia.org/wiki/ISO_3166-2:AX" xlink:type="simple">ISO 3166-2:AX</text:a></text:p>
          </table:table-cell>
          <table:table-cell table:style-name="ce2" office:value-type="string" calcext:value-type="string">
            <text:p>An autonomous province of <text:a xlink:href="https://en.wikipedia.org/wiki/Finland" xlink:type="simple">Finland</text:a> </text:p>
          </table:table-cell>
          <table:table-cell office:value-type="string" calcext:value-type="string">
            <text:p>ALA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EPA FI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AZ</text:p>
          </table:table-cell>
          <table:table-cell table:style-name="ce2" office:value-type="string" calcext:value-type="string">
            <text:p><text:a xlink:href="https://en.wikipedia.org/wiki/Azerbaijan" xlink:type="simple">Azerbaij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az" xlink:type="simple">.az</text:a></text:p>
          </table:table-cell>
          <table:table-cell table:style-name="ce2" office:value-type="string" calcext:value-type="string">
            <text:p><text:a xlink:href="https://en.wikipedia.org/wiki/ISO_3166-2:AZ" xlink:type="simple">ISO 3166-2:AZ</text:a></text:p>
          </table:table-cell>
          <table:table-cell table:style-name="ce11"/>
          <table:table-cell office:value-type="string" calcext:value-type="string">
            <text:p>AZE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BA</text:p>
          </table:table-cell>
          <table:table-cell table:style-name="ce2" office:value-type="string" calcext:value-type="string">
            <text:p><text:a xlink:href="https://en.wikipedia.org/wiki/Bosnia_and_Herzegovina" xlink:type="simple">Bosnia and Herzegovin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ba" xlink:type="simple">.ba</text:a></text:p>
          </table:table-cell>
          <table:table-cell table:style-name="ce2" office:value-type="string" calcext:value-type="string">
            <text:p><text:a xlink:href="https://en.wikipedia.org/wiki/ISO_3166-2:BA" xlink:type="simple">ISO 3166-2:BA</text:a></text:p>
          </table:table-cell>
          <table:table-cell table:style-name="ce11"/>
          <table:table-cell office:value-type="string" calcext:value-type="string">
            <text:p>BIH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B</text:p>
          </table:table-cell>
          <table:table-cell table:style-name="ce2" office:value-type="string" calcext:value-type="string">
            <text:p><text:a xlink:href="https://en.wikipedia.org/wiki/Barbados" xlink:type="simple">Barbado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b" xlink:type="simple">.bb</text:a></text:p>
          </table:table-cell>
          <table:table-cell table:style-name="ce2" office:value-type="string" calcext:value-type="string">
            <text:p><text:a xlink:href="https://en.wikipedia.org/wiki/ISO_3166-2:BB" xlink:type="simple">ISO 3166-2:BB</text:a></text:p>
          </table:table-cell>
          <table:table-cell table:style-name="ce11"/>
          <table:table-cell office:value-type="string" calcext:value-type="string">
            <text:p>BRB 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D</text:p>
          </table:table-cell>
          <table:table-cell table:style-name="ce2" office:value-type="string" calcext:value-type="string">
            <text:p><text:a xlink:href="https://en.wikipedia.org/wiki/Bangladesh" xlink:type="simple">Bangladesh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d" xlink:type="simple">.bd</text:a></text:p>
          </table:table-cell>
          <table:table-cell table:style-name="ce2" office:value-type="string" calcext:value-type="string">
            <text:p><text:a xlink:href="https://en.wikipedia.org/wiki/ISO_3166-2:BD" xlink:type="simple">ISO 3166-2:BD</text:a></text:p>
          </table:table-cell>
          <table:table-cell table:style-name="ce11"/>
          <table:table-cell office:value-type="string" calcext:value-type="string">
            <text:p>BGD 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BE</text:p>
          </table:table-cell>
          <table:table-cell table:style-name="ce2" office:value-type="string" calcext:value-type="string">
            <text:p><text:a xlink:href="https://en.wikipedia.org/wiki/Belgium" xlink:type="simple">Belgiu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e" xlink:type="simple">.be</text:a></text:p>
          </table:table-cell>
          <table:table-cell table:style-name="ce2" office:value-type="string" calcext:value-type="string">
            <text:p><text:a xlink:href="https://en.wikipedia.org/wiki/ISO_3166-2:BE" xlink:type="simple">ISO 3166-2:BE</text:a></text:p>
          </table:table-cell>
          <table:table-cell table:style-name="ce11"/>
          <table:table-cell office:value-type="string" calcext:value-type="string">
            <text:p>BE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F</text:p>
          </table:table-cell>
          <table:table-cell table:style-name="ce2" office:value-type="string" calcext:value-type="string">
            <text:p><text:a xlink:href="https://en.wikipedia.org/wiki/Burkina_Faso" xlink:type="simple">Burkina Faso</text:a></text:p>
          </table:table-cell>
          <table:table-cell table:style-name="ce9" office:value-type="float" office:value="1984" calcext:value-type="float">
            <text:p>1984</text:p>
          </table:table-cell>
          <table:table-cell table:style-name="ce9" office:value-type="string" calcext:value-type="string">
            <text:p><text:a xlink:href="https://en.wikipedia.org/wiki/.bf" xlink:type="simple">.bf</text:a></text:p>
          </table:table-cell>
          <table:table-cell table:style-name="ce2" office:value-type="string" calcext:value-type="string">
            <text:p><text:a xlink:href="https://en.wikipedia.org/wiki/ISO_3166-2:BF" xlink:type="simple">ISO 3166-2:BF</text:a></text:p>
          </table:table-cell>
          <table:table-cell table:style-name="ce2" office:value-type="string" calcext:value-type="string">
            <text:p>Name changed from <text:a xlink:href="https://en.wikipedia.org/wiki/Republic_of_Upper_Volta" xlink:type="simple">Upper Volta</text:a> (HV) </text:p>
          </table:table-cell>
          <table:table-cell office:value-type="string" calcext:value-type="string">
            <text:p>BFA 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4">
          <table:table-cell table:style-name="ce9" office:value-type="string" calcext:value-type="string">
            <text:p>BG</text:p>
          </table:table-cell>
          <table:table-cell table:style-name="ce2" office:value-type="string" calcext:value-type="string">
            <text:p><text:a xlink:href="https://en.wikipedia.org/wiki/Bulgaria" xlink:type="simple">Bulga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g" xlink:type="simple">.bg</text:a></text:p>
          </table:table-cell>
          <table:table-cell table:style-name="ce2" office:value-type="string" calcext:value-type="string">
            <text:p><text:a xlink:href="https://en.wikipedia.org/wiki/ISO_3166-2:BG" xlink:type="simple">ISO 3166-2:BG</text:a></text:p>
          </table:table-cell>
          <table:table-cell table:style-name="ce11"/>
          <table:table-cell office:value-type="string" calcext:value-type="string">
            <text:p>BGR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PA</text:p>
          </table:table-cell>
          <table:table-cell/>
          <table:table-cell office:value-type="string" calcext:value-type="string">
            <text:p><text:a xlink:href="https://www.ecbs.org/iban/bulgaria-bank-account-number.html" xlink:type="simple">ecbs.org</text:a></text:p>
          </table:table-cell>
          <table:table-cell office:value-type="string" calcext:value-type="string">
            <text:p>Positions 1-4, </text:p>
            <text:p>Branch identifier positions: 5-8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style-name="ce9" office:value-type="string" calcext:value-type="string">
            <text:p>BH</text:p>
          </table:table-cell>
          <table:table-cell table:style-name="ce2" office:value-type="string" calcext:value-type="string">
            <text:p><text:a xlink:href="https://en.wikipedia.org/wiki/Bahrain" xlink:type="simple">Bahra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h" xlink:type="simple">.bh</text:a></text:p>
          </table:table-cell>
          <table:table-cell table:style-name="ce2" office:value-type="string" calcext:value-type="string">
            <text:p><text:a xlink:href="https://en.wikipedia.org/wiki/ISO_3166-2:BH" xlink:type="simple">ISO 3166-2:BH</text:a></text:p>
          </table:table-cell>
          <table:table-cell table:style-name="ce11"/>
          <table:table-cell office:value-type="string" calcext:value-type="string">
            <text:p>BHR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I</text:p>
          </table:table-cell>
          <table:table-cell table:style-name="ce2" office:value-type="string" calcext:value-type="string">
            <text:p><text:a xlink:href="https://en.wikipedia.org/wiki/Burundi" xlink:type="simple">Burund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i" xlink:type="simple">.bi</text:a></text:p>
          </table:table-cell>
          <table:table-cell table:style-name="ce2" office:value-type="string" calcext:value-type="string">
            <text:p><text:a xlink:href="https://en.wikipedia.org/wiki/ISO_3166-2:BI" xlink:type="simple">ISO 3166-2:BI</text:a></text:p>
          </table:table-cell>
          <table:table-cell table:style-name="ce11"/>
          <table:table-cell office:value-type="string" calcext:value-type="string">
            <text:p>BDI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J</text:p>
          </table:table-cell>
          <table:table-cell table:style-name="ce2" office:value-type="string" calcext:value-type="string">
            <text:p><text:a xlink:href="https://en.wikipedia.org/wiki/Benin" xlink:type="simple">Benin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bj" xlink:type="simple">.bj</text:a></text:p>
          </table:table-cell>
          <table:table-cell table:style-name="ce2" office:value-type="string" calcext:value-type="string">
            <text:p><text:a xlink:href="https://en.wikipedia.org/wiki/ISO_3166-2:BJ" xlink:type="simple">ISO 3166-2:BJ</text:a></text:p>
          </table:table-cell>
          <table:table-cell table:style-name="ce2" office:value-type="string" calcext:value-type="string">
            <text:p>Name changed from <text:a xlink:href="https://en.wikipedia.org/wiki/Republic_of_Dahomey" xlink:type="simple">Dahomey</text:a> (DY) </text:p>
          </table:table-cell>
          <table:table-cell office:value-type="string" calcext:value-type="string">
            <text:p>BEN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L</text:p>
          </table:table-cell>
          <table:table-cell table:style-name="ce2" office:value-type="string" calcext:value-type="string">
            <text:p><text:a xlink:href="https://en.wikipedia.org/wiki/Saint_Barthélemy" xlink:type="simple">Saint Barthélemy</text:a>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string" calcext:value-type="string">
            <text:p><text:a xlink:href="https://en.wikipedia.org/wiki/.bl" xlink:type="simple">.bl</text:a></text:p>
          </table:table-cell>
          <table:table-cell table:style-name="ce2" office:value-type="string" calcext:value-type="string">
            <text:p><text:a xlink:href="https://en.wikipedia.org/wiki/ISO_3166-2:BL" xlink:type="simple">ISO 3166-2:BL</text:a></text:p>
          </table:table-cell>
          <table:table-cell table:style-name="ce11"/>
          <table:table-cell office:value-type="string" calcext:value-type="string">
            <text:p>BLM 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M</text:p>
          </table:table-cell>
          <table:table-cell table:style-name="ce2" office:value-type="string" calcext:value-type="string">
            <text:p><text:a xlink:href="https://en.wikipedia.org/wiki/Bermuda" xlink:type="simple">Bermu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m" xlink:type="simple">.bm</text:a></text:p>
          </table:table-cell>
          <table:table-cell table:style-name="ce2" office:value-type="string" calcext:value-type="string">
            <text:p><text:a xlink:href="https://en.wikipedia.org/wiki/ISO_3166-2:BM" xlink:type="simple">ISO 3166-2:BM</text:a></text:p>
          </table:table-cell>
          <table:table-cell table:style-name="ce11"/>
          <table:table-cell office:value-type="string" calcext:value-type="string">
            <text:p>BMU 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N</text:p>
          </table:table-cell>
          <table:table-cell table:style-name="ce2" office:value-type="string" calcext:value-type="string">
            <text:p><text:a xlink:href="https://en.wikipedia.org/wiki/Brunei" xlink:type="simple">Brunei Darussal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n" xlink:type="simple">.bn</text:a></text:p>
          </table:table-cell>
          <table:table-cell table:style-name="ce2" office:value-type="string" calcext:value-type="string">
            <text:p><text:a xlink:href="https://en.wikipedia.org/wiki/ISO_3166-2:BN" xlink:type="simple">ISO 3166-2:BN</text:a></text:p>
          </table:table-cell>
          <table:table-cell table:style-name="ce2" office:value-type="string" calcext:value-type="string">
            <text:p>ISO country name follows UN designation (common name: Brunei) </text:p>
          </table:table-cell>
          <table:table-cell office:value-type="string" calcext:value-type="string">
            <text:p>BRN 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BO</text:p>
          </table:table-cell>
          <table:table-cell table:style-name="ce2" office:value-type="string" calcext:value-type="string">
            <text:p><text:a xlink:href="https://en.wikipedia.org/wiki/Bolivia" xlink:type="simple">Bolivia (Plurinational State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o" xlink:type="simple">.bo</text:a></text:p>
          </table:table-cell>
          <table:table-cell table:style-name="ce2" office:value-type="string" calcext:value-type="string">
            <text:p><text:a xlink:href="https://en.wikipedia.org/wiki/ISO_3166-2:BO" xlink:type="simple">ISO 3166-2:BO</text:a></text:p>
          </table:table-cell>
          <table:table-cell table:style-name="ce2" office:value-type="string" calcext:value-type="string">
            <text:p>ISO country name follows UN designation (common name and previous ISO country name: Bolivia) </text:p>
          </table:table-cell>
          <table:table-cell office:value-type="string" calcext:value-type="string">
            <text:p>BOL 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table:style-name="Default"/>
        </table:table-row>
        <table:table-row table:style-name="ro5" table:visibility="filter">
          <table:table-cell table:style-name="ce9" office:value-type="string" calcext:value-type="string">
            <text:p>BQ</text:p>
          </table:table-cell>
          <table:table-cell table:style-name="ce2" office:value-type="string" calcext:value-type="string">
            <text:p><text:a xlink:href="https://en.wikipedia.org/wiki/Caribbean_Netherlands" xlink:type="simple">Bonaire, Sint Eustatius and Saba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bq" xlink:type="simple">.bq</text:a></text:p>
          </table:table-cell>
          <table:table-cell table:style-name="ce2" office:value-type="string" calcext:value-type="string">
            <text:p><text:a xlink:href="https://en.wikipedia.org/wiki/ISO_3166-2:BQ" xlink:type="simple">ISO 3166-2:BQ</text:a></text:p>
          </table:table-cell>
          <table:table-cell table:style-name="ce2" office:value-type="string" calcext:value-type="string">
            <text:p>Consists of three Caribbean "<text:a xlink:href="https://en.wikipedia.org/wiki/Public_body_(Netherlands)" xlink:type="simple">special municipalities</text:a>", which are part of the <text:a xlink:href="https://en.wikipedia.org/wiki/Netherlands" xlink:type="simple">Netherlands</text:a> proper: <text:a xlink:href="https://en.wikipedia.org/wiki/Bonaire" xlink:type="simple">Bonaire</text:a>, <text:a xlink:href="https://en.wikipedia.org/wiki/Sint_Eustatius" xlink:type="simple">Sint Eustatius</text:a>, and <text:a xlink:href="https://en.wikipedia.org/wiki/Saba" xlink:type="simple">Saba</text:a> (the BES Islands)</text:p>
            <text:p>Previous ISO country name: Bonaire, Saint Eustatius and Saba</text:p>
            <text:p>BQ previously represented <text:a xlink:href="https://en.wikipedia.org/wiki/British_Antarctic_Territory" xlink:type="simple">British Antarctic Territory</text:a> </text:p>
          </table:table-cell>
          <table:table-cell office:value-type="string" calcext:value-type="string">
            <text:p>BES </text:p>
          </table:table-cell>
          <table:table-cell office:value-type="float" office:value="535" calcext:value-type="float">
            <text:p>535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BR</text:p>
          </table:table-cell>
          <table:table-cell table:style-name="ce2" office:value-type="string" calcext:value-type="string">
            <text:p><text:a xlink:href="https://en.wikipedia.org/wiki/Brazil" xlink:type="simple">Brazi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r" xlink:type="simple">.br</text:a></text:p>
          </table:table-cell>
          <table:table-cell table:style-name="ce2" office:value-type="string" calcext:value-type="string">
            <text:p><text:a xlink:href="https://en.wikipedia.org/wiki/ISO_3166-2:BR" xlink:type="simple">ISO 3166-2:BR</text:a></text:p>
          </table:table-cell>
          <table:table-cell table:style-name="ce11"/>
          <table:table-cell office:value-type="string" calcext:value-type="string">
            <text:p>BR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S</text:p>
          </table:table-cell>
          <table:table-cell table:style-name="ce2" office:value-type="string" calcext:value-type="string">
            <text:p><text:a xlink:href="https://en.wikipedia.org/wiki/The_Bahamas" xlink:type="simple">Bahama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s" xlink:type="simple">.bs</text:a></text:p>
          </table:table-cell>
          <table:table-cell table:style-name="ce2" office:value-type="string" calcext:value-type="string">
            <text:p><text:a xlink:href="https://en.wikipedia.org/wiki/ISO_3166-2:BS" xlink:type="simple">ISO 3166-2:BS</text:a></text:p>
          </table:table-cell>
          <table:table-cell table:style-name="ce11"/>
          <table:table-cell office:value-type="string" calcext:value-type="string">
            <text:p>BHS 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T</text:p>
          </table:table-cell>
          <table:table-cell table:style-name="ce2" office:value-type="string" calcext:value-type="string">
            <text:p><text:a xlink:href="https://en.wikipedia.org/wiki/Bhutan" xlink:type="simple">Bhu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t" xlink:type="simple">.bt</text:a></text:p>
          </table:table-cell>
          <table:table-cell table:style-name="ce2" office:value-type="string" calcext:value-type="string">
            <text:p><text:a xlink:href="https://en.wikipedia.org/wiki/ISO_3166-2:BT" xlink:type="simple">ISO 3166-2:BT</text:a></text:p>
          </table:table-cell>
          <table:table-cell table:style-name="ce11"/>
          <table:table-cell office:value-type="string" calcext:value-type="string">
            <text:p>BTN 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V</text:p>
          </table:table-cell>
          <table:table-cell table:style-name="ce2" office:value-type="string" calcext:value-type="string">
            <text:p><text:a xlink:href="https://en.wikipedia.org/wiki/Bouvet_Island" xlink:type="simple">Bouvet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v" xlink:type="simple">.bv</text:a></text:p>
          </table:table-cell>
          <table:table-cell table:style-name="ce2" office:value-type="string" calcext:value-type="string">
            <text:p><text:a xlink:href="https://en.wikipedia.org/wiki/ISO_3166-2:BV" xlink:type="simple">ISO 3166-2:BV</text:a></text:p>
          </table:table-cell>
          <table:table-cell table:style-name="ce2" office:value-type="string" calcext:value-type="string">
            <text:p>Belongs to Norway </text:p>
          </table:table-cell>
          <table:table-cell office:value-type="string" calcext:value-type="string">
            <text:p>BVT 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BW</text:p>
          </table:table-cell>
          <table:table-cell table:style-name="ce2" office:value-type="string" calcext:value-type="string">
            <text:p><text:a xlink:href="https://en.wikipedia.org/wiki/Botswana" xlink:type="simple">Botsw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w" xlink:type="simple">.bw</text:a></text:p>
          </table:table-cell>
          <table:table-cell table:style-name="ce2" office:value-type="string" calcext:value-type="string">
            <text:p><text:a xlink:href="https://en.wikipedia.org/wiki/ISO_3166-2:BW" xlink:type="simple">ISO 3166-2:BW</text:a></text:p>
          </table:table-cell>
          <table:table-cell table:style-name="ce11"/>
          <table:table-cell office:value-type="string" calcext:value-type="string">
            <text:p>BWA 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Default"/>
        </table:table-row>
        <table:table-row table:style-name="ro6">
          <table:table-cell table:style-name="ce9" office:value-type="string" calcext:value-type="string">
            <text:p>BY</text:p>
          </table:table-cell>
          <table:table-cell table:style-name="ce2" office:value-type="string" calcext:value-type="string">
            <text:p><text:a xlink:href="https://en.wikipedia.org/wiki/Belarus" xlink:type="simple">Belar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y" xlink:type="simple">.by</text:a></text:p>
          </table:table-cell>
          <table:table-cell table:style-name="ce2" office:value-type="string" calcext:value-type="string">
            <text:p><text:a xlink:href="https://en.wikipedia.org/wiki/ISO_3166-2:BY" xlink:type="simple">ISO 3166-2:BY</text:a></text:p>
          </table:table-cell>
          <table:table-cell table:style-name="ce2" office:value-type="string" calcext:value-type="string">
            <text:p>Code taken from previous ISO country name: <text:a xlink:href="https://en.wikipedia.org/wiki/Byelorussian_Soviet_Socialist_Republic" xlink:type="simple">Byelorussian SSR</text:a> (now assigned <text:a xlink:href="https://en.wikipedia.org/wiki/ISO_3166-3" xlink:type="simple">ISO 3166-3</text:a> code <text:a xlink:href="https://en.wikipedia.org/wiki/ISO_3166-3#BYAA" xlink:type="simple">BYAA</text:a>)</text:p>
            <text:p>Code assigned as the country was already a UN member since 1945<text:a xlink:href="https://en.wikipedia.org/wiki/ISO_3166-1_alpha-2#cite_note-bulletin-14" xlink:type="simple">[14]</text:a> </text:p>
          </table:table-cell>
          <table:table-cell office:value-type="string" calcext:value-type="string">
            <text:p>BLR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BZ</text:p>
          </table:table-cell>
          <table:table-cell table:style-name="ce2" office:value-type="string" calcext:value-type="string">
            <text:p><text:a xlink:href="https://en.wikipedia.org/wiki/Belize" xlink:type="simple">Beliz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bz" xlink:type="simple">.bz</text:a></text:p>
          </table:table-cell>
          <table:table-cell table:style-name="ce2" office:value-type="string" calcext:value-type="string">
            <text:p><text:a xlink:href="https://en.wikipedia.org/wiki/ISO_3166-2:BZ" xlink:type="simple">ISO 3166-2:BZ</text:a></text:p>
          </table:table-cell>
          <table:table-cell table:style-name="ce11"/>
          <table:table-cell office:value-type="string" calcext:value-type="string">
            <text:p>BLZ 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A</text:p>
          </table:table-cell>
          <table:table-cell table:style-name="ce2" office:value-type="string" calcext:value-type="string">
            <text:p><text:a xlink:href="https://en.wikipedia.org/wiki/Canada" xlink:type="simple">Cana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a" xlink:type="simple">.ca</text:a></text:p>
          </table:table-cell>
          <table:table-cell table:style-name="ce2" office:value-type="string" calcext:value-type="string">
            <text:p><text:a xlink:href="https://en.wikipedia.org/wiki/ISO_3166-2:CA" xlink:type="simple">ISO 3166-2:CA</text:a></text:p>
          </table:table-cell>
          <table:table-cell table:style-name="ce11"/>
          <table:table-cell office:value-type="string" calcext:value-type="string">
            <text:p>CAN 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C</text:p>
          </table:table-cell>
          <table:table-cell table:style-name="ce2" office:value-type="string" calcext:value-type="string">
            <text:p><text:a xlink:href="https://en.wikipedia.org/wiki/Cocos_(Keeling)_Islands" xlink:type="simple">Cocos (Keeling)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c" xlink:type="simple">.cc</text:a></text:p>
          </table:table-cell>
          <table:table-cell table:style-name="ce2" office:value-type="string" calcext:value-type="string">
            <text:p><text:a xlink:href="https://en.wikipedia.org/wiki/ISO_3166-2:CC" xlink:type="simple">ISO 3166-2:CC</text:a></text:p>
          </table:table-cell>
          <table:table-cell table:style-name="ce11"/>
          <table:table-cell office:value-type="string" calcext:value-type="string">
            <text:p>CCK 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D</text:p>
          </table:table-cell>
          <table:table-cell table:style-name="ce2" office:value-type="string" calcext:value-type="string">
            <text:p><text:a xlink:href="https://en.wikipedia.org/wiki/Democratic_Republic_of_the_Congo" xlink:type="simple">Congo, Democratic Republic of the</text:a></text:p>
          </table:table-cell>
          <table:table-cell table:style-name="ce9" office:value-type="float" office:value="1997" calcext:value-type="float">
            <text:p>1997</text:p>
          </table:table-cell>
          <table:table-cell table:style-name="ce9" office:value-type="string" calcext:value-type="string">
            <text:p><text:a xlink:href="https://en.wikipedia.org/wiki/.cd" xlink:type="simple">.cd</text:a></text:p>
          </table:table-cell>
          <table:table-cell table:style-name="ce2" office:value-type="string" calcext:value-type="string">
            <text:p><text:a xlink:href="https://en.wikipedia.org/wiki/ISO_3166-2:CD" xlink:type="simple">ISO 3166-2:CD</text:a></text:p>
          </table:table-cell>
          <table:table-cell table:style-name="ce2" office:value-type="string" calcext:value-type="string">
            <text:p>Name changed from <text:a xlink:href="https://en.wikipedia.org/wiki/Zaire" xlink:type="simple">Zaire</text:a> (ZR) </text:p>
          </table:table-cell>
          <table:table-cell office:value-type="string" calcext:value-type="string">
            <text:p>COD 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F</text:p>
          </table:table-cell>
          <table:table-cell table:style-name="ce2" office:value-type="string" calcext:value-type="string">
            <text:p><text:a xlink:href="https://en.wikipedia.org/wiki/Central_African_Republic" xlink:type="simple">Central African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f" xlink:type="simple">.cf</text:a></text:p>
          </table:table-cell>
          <table:table-cell table:style-name="ce2" office:value-type="string" calcext:value-type="string">
            <text:p><text:a xlink:href="https://en.wikipedia.org/wiki/ISO_3166-2:CF" xlink:type="simple">ISO 3166-2:CF</text:a></text:p>
          </table:table-cell>
          <table:table-cell table:style-name="ce11"/>
          <table:table-cell office:value-type="string" calcext:value-type="string">
            <text:p>CAF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G</text:p>
          </table:table-cell>
          <table:table-cell table:style-name="ce2" office:value-type="string" calcext:value-type="string">
            <text:p><text:a xlink:href="https://en.wikipedia.org/wiki/Republic_of_the_Congo" xlink:type="simple">Con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g" xlink:type="simple">.cg</text:a></text:p>
          </table:table-cell>
          <table:table-cell table:style-name="ce2" office:value-type="string" calcext:value-type="string">
            <text:p><text:a xlink:href="https://en.wikipedia.org/wiki/ISO_3166-2:CG" xlink:type="simple">ISO 3166-2:CG</text:a></text:p>
          </table:table-cell>
          <table:table-cell table:style-name="ce11"/>
          <table:table-cell office:value-type="string" calcext:value-type="string">
            <text:p>COG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CH</text:p>
          </table:table-cell>
          <table:table-cell table:style-name="ce2" office:value-type="string" calcext:value-type="string">
            <text:p><text:a xlink:href="https://en.wikipedia.org/wiki/Switzerland" xlink:type="simple">Switzer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h" xlink:type="simple">.ch</text:a></text:p>
          </table:table-cell>
          <table:table-cell table:style-name="ce2" office:value-type="string" calcext:value-type="string">
            <text:p><text:a xlink:href="https://en.wikipedia.org/wiki/ISO_3166-2:CH" xlink:type="simple">ISO 3166-2:CH</text:a></text:p>
          </table:table-cell>
          <table:table-cell table:style-name="ce2" office:value-type="string" calcext:value-type="string">
            <text:p>Code taken from name in <text:a xlink:href="https://en.wikipedia.org/wiki/Latin_language" xlink:type="simple">Latin</text:a>: Confoederatio Helvetica </text:p>
          </table:table-cell>
          <table:table-cell office:value-type="string" calcext:value-type="string">
            <text:p>CHE 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CI</text:p>
          </table:table-cell>
          <table:table-cell table:style-name="ce2" office:value-type="string" calcext:value-type="string">
            <text:p><text:a xlink:href="https://en.wikipedia.org/wiki/Ivory_Coast" xlink:type="simple">Côte d'Ivoir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i" xlink:type="simple">.ci</text:a></text:p>
          </table:table-cell>
          <table:table-cell table:style-name="ce2" office:value-type="string" calcext:value-type="string">
            <text:p><text:a xlink:href="https://en.wikipedia.org/wiki/ISO_3166-2:CI" xlink:type="simple">ISO 3166-2:CI</text:a></text:p>
          </table:table-cell>
          <table:table-cell table:style-name="ce2" office:value-type="string" calcext:value-type="string">
            <text:p>ISO country name follows UN designation (common name: Ivory Coast) </text:p>
          </table:table-cell>
          <table:table-cell office:value-type="string" calcext:value-type="string">
            <text:p>CIV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K</text:p>
          </table:table-cell>
          <table:table-cell table:style-name="ce2" office:value-type="string" calcext:value-type="string">
            <text:p><text:a xlink:href="https://en.wikipedia.org/wiki/Cook_Islands" xlink:type="simple">Cook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k" xlink:type="simple">.ck</text:a></text:p>
          </table:table-cell>
          <table:table-cell table:style-name="ce2" office:value-type="string" calcext:value-type="string">
            <text:p><text:a xlink:href="https://en.wikipedia.org/wiki/ISO_3166-2:CK" xlink:type="simple">ISO 3166-2:CK</text:a></text:p>
          </table:table-cell>
          <table:table-cell table:style-name="ce11"/>
          <table:table-cell office:value-type="string" calcext:value-type="string">
            <text:p>COK 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L</text:p>
          </table:table-cell>
          <table:table-cell table:style-name="ce2" office:value-type="string" calcext:value-type="string">
            <text:p><text:a xlink:href="https://en.wikipedia.org/wiki/Chile" xlink:type="simple">Chil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l" xlink:type="simple">.cl</text:a></text:p>
          </table:table-cell>
          <table:table-cell table:style-name="ce2" office:value-type="string" calcext:value-type="string">
            <text:p><text:a xlink:href="https://en.wikipedia.org/wiki/ISO_3166-2:CL" xlink:type="simple">ISO 3166-2:CL</text:a></text:p>
          </table:table-cell>
          <table:table-cell table:style-name="ce11"/>
          <table:table-cell office:value-type="string" calcext:value-type="string">
            <text:p>CHL 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M</text:p>
          </table:table-cell>
          <table:table-cell table:style-name="ce2" office:value-type="string" calcext:value-type="string">
            <text:p><text:a xlink:href="https://en.wikipedia.org/wiki/Cameroon" xlink:type="simple">Camero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m" xlink:type="simple">.cm</text:a></text:p>
          </table:table-cell>
          <table:table-cell table:style-name="ce2" office:value-type="string" calcext:value-type="string">
            <text:p><text:a xlink:href="https://en.wikipedia.org/wiki/ISO_3166-2:CM" xlink:type="simple">ISO 3166-2:CM</text:a></text:p>
          </table:table-cell>
          <table:table-cell table:style-name="ce11"/>
          <table:table-cell office:value-type="string" calcext:value-type="string">
            <text:p>CMR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N</text:p>
          </table:table-cell>
          <table:table-cell table:style-name="ce2" office:value-type="string" calcext:value-type="string">
            <text:p><text:a xlink:href="https://en.wikipedia.org/wiki/China" xlink:type="simple">Ch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n" xlink:type="simple">.cn</text:a></text:p>
          </table:table-cell>
          <table:table-cell table:style-name="ce2" office:value-type="string" calcext:value-type="string">
            <text:p><text:a xlink:href="https://en.wikipedia.org/wiki/ISO_3166-2:CN" xlink:type="simple">ISO 3166-2:CN</text:a></text:p>
          </table:table-cell>
          <table:table-cell table:style-name="ce11"/>
          <table:table-cell office:value-type="string" calcext:value-type="string">
            <text:p>CHN </text:p>
          </table:table-cell>
          <table:table-cell office:value-type="float" office:value="156" calcext:value-type="float">
            <text:p>15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O</text:p>
          </table:table-cell>
          <table:table-cell table:style-name="ce2" office:value-type="string" calcext:value-type="string">
            <text:p><text:a xlink:href="https://en.wikipedia.org/wiki/Colombia" xlink:type="simple">Colo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o" xlink:type="simple">.co</text:a></text:p>
          </table:table-cell>
          <table:table-cell table:style-name="ce2" office:value-type="string" calcext:value-type="string">
            <text:p><text:a xlink:href="https://en.wikipedia.org/wiki/ISO_3166-2:CO" xlink:type="simple">ISO 3166-2:CO</text:a></text:p>
          </table:table-cell>
          <table:table-cell table:style-name="ce11"/>
          <table:table-cell office:value-type="string" calcext:value-type="string">
            <text:p>COL 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CR</text:p>
          </table:table-cell>
          <table:table-cell table:style-name="ce2" office:value-type="string" calcext:value-type="string">
            <text:p><text:a xlink:href="https://en.wikipedia.org/wiki/Costa_Rica" xlink:type="simple">Costa 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r" xlink:type="simple">.cr</text:a></text:p>
          </table:table-cell>
          <table:table-cell table:style-name="ce2" office:value-type="string" calcext:value-type="string">
            <text:p><text:a xlink:href="https://en.wikipedia.org/wiki/ISO_3166-2:CR" xlink:type="simple">ISO 3166-2:CR</text:a></text:p>
          </table:table-cell>
          <table:table-cell table:style-name="ce11"/>
          <table:table-cell office:value-type="string" calcext:value-type="string">
            <text:p>CRI 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CU</text:p>
          </table:table-cell>
          <table:table-cell table:style-name="ce2" office:value-type="string" calcext:value-type="string">
            <text:p><text:a xlink:href="https://en.wikipedia.org/wiki/Cuba" xlink:type="simple">Cub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u" xlink:type="simple">.cu</text:a></text:p>
          </table:table-cell>
          <table:table-cell table:style-name="ce2" office:value-type="string" calcext:value-type="string">
            <text:p><text:a xlink:href="https://en.wikipedia.org/wiki/ISO_3166-2:CU" xlink:type="simple">ISO 3166-2:CU</text:a></text:p>
          </table:table-cell>
          <table:table-cell table:style-name="ce11"/>
          <table:table-cell office:value-type="string" calcext:value-type="string">
            <text:p>CUB 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CV</text:p>
          </table:table-cell>
          <table:table-cell table:style-name="ce2" office:value-type="string" calcext:value-type="string">
            <text:p><text:a xlink:href="https://en.wikipedia.org/wiki/Cabo_Verde" xlink:type="simple">Cabo Verd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v" xlink:type="simple">.cv</text:a></text:p>
          </table:table-cell>
          <table:table-cell table:style-name="ce2" office:value-type="string" calcext:value-type="string">
            <text:p><text:a xlink:href="https://en.wikipedia.org/wiki/ISO_3166-2:CV" xlink:type="simple">ISO 3166-2:CV</text:a></text:p>
          </table:table-cell>
          <table:table-cell table:style-name="ce2" office:value-type="string" calcext:value-type="string">
            <text:p>ISO country name follows UN designation (common name and previous ISO country name: Cape Verde) </text:p>
          </table:table-cell>
          <table:table-cell office:value-type="string" calcext:value-type="string">
            <text:p>CPV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W</text:p>
          </table:table-cell>
          <table:table-cell table:style-name="ce2" office:value-type="string" calcext:value-type="string">
            <text:p><text:a xlink:href="https://en.wikipedia.org/wiki/Curaçao" xlink:type="simple">Curaçao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cw" xlink:type="simple">.cw</text:a></text:p>
          </table:table-cell>
          <table:table-cell table:style-name="ce2" office:value-type="string" calcext:value-type="string">
            <text:p><text:a xlink:href="https://en.wikipedia.org/wiki/ISO_3166-2:CW" xlink:type="simple">ISO 3166-2:CW</text:a></text:p>
          </table:table-cell>
          <table:table-cell table:style-name="ce11"/>
          <table:table-cell office:value-type="string" calcext:value-type="string">
            <text:p>CUW </text:p>
          </table:table-cell>
          <table:table-cell office:value-type="float" office:value="531" calcext:value-type="float">
            <text:p>53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CX</text:p>
          </table:table-cell>
          <table:table-cell table:style-name="ce2" office:value-type="string" calcext:value-type="string">
            <text:p><text:a xlink:href="https://en.wikipedia.org/wiki/Christmas_Island" xlink:type="simple">Christmas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x" xlink:type="simple">.cx</text:a></text:p>
          </table:table-cell>
          <table:table-cell table:style-name="ce2" office:value-type="string" calcext:value-type="string">
            <text:p><text:a xlink:href="https://en.wikipedia.org/wiki/ISO_3166-2:CX" xlink:type="simple">ISO 3166-2:CX</text:a></text:p>
          </table:table-cell>
          <table:table-cell table:style-name="ce11"/>
          <table:table-cell office:value-type="string" calcext:value-type="string">
            <text:p>CXR 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CY</text:p>
          </table:table-cell>
          <table:table-cell table:style-name="ce2" office:value-type="string" calcext:value-type="string">
            <text:p><text:a xlink:href="https://en.wikipedia.org/wiki/Cyprus" xlink:type="simple">Cypr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cy" xlink:type="simple">.cy</text:a></text:p>
          </table:table-cell>
          <table:table-cell table:style-name="ce2" office:value-type="string" calcext:value-type="string">
            <text:p><text:a xlink:href="https://en.wikipedia.org/wiki/ISO_3166-2:CY" xlink:type="simple">ISO 3166-2:CY</text:a></text:p>
          </table:table-cell>
          <table:table-cell table:style-name="ce11"/>
          <table:table-cell office:value-type="string" calcext:value-type="string">
            <text:p>CYP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Z</text:p>
          </table:table-cell>
          <table:table-cell table:style-name="ce2" office:value-type="string" calcext:value-type="string">
            <text:p><text:a xlink:href="https://en.wikipedia.org/wiki/Czech_Republic" xlink:type="simple">Czech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cz" xlink:type="simple">.cz</text:a></text:p>
          </table:table-cell>
          <table:table-cell table:style-name="ce2" office:value-type="string" calcext:value-type="string">
            <text:p><text:a xlink:href="https://en.wikipedia.org/wiki/ISO_3166-2:CZ" xlink:type="simple">ISO 3166-2:CZ</text:a></text:p>
          </table:table-cell>
          <table:table-cell table:style-name="ce2" office:value-type="string" calcext:value-type="string">
            <text:p>Previous ISO country name: Czech Republic </text:p>
          </table:table-cell>
          <table:table-cell office:value-type="string" calcext:value-type="string">
            <text:p>CZE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6">
          <table:table-cell table:style-name="ce9" office:value-type="string" calcext:value-type="string">
            <text:p>DE</text:p>
          </table:table-cell>
          <table:table-cell table:style-name="ce2" office:value-type="string" calcext:value-type="string">
            <text:p><text:a xlink:href="https://en.wikipedia.org/wiki/Germany" xlink:type="simple">German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e" xlink:type="simple">.de</text:a></text:p>
          </table:table-cell>
          <table:table-cell table:style-name="ce2" office:value-type="string" calcext:value-type="string">
            <text:p><text:a xlink:href="https://en.wikipedia.org/wiki/ISO_3166-2:DE" xlink:type="simple">ISO 3166-2:DE</text:a></text:p>
          </table:table-cell>
          <table:table-cell table:style-name="ce2" office:value-type="string" calcext:value-type="string">
            <text:p>Code taken from name in <text:a xlink:href="https://en.wikipedia.org/wiki/German_language" xlink:type="simple">German</text:a>: Deutschland</text:p>
            <text:p>Code used for <text:a xlink:href="https://en.wikipedia.org/wiki/West_Germany" xlink:type="simple">West Germany</text:a> before 1990 (previous ISO country name: Germany, Federal Republic of) </text:p>
          </table:table-cell>
          <table:table-cell office:value-type="string" calcext:value-type="string">
            <text:p>DEU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DJ</text:p>
          </table:table-cell>
          <table:table-cell table:style-name="ce2" office:value-type="string" calcext:value-type="string">
            <text:p><text:a xlink:href="https://en.wikipedia.org/wiki/Djibouti" xlink:type="simple">Djibouti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dj" xlink:type="simple">.dj</text:a></text:p>
          </table:table-cell>
          <table:table-cell table:style-name="ce2" office:value-type="string" calcext:value-type="string">
            <text:p><text:a xlink:href="https://en.wikipedia.org/wiki/ISO_3166-2:DJ" xlink:type="simple">ISO 3166-2:DJ</text:a></text:p>
          </table:table-cell>
          <table:table-cell table:style-name="ce2" office:value-type="string" calcext:value-type="string">
            <text:p>Name changed from <text:a xlink:href="https://en.wikipedia.org/wiki/French_Territory_of_the_Afars_and_the_Issas" xlink:type="simple">French Afars and Issas</text:a> (AI) </text:p>
          </table:table-cell>
          <table:table-cell office:value-type="string" calcext:value-type="string">
            <text:p>DJI 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DK</text:p>
          </table:table-cell>
          <table:table-cell table:style-name="ce2" office:value-type="string" calcext:value-type="string">
            <text:p><text:a xlink:href="https://en.wikipedia.org/wiki/Denmark" xlink:type="simple">Denmark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k" xlink:type="simple">.dk</text:a></text:p>
          </table:table-cell>
          <table:table-cell table:style-name="ce2" office:value-type="string" calcext:value-type="string">
            <text:p><text:a xlink:href="https://en.wikipedia.org/wiki/ISO_3166-2:DK" xlink:type="simple">ISO 3166-2:DK</text:a></text:p>
          </table:table-cell>
          <table:table-cell table:style-name="ce11"/>
          <table:table-cell office:value-type="string" calcext:value-type="string">
            <text:p>DNK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DM</text:p>
          </table:table-cell>
          <table:table-cell table:style-name="ce2" office:value-type="string" calcext:value-type="string">
            <text:p><text:a xlink:href="https://en.wikipedia.org/wiki/Dominica" xlink:type="simple">Domin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m" xlink:type="simple">.dm</text:a></text:p>
          </table:table-cell>
          <table:table-cell table:style-name="ce2" office:value-type="string" calcext:value-type="string">
            <text:p><text:a xlink:href="https://en.wikipedia.org/wiki/ISO_3166-2:DM" xlink:type="simple">ISO 3166-2:DM</text:a></text:p>
          </table:table-cell>
          <table:table-cell table:style-name="ce11"/>
          <table:table-cell office:value-type="string" calcext:value-type="string">
            <text:p>DMA 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DO</text:p>
          </table:table-cell>
          <table:table-cell table:style-name="ce2" office:value-type="string" calcext:value-type="string">
            <text:p><text:a xlink:href="https://en.wikipedia.org/wiki/Dominican_Republic" xlink:type="simple">Dominican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o" xlink:type="simple">.do</text:a></text:p>
          </table:table-cell>
          <table:table-cell table:style-name="ce2" office:value-type="string" calcext:value-type="string">
            <text:p><text:a xlink:href="https://en.wikipedia.org/wiki/ISO_3166-2:DO" xlink:type="simple">ISO 3166-2:DO</text:a></text:p>
          </table:table-cell>
          <table:table-cell table:style-name="ce11"/>
          <table:table-cell office:value-type="string" calcext:value-type="string">
            <text:p>DOM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7" table:visibility="filter">
          <table:table-cell table:style-name="ce9" office:value-type="string" calcext:value-type="string">
            <text:p>DZ</text:p>
          </table:table-cell>
          <table:table-cell table:style-name="ce2" office:value-type="string" calcext:value-type="string">
            <text:p><text:a xlink:href="https://en.wikipedia.org/wiki/Algeria" xlink:type="simple">Alg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dz" xlink:type="simple">.dz</text:a></text:p>
          </table:table-cell>
          <table:table-cell table:style-name="ce2" office:value-type="string" calcext:value-type="string">
            <text:p><text:a xlink:href="https://en.wikipedia.org/wiki/ISO_3166-2:DZ" xlink:type="simple">ISO 3166-2:DZ</text:a></text:p>
          </table:table-cell>
          <table:table-cell table:style-name="ce2" office:value-type="string" calcext:value-type="string">
            <text:p>Code taken from name in <text:a xlink:href="https://en.wikipedia.org/wiki/Arabic" xlink:type="simple">Arabic</text:a> الجزائر al-Djazā'ir, <text:a xlink:href="https://en.wikipedia.org/wiki/Algerian_Arabic" xlink:type="simple">Algerian Arabic</text:a> الدزاير al-Dzāyīr, or <text:a xlink:href="https://en.wikipedia.org/wiki/Berber_languages" xlink:type="simple">Berber</text:a> ⴷⵣⴰⵢⵔ Dzayer </text:p>
          </table:table-cell>
          <table:table-cell office:value-type="string" calcext:value-type="string">
            <text:p>DZ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EC</text:p>
          </table:table-cell>
          <table:table-cell table:style-name="ce2" office:value-type="string" calcext:value-type="string">
            <text:p><text:a xlink:href="https://en.wikipedia.org/wiki/Ecuador" xlink:type="simple">Ecuado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c" xlink:type="simple">.ec</text:a></text:p>
          </table:table-cell>
          <table:table-cell table:style-name="ce2" office:value-type="string" calcext:value-type="string">
            <text:p><text:a xlink:href="https://en.wikipedia.org/wiki/ISO_3166-2:EC" xlink:type="simple">ISO 3166-2:EC</text:a></text:p>
          </table:table-cell>
          <table:table-cell table:style-name="ce11"/>
          <table:table-cell office:value-type="string" calcext:value-type="string">
            <text:p>ECU </text:p>
          </table:table-cell>
          <table:table-cell office:value-type="float" office:value="218" calcext:value-type="float">
            <text:p>21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EE</text:p>
          </table:table-cell>
          <table:table-cell table:style-name="ce2" office:value-type="string" calcext:value-type="string">
            <text:p><text:a xlink:href="https://en.wikipedia.org/wiki/Estonia" xlink:type="simple">Esto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ee" xlink:type="simple">.ee</text:a></text:p>
          </table:table-cell>
          <table:table-cell table:style-name="ce2" office:value-type="string" calcext:value-type="string">
            <text:p><text:a xlink:href="https://en.wikipedia.org/wiki/ISO_3166-2:EE" xlink:type="simple">ISO 3166-2:EE</text:a></text:p>
          </table:table-cell>
          <table:table-cell table:style-name="ce2" office:value-type="string" calcext:value-type="string">
            <text:p>Code taken from name in <text:a xlink:href="https://en.wikipedia.org/wiki/Estonian_language" xlink:type="simple">Estonian</text:a>: Eesti </text:p>
          </table:table-cell>
          <table:table-cell office:value-type="string" calcext:value-type="string">
            <text:p>EST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G</text:p>
          </table:table-cell>
          <table:table-cell table:style-name="ce2" office:value-type="string" calcext:value-type="string">
            <text:p><text:a xlink:href="https://en.wikipedia.org/wiki/Egypt" xlink:type="simple">Egyp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g" xlink:type="simple">.eg</text:a></text:p>
          </table:table-cell>
          <table:table-cell table:style-name="ce2" office:value-type="string" calcext:value-type="string">
            <text:p><text:a xlink:href="https://en.wikipedia.org/wiki/ISO_3166-2:EG" xlink:type="simple">ISO 3166-2:EG</text:a></text:p>
          </table:table-cell>
          <table:table-cell table:style-name="ce11"/>
          <table:table-cell office:value-type="string" calcext:value-type="string">
            <text:p>EGY 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6" table:visibility="filter">
          <table:table-cell table:style-name="ce9" office:value-type="string" calcext:value-type="string">
            <text:p>EH</text:p>
          </table:table-cell>
          <table:table-cell table:style-name="ce2" office:value-type="string" calcext:value-type="string">
            <text:p><text:a xlink:href="https://en.wikipedia.org/wiki/Western_Sahara" xlink:type="simple">Western Sahar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10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ISO_3166-2:EH" xlink:type="simple">ISO 3166-2:EH</text:a></text:p>
          </table:table-cell>
          <table:table-cell table:style-name="ce2" office:value-type="string" calcext:value-type="string">
            <text:p>Previous ISO country name: <text:a xlink:href="https://en.wikipedia.org/wiki/Spanish_Sahara" xlink:type="simple">Spanish Sahara</text:a> (code taken from name in <text:a xlink:href="https://en.wikipedia.org/wiki/Spanish_language" xlink:type="simple">Spanish</text:a>: Sahara español)</text:p>
            <text:p><text:a xlink:href="https://en.wikipedia.org/wiki/.eh" xlink:type="simple">.eh</text:a> ccTLD has not been implemented.<text:a xlink:href="https://en.wikipedia.org/wiki/ISO_3166-1_alpha-2#cite_note-15" xlink:type="simple">[15]</text:a> </text:p>
          </table:table-cell>
          <table:table-cell office:value-type="string" calcext:value-type="string">
            <text:p>ESH </text:p>
          </table:table-cell>
          <table:table-cell office:value-type="float" office:value="732" calcext:value-type="float">
            <text:p>73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ER</text:p>
          </table:table-cell>
          <table:table-cell table:style-name="ce2" office:value-type="string" calcext:value-type="string">
            <text:p><text:a xlink:href="https://en.wikipedia.org/wiki/Eritrea" xlink:type="simple">Eritre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er" xlink:type="simple">.er</text:a></text:p>
          </table:table-cell>
          <table:table-cell table:style-name="ce2" office:value-type="string" calcext:value-type="string">
            <text:p><text:a xlink:href="https://en.wikipedia.org/wiki/ISO_3166-2:ER" xlink:type="simple">ISO 3166-2:ER</text:a></text:p>
          </table:table-cell>
          <table:table-cell table:style-name="ce11"/>
          <table:table-cell office:value-type="string" calcext:value-type="string">
            <text:p>ERI 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ES</text:p>
          </table:table-cell>
          <table:table-cell table:style-name="ce2" office:value-type="string" calcext:value-type="string">
            <text:p><text:a xlink:href="https://en.wikipedia.org/wiki/Spain" xlink:type="simple">Spa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s" xlink:type="simple">.es</text:a></text:p>
          </table:table-cell>
          <table:table-cell table:style-name="ce2" office:value-type="string" calcext:value-type="string">
            <text:p><text:a xlink:href="https://en.wikipedia.org/wiki/ISO_3166-2:ES" xlink:type="simple">ISO 3166-2:ES</text:a></text:p>
          </table:table-cell>
          <table:table-cell table:style-name="ce2" office:value-type="string" calcext:value-type="string">
            <text:p>Code taken from name in <text:a xlink:href="https://en.wikipedia.org/wiki/Spanish_language" xlink:type="simple">Spanish</text:a>: España </text:p>
          </table:table-cell>
          <table:table-cell office:value-type="string" calcext:value-type="string">
            <text:p>ESP 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ET</text:p>
          </table:table-cell>
          <table:table-cell table:style-name="ce2" office:value-type="string" calcext:value-type="string">
            <text:p><text:a xlink:href="https://en.wikipedia.org/wiki/Ethiopia" xlink:type="simple">Ethiop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et" xlink:type="simple">.et</text:a></text:p>
          </table:table-cell>
          <table:table-cell table:style-name="ce2" office:value-type="string" calcext:value-type="string">
            <text:p><text:a xlink:href="https://en.wikipedia.org/wiki/ISO_3166-2:ET" xlink:type="simple">ISO 3166-2:ET</text:a></text:p>
          </table:table-cell>
          <table:table-cell table:style-name="ce11"/>
          <table:table-cell office:value-type="string" calcext:value-type="string">
            <text:p>ETH 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FI</text:p>
          </table:table-cell>
          <table:table-cell table:style-name="ce2" office:value-type="string" calcext:value-type="string">
            <text:p><text:a xlink:href="https://en.wikipedia.org/wiki/Finland" xlink:type="simple">Fin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i" xlink:type="simple">.fi</text:a></text:p>
          </table:table-cell>
          <table:table-cell table:style-name="ce2" office:value-type="string" calcext:value-type="string">
            <text:p><text:a xlink:href="https://en.wikipedia.org/wiki/ISO_3166-2:FI" xlink:type="simple">ISO 3166-2:FI</text:a></text:p>
          </table:table-cell>
          <table:table-cell table:style-name="ce11"/>
          <table:table-cell office:value-type="string" calcext:value-type="string">
            <text:p>FIN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PA €</text:p>
          </table:table-cell>
          <table:table-cell table:style-name="ce2" office:value-type="string" calcext:value-type="string">
            <text:p>SEPA country also includes AX </text:p>
          </table:table-cell>
          <table:table-cell/>
          <table:table-cell table:style-name="ce23" office:value-type="string" calcext:value-type="string">
            <text:p>1-3 (keine Info in ecbs.org)</text:p>
          </table:table-cell>
          <table:table-cell/>
        </table:table-row>
        <table:table-row table:style-name="ro2" table:visibility="filter">
          <table:table-cell table:style-name="ce9" office:value-type="string" calcext:value-type="string">
            <text:p>FJ</text:p>
          </table:table-cell>
          <table:table-cell table:style-name="ce2" office:value-type="string" calcext:value-type="string">
            <text:p><text:a xlink:href="https://en.wikipedia.org/wiki/Fiji" xlink:type="simple">Fij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j" xlink:type="simple">.fj</text:a></text:p>
          </table:table-cell>
          <table:table-cell table:style-name="ce2" office:value-type="string" calcext:value-type="string">
            <text:p><text:a xlink:href="https://en.wikipedia.org/wiki/ISO_3166-2:FJ" xlink:type="simple">ISO 3166-2:FJ</text:a></text:p>
          </table:table-cell>
          <table:table-cell table:style-name="ce11"/>
          <table:table-cell office:value-type="string" calcext:value-type="string">
            <text:p>FJI 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table:style-name="Default"/>
        </table:table-row>
        <table:table-row table:style-name="ro6" table:visibility="filter">
          <table:table-cell table:style-name="ce9" office:value-type="string" calcext:value-type="string">
            <text:p>FK</text:p>
          </table:table-cell>
          <table:table-cell table:style-name="ce2" office:value-type="string" calcext:value-type="string">
            <text:p><text:a xlink:href="https://en.wikipedia.org/wiki/Falkland_Islands" xlink:type="simple">Falkland Islands (Malvinas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k" xlink:type="simple">.fk</text:a></text:p>
          </table:table-cell>
          <table:table-cell table:style-name="ce2" office:value-type="string" calcext:value-type="string">
            <text:p><text:a xlink:href="https://en.wikipedia.org/wiki/ISO_3166-2:FK" xlink:type="simple">ISO 3166-2:FK</text:a></text:p>
          </table:table-cell>
          <table:table-cell table:style-name="ce2" office:value-type="string" calcext:value-type="string">
            <text:p>ISO country name follows UN designation due to the <text:a xlink:href="https://en.wikipedia.org/wiki/Falkland_Islands_sovereignty_dispute" xlink:type="simple">Falkland Islands sovereignty dispute</text:a> (local common name: Falkland Islands)<text:a xlink:href="https://en.wikipedia.org/wiki/ISO_3166-1_alpha-2#cite_note-16" xlink:type="simple">[16]</text:a> </text:p>
          </table:table-cell>
          <table:table-cell office:value-type="string" calcext:value-type="string">
            <text:p>FLK </text:p>
          </table:table-cell>
          <table:table-cell office:value-type="float" office:value="238" calcext:value-type="float">
            <text:p>23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FM</text:p>
          </table:table-cell>
          <table:table-cell table:style-name="ce2" office:value-type="string" calcext:value-type="string">
            <text:p><text:a xlink:href="https://en.wikipedia.org/wiki/Federated_States_of_Micronesia" xlink:type="simple">Micronesia (Federated States of)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fm" xlink:type="simple">.fm</text:a></text:p>
          </table:table-cell>
          <table:table-cell table:style-name="ce2" office:value-type="string" calcext:value-type="string">
            <text:p><text:a xlink:href="https://en.wikipedia.org/wiki/ISO_3166-2:FM" xlink:type="simple">ISO 3166-2:FM</text:a></text:p>
          </table:table-cell>
          <table:table-cell table:style-name="ce2" office:value-type="string" calcext:value-type="string">
            <text:p>Previous ISO country name: Micronesia </text:p>
          </table:table-cell>
          <table:table-cell office:value-type="string" calcext:value-type="string">
            <text:p>FSM </text:p>
          </table:table-cell>
          <table:table-cell office:value-type="float" office:value="583" calcext:value-type="float">
            <text:p>583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FO</text:p>
          </table:table-cell>
          <table:table-cell table:style-name="ce2" office:value-type="string" calcext:value-type="string">
            <text:p><text:a xlink:href="https://en.wikipedia.org/wiki/Faroe_Islands" xlink:type="simple">Faroe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o" xlink:type="simple">.fo</text:a></text:p>
          </table:table-cell>
          <table:table-cell table:style-name="ce2" office:value-type="string" calcext:value-type="string">
            <text:p><text:a xlink:href="https://en.wikipedia.org/wiki/ISO_3166-2:FO" xlink:type="simple">ISO 3166-2:FO</text:a></text:p>
          </table:table-cell>
          <table:table-cell table:style-name="ce2" office:value-type="string" calcext:value-type="string">
            <text:p>Code taken from name in <text:a xlink:href="https://en.wikipedia.org/wiki/Faroese_language" xlink:type="simple">Faroese</text:a>: Føroyar </text:p>
          </table:table-cell>
          <table:table-cell office:value-type="string" calcext:value-type="string">
            <text:p>FRO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4">
          <table:table-cell table:style-name="ce9" office:value-type="string" calcext:value-type="string">
            <text:p>FR</text:p>
          </table:table-cell>
          <table:table-cell table:style-name="ce2" office:value-type="string" calcext:value-type="string">
            <text:p><text:a xlink:href="https://en.wikipedia.org/wiki/France" xlink:type="simple">Franc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fr" xlink:type="simple">.fr</text:a></text:p>
          </table:table-cell>
          <table:table-cell table:style-name="ce2" office:value-type="string" calcext:value-type="string">
            <text:p><text:a xlink:href="https://en.wikipedia.org/wiki/ISO_3166-2:FR" xlink:type="simple">ISO 3166-2:FR</text:a></text:p>
          </table:table-cell>
          <table:table-cell table:style-name="ce2" office:value-type="string" calcext:value-type="string">
            <text:p>Includes <text:a xlink:href="https://en.wikipedia.org/wiki/Clipperton_Island" xlink:type="simple">Clipperton Island</text:a> </text:p>
          </table:table-cell>
          <table:table-cell office:value-type="string" calcext:value-type="string">
            <text:p>FRA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EPA €</text:p>
          </table:table-cell>
          <table:table-cell table:style-name="ce2" office:value-type="string" calcext:value-type="string">
            <text:p>SEPA country also includes GF, GP, MQ, YT, RE, PM, BL, MF </text:p>
          </table:table-cell>
          <table:table-cell table:number-columns-repeated="3"/>
        </table:table-row>
        <table:table-row table:style-name="ro2" table:visibility="filter">
          <table:table-cell table:style-name="ce9" office:value-type="string" calcext:value-type="string">
            <text:p>GA</text:p>
          </table:table-cell>
          <table:table-cell table:style-name="ce2" office:value-type="string" calcext:value-type="string">
            <text:p><text:a xlink:href="https://en.wikipedia.org/wiki/Gabon" xlink:type="simple">Gab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a" xlink:type="simple">.ga</text:a></text:p>
          </table:table-cell>
          <table:table-cell table:style-name="ce2" office:value-type="string" calcext:value-type="string">
            <text:p><text:a xlink:href="https://en.wikipedia.org/wiki/ISO_3166-2:GA" xlink:type="simple">ISO 3166-2:GA</text:a></text:p>
          </table:table-cell>
          <table:table-cell table:style-name="ce11"/>
          <table:table-cell office:value-type="string" calcext:value-type="string">
            <text:p>GAB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9" office:value-type="string" calcext:value-type="string">
            <text:p>GB</text:p>
          </table:table-cell>
          <table:table-cell table:style-name="ce2" office:value-type="string" calcext:value-type="string">
            <text:p><text:a xlink:href="https://en.wikipedia.org/wiki/United_Kingdom" xlink:type="simple">United Kingdom of Great Britain and Northern Ir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b" xlink:type="simple">.gb</text:a></text:p>
            <text:p>(<text:a xlink:href="https://en.wikipedia.org/wiki/.uk" xlink:type="simple">.uk</text:a>)</text:p>
          </table:table-cell>
          <table:table-cell table:style-name="ce2" office:value-type="string" calcext:value-type="string">
            <text:p><text:a xlink:href="https://en.wikipedia.org/wiki/ISO_3166-2:GB" xlink:type="simple">ISO 3166-2:GB</text:a></text:p>
          </table:table-cell>
          <table:table-cell table:style-name="ce2" office:value-type="string" calcext:value-type="string">
            <text:p>Code taken from <text:a xlink:href="https://en.wikipedia.org/wiki/Great_Britain" xlink:type="simple">Great Britain</text:a> (from official name: United Kingdom of Great Britain and Northern Ireland)<text:a xlink:href="https://en.wikipedia.org/wiki/ISO_3166-1_alpha-2#cite_note-faqs_specific-17" xlink:type="simple">[17]</text:a></text:p>
            <text:p><text:a xlink:href="https://en.wikipedia.org/wiki/.uk" xlink:type="simple">.uk</text:a> is the primary ccTLD of the United Kingdom instead of <text:a xlink:href="https://en.wikipedia.org/wiki/.gb" xlink:type="simple">.gb</text:a> (see code <text:a xlink:href="https://en.wikipedia.org/wiki/ISO_3166-1_alpha-2#UK" xlink:type="simple">UK</text:a>, which is <text:a xlink:href="https://en.wikipedia.org/wiki/ISO_3166-1_alpha-2#Exceptional_reservations" xlink:type="simple">exceptionally reserved</text:a>) </text:p>
          </table:table-cell>
          <table:table-cell office:value-type="string" calcext:value-type="string">
            <text:p>GBR 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SEPA</text:p>
          </table:table-cell>
          <table:table-cell table:style-name="ce2" office:value-type="string" calcext:value-type="string">
            <text:p>Country code includes other countries/territories IM, JE, GG </text:p>
          </table:table-cell>
          <table:table-cell table:number-columns-repeated="3"/>
        </table:table-row>
        <table:table-row table:style-name="ro2" table:visibility="filter">
          <table:table-cell table:style-name="ce9" office:value-type="string" calcext:value-type="string">
            <text:p>GD</text:p>
          </table:table-cell>
          <table:table-cell table:style-name="ce2" office:value-type="string" calcext:value-type="string">
            <text:p><text:a xlink:href="https://en.wikipedia.org/wiki/Grenada" xlink:type="simple">Grena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d" xlink:type="simple">.gd</text:a></text:p>
          </table:table-cell>
          <table:table-cell table:style-name="ce2" office:value-type="string" calcext:value-type="string">
            <text:p><text:a xlink:href="https://en.wikipedia.org/wiki/ISO_3166-2:GD" xlink:type="simple">ISO 3166-2:GD</text:a></text:p>
          </table:table-cell>
          <table:table-cell table:style-name="ce11"/>
          <table:table-cell office:value-type="string" calcext:value-type="string">
            <text:p>GRD </text:p>
          </table:table-cell>
          <table:table-cell office:value-type="float" office:value="308" calcext:value-type="float">
            <text:p>30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E</text:p>
          </table:table-cell>
          <table:table-cell table:style-name="ce2" office:value-type="string" calcext:value-type="string">
            <text:p><text:a xlink:href="https://en.wikipedia.org/wiki/Georgia_(country)" xlink:type="simple">Georg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ge" xlink:type="simple">.ge</text:a></text:p>
          </table:table-cell>
          <table:table-cell table:style-name="ce2" office:value-type="string" calcext:value-type="string">
            <text:p><text:a xlink:href="https://en.wikipedia.org/wiki/ISO_3166-2:GE" xlink:type="simple">ISO 3166-2:GE</text:a></text:p>
          </table:table-cell>
          <table:table-cell table:style-name="ce2" office:value-type="string" calcext:value-type="string">
            <text:p>GE previously represented <text:a xlink:href="https://en.wikipedia.org/wiki/Gilbert_and_Ellice_Islands" xlink:type="simple">Gilbert and Ellice Islands</text:a> </text:p>
          </table:table-cell>
          <table:table-cell office:value-type="string" calcext:value-type="string">
            <text:p>GEO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F</text:p>
          </table:table-cell>
          <table:table-cell table:style-name="ce2" office:value-type="string" calcext:value-type="string">
            <text:p><text:a xlink:href="https://en.wikipedia.org/wiki/French_Guiana" xlink:type="simple">French Gui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f" xlink:type="simple">.gf</text:a></text:p>
          </table:table-cell>
          <table:table-cell table:style-name="ce2" office:value-type="string" calcext:value-type="string">
            <text:p><text:a xlink:href="https://en.wikipedia.org/wiki/ISO_3166-2:GF" xlink:type="simple">ISO 3166-2:GF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Guyane française </text:p>
          </table:table-cell>
          <table:table-cell office:value-type="string" calcext:value-type="string">
            <text:p>GUF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6" table:visibility="filter">
          <table:table-cell table:style-name="ce9" office:value-type="string" calcext:value-type="string">
            <text:p>GG</text:p>
          </table:table-cell>
          <table:table-cell table:style-name="ce2" office:value-type="string" calcext:value-type="string">
            <text:p><text:a xlink:href="https://en.wikipedia.org/wiki/Bailiwick_of_Guernsey" xlink:type="simple">Guernsey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gg" xlink:type="simple">.gg</text:a></text:p>
          </table:table-cell>
          <table:table-cell table:style-name="ce2" office:value-type="string" calcext:value-type="string">
            <text:p><text:a xlink:href="https://en.wikipedia.org/wiki/ISO_3166-2:GG" xlink:type="simple">ISO 3166-2:GG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GGY 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GG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H</text:p>
          </table:table-cell>
          <table:table-cell table:style-name="ce2" office:value-type="string" calcext:value-type="string">
            <text:p><text:a xlink:href="https://en.wikipedia.org/wiki/Ghana" xlink:type="simple">Gh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h" xlink:type="simple">.gh</text:a></text:p>
          </table:table-cell>
          <table:table-cell table:style-name="ce2" office:value-type="string" calcext:value-type="string">
            <text:p><text:a xlink:href="https://en.wikipedia.org/wiki/ISO_3166-2:GH" xlink:type="simple">ISO 3166-2:GH</text:a></text:p>
          </table:table-cell>
          <table:table-cell table:style-name="ce11"/>
          <table:table-cell office:value-type="string" calcext:value-type="string">
            <text:p>GHA </text:p>
          </table:table-cell>
          <table:table-cell office:value-type="float" office:value="288" calcext:value-type="float">
            <text:p>28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I</text:p>
          </table:table-cell>
          <table:table-cell table:style-name="ce2" office:value-type="string" calcext:value-type="string">
            <text:p><text:a xlink:href="https://en.wikipedia.org/wiki/Gibraltar" xlink:type="simple">Gibralt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i" xlink:type="simple">.gi</text:a></text:p>
          </table:table-cell>
          <table:table-cell table:style-name="ce2" office:value-type="string" calcext:value-type="string">
            <text:p><text:a xlink:href="https://en.wikipedia.org/wiki/ISO_3166-2:GI" xlink:type="simple">ISO 3166-2:GI</text:a></text:p>
          </table:table-cell>
          <table:table-cell table:style-name="ce11"/>
          <table:table-cell office:value-type="string" calcext:value-type="string">
            <text:p>GIB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GL</text:p>
          </table:table-cell>
          <table:table-cell table:style-name="ce2" office:value-type="string" calcext:value-type="string">
            <text:p><text:a xlink:href="https://en.wikipedia.org/wiki/Greenland" xlink:type="simple">Green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l" xlink:type="simple">.gl</text:a></text:p>
          </table:table-cell>
          <table:table-cell table:style-name="ce2" office:value-type="string" calcext:value-type="string">
            <text:p><text:a xlink:href="https://en.wikipedia.org/wiki/ISO_3166-2:GL" xlink:type="simple">ISO 3166-2:GL</text:a></text:p>
          </table:table-cell>
          <table:table-cell table:style-name="ce11"/>
          <table:table-cell office:value-type="string" calcext:value-type="string">
            <text:p>GRL 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M</text:p>
          </table:table-cell>
          <table:table-cell table:style-name="ce2" office:value-type="string" calcext:value-type="string">
            <text:p><text:a xlink:href="https://en.wikipedia.org/wiki/The_Gambia" xlink:type="simple">Ga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m" xlink:type="simple">.gm</text:a></text:p>
          </table:table-cell>
          <table:table-cell table:style-name="ce2" office:value-type="string" calcext:value-type="string">
            <text:p><text:a xlink:href="https://en.wikipedia.org/wiki/ISO_3166-2:GM" xlink:type="simple">ISO 3166-2:GM</text:a></text:p>
          </table:table-cell>
          <table:table-cell table:style-name="ce11"/>
          <table:table-cell office:value-type="string" calcext:value-type="string">
            <text:p>GMB 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N</text:p>
          </table:table-cell>
          <table:table-cell table:style-name="ce2" office:value-type="string" calcext:value-type="string">
            <text:p><text:a xlink:href="https://en.wikipedia.org/wiki/Guinea" xlink:type="simple">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n" xlink:type="simple">.gn</text:a></text:p>
          </table:table-cell>
          <table:table-cell table:style-name="ce2" office:value-type="string" calcext:value-type="string">
            <text:p><text:a xlink:href="https://en.wikipedia.org/wiki/ISO_3166-2:GN" xlink:type="simple">ISO 3166-2:GN</text:a></text:p>
          </table:table-cell>
          <table:table-cell table:style-name="ce11"/>
          <table:table-cell office:value-type="string" calcext:value-type="string">
            <text:p>GIN </text:p>
          </table:table-cell>
          <table:table-cell office:value-type="float" office:value="324" calcext:value-type="float">
            <text:p>3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P</text:p>
          </table:table-cell>
          <table:table-cell table:style-name="ce2" office:value-type="string" calcext:value-type="string">
            <text:p><text:a xlink:href="https://en.wikipedia.org/wiki/Guadeloupe" xlink:type="simple">Guadeloup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p" xlink:type="simple">.gp</text:a></text:p>
          </table:table-cell>
          <table:table-cell table:style-name="ce2" office:value-type="string" calcext:value-type="string">
            <text:p><text:a xlink:href="https://en.wikipedia.org/wiki/ISO_3166-2:GP" xlink:type="simple">ISO 3166-2:GP</text:a></text:p>
          </table:table-cell>
          <table:table-cell table:style-name="ce11"/>
          <table:table-cell office:value-type="string" calcext:value-type="string">
            <text:p>GLP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Q</text:p>
          </table:table-cell>
          <table:table-cell table:style-name="ce2" office:value-type="string" calcext:value-type="string">
            <text:p><text:a xlink:href="https://en.wikipedia.org/wiki/Equatorial_Guinea" xlink:type="simple">Equatorial 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q" xlink:type="simple">.gq</text:a></text:p>
          </table:table-cell>
          <table:table-cell table:style-name="ce2" office:value-type="string" calcext:value-type="string">
            <text:p><text:a xlink:href="https://en.wikipedia.org/wiki/ISO_3166-2:GQ" xlink:type="simple">ISO 3166-2:GQ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Guinée équatoriale </text:p>
          </table:table-cell>
          <table:table-cell office:value-type="string" calcext:value-type="string">
            <text:p>GNQ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GR</text:p>
          </table:table-cell>
          <table:table-cell table:style-name="ce2" office:value-type="string" calcext:value-type="string">
            <text:p><text:a xlink:href="https://en.wikipedia.org/wiki/Greece" xlink:type="simple">Greec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r" xlink:type="simple">.gr</text:a></text:p>
          </table:table-cell>
          <table:table-cell table:style-name="ce2" office:value-type="string" calcext:value-type="string">
            <text:p><text:a xlink:href="https://en.wikipedia.org/wiki/ISO_3166-2:GR" xlink:type="simple">ISO 3166-2:GR</text:a></text:p>
          </table:table-cell>
          <table:table-cell table:style-name="ce11"/>
          <table:table-cell office:value-type="string" calcext:value-type="string">
            <text:p>GRC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S</text:p>
          </table:table-cell>
          <table:table-cell table:style-name="ce2" office:value-type="string" calcext:value-type="string">
            <text:p><text:a xlink:href="https://en.wikipedia.org/wiki/South_Georgia_and_the_South_Sandwich_Islands" xlink:type="simple">South Georgia and the South Sandwich Islands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gs" xlink:type="simple">.gs</text:a></text:p>
          </table:table-cell>
          <table:table-cell table:style-name="ce2" office:value-type="string" calcext:value-type="string">
            <text:p><text:a xlink:href="https://en.wikipedia.org/wiki/ISO_3166-2:GS" xlink:type="simple">ISO 3166-2:GS</text:a></text:p>
          </table:table-cell>
          <table:table-cell table:style-name="ce11"/>
          <table:table-cell office:value-type="string" calcext:value-type="string">
            <text:p>SGS 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GT</text:p>
          </table:table-cell>
          <table:table-cell table:style-name="ce2" office:value-type="string" calcext:value-type="string">
            <text:p><text:a xlink:href="https://en.wikipedia.org/wiki/Guatemala" xlink:type="simple">Guatemal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t" xlink:type="simple">.gt</text:a></text:p>
          </table:table-cell>
          <table:table-cell table:style-name="ce2" office:value-type="string" calcext:value-type="string">
            <text:p><text:a xlink:href="https://en.wikipedia.org/wiki/ISO_3166-2:GT" xlink:type="simple">ISO 3166-2:GT</text:a></text:p>
          </table:table-cell>
          <table:table-cell table:style-name="ce11"/>
          <table:table-cell office:value-type="string" calcext:value-type="string">
            <text:p>GTM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GU</text:p>
          </table:table-cell>
          <table:table-cell table:style-name="ce2" office:value-type="string" calcext:value-type="string">
            <text:p><text:a xlink:href="https://en.wikipedia.org/wiki/Guam" xlink:type="simple">Gu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u" xlink:type="simple">.gu</text:a></text:p>
          </table:table-cell>
          <table:table-cell table:style-name="ce2" office:value-type="string" calcext:value-type="string">
            <text:p><text:a xlink:href="https://en.wikipedia.org/wiki/ISO_3166-2:GU" xlink:type="simple">ISO 3166-2:GU</text:a></text:p>
          </table:table-cell>
          <table:table-cell table:style-name="ce11"/>
          <table:table-cell office:value-type="string" calcext:value-type="string">
            <text:p>GUM </text:p>
          </table:table-cell>
          <table:table-cell office:value-type="float" office:value="316" calcext:value-type="float">
            <text:p>3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W</text:p>
          </table:table-cell>
          <table:table-cell table:style-name="ce2" office:value-type="string" calcext:value-type="string">
            <text:p><text:a xlink:href="https://en.wikipedia.org/wiki/Guinea-Bissau" xlink:type="simple">Guinea-Bissa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w" xlink:type="simple">.gw</text:a></text:p>
          </table:table-cell>
          <table:table-cell table:style-name="ce2" office:value-type="string" calcext:value-type="string">
            <text:p><text:a xlink:href="https://en.wikipedia.org/wiki/ISO_3166-2:GW" xlink:type="simple">ISO 3166-2:GW</text:a></text:p>
          </table:table-cell>
          <table:table-cell table:style-name="ce11"/>
          <table:table-cell office:value-type="string" calcext:value-type="string">
            <text:p>GNB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GY</text:p>
          </table:table-cell>
          <table:table-cell table:style-name="ce2" office:value-type="string" calcext:value-type="string">
            <text:p><text:a xlink:href="https://en.wikipedia.org/wiki/Guyana" xlink:type="simple">Guya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gy" xlink:type="simple">.gy</text:a></text:p>
          </table:table-cell>
          <table:table-cell table:style-name="ce2" office:value-type="string" calcext:value-type="string">
            <text:p><text:a xlink:href="https://en.wikipedia.org/wiki/ISO_3166-2:GY" xlink:type="simple">ISO 3166-2:GY</text:a></text:p>
          </table:table-cell>
          <table:table-cell table:style-name="ce11"/>
          <table:table-cell office:value-type="string" calcext:value-type="string">
            <text:p>GUY 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K</text:p>
          </table:table-cell>
          <table:table-cell table:style-name="ce2" office:value-type="string" calcext:value-type="string">
            <text:p><text:a xlink:href="https://en.wikipedia.org/wiki/Hong_Kong" xlink:type="simple">Hong Kong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k" xlink:type="simple">.hk</text:a></text:p>
          </table:table-cell>
          <table:table-cell table:style-name="ce2" office:value-type="string" calcext:value-type="string">
            <text:p><text:a xlink:href="https://en.wikipedia.org/wiki/ISO_3166-2:HK" xlink:type="simple">ISO 3166-2:HK</text:a></text:p>
          </table:table-cell>
          <table:table-cell table:style-name="ce11"/>
          <table:table-cell office:value-type="string" calcext:value-type="string">
            <text:p>HKG </text:p>
          </table:table-cell>
          <table:table-cell office:value-type="float" office:value="344" calcext:value-type="float">
            <text:p>3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M</text:p>
          </table:table-cell>
          <table:table-cell table:style-name="ce2" office:value-type="string" calcext:value-type="string">
            <text:p><text:a xlink:href="https://en.wikipedia.org/wiki/Heard_Island_and_McDonald_Islands" xlink:type="simple">Heard Island and McDonald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m" xlink:type="simple">.hm</text:a></text:p>
          </table:table-cell>
          <table:table-cell table:style-name="ce2" office:value-type="string" calcext:value-type="string">
            <text:p><text:a xlink:href="https://en.wikipedia.org/wiki/ISO_3166-2:HM" xlink:type="simple">ISO 3166-2:HM</text:a></text:p>
          </table:table-cell>
          <table:table-cell table:style-name="ce11"/>
          <table:table-cell office:value-type="string" calcext:value-type="string">
            <text:p>HMD 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HN</text:p>
          </table:table-cell>
          <table:table-cell table:style-name="ce2" office:value-type="string" calcext:value-type="string">
            <text:p><text:a xlink:href="https://en.wikipedia.org/wiki/Honduras" xlink:type="simple">Hondura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n" xlink:type="simple">.hn</text:a></text:p>
          </table:table-cell>
          <table:table-cell table:style-name="ce2" office:value-type="string" calcext:value-type="string">
            <text:p><text:a xlink:href="https://en.wikipedia.org/wiki/ISO_3166-2:HN" xlink:type="simple">ISO 3166-2:HN</text:a></text:p>
          </table:table-cell>
          <table:table-cell table:style-name="ce11"/>
          <table:table-cell office:value-type="string" calcext:value-type="string">
            <text:p>HND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HR</text:p>
          </table:table-cell>
          <table:table-cell table:style-name="ce2" office:value-type="string" calcext:value-type="string">
            <text:p><text:a xlink:href="https://en.wikipedia.org/wiki/Croatia" xlink:type="simple">Croat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hr" xlink:type="simple">.hr</text:a></text:p>
          </table:table-cell>
          <table:table-cell table:style-name="ce2" office:value-type="string" calcext:value-type="string">
            <text:p><text:a xlink:href="https://en.wikipedia.org/wiki/ISO_3166-2:HR" xlink:type="simple">ISO 3166-2:HR</text:a></text:p>
          </table:table-cell>
          <table:table-cell table:style-name="ce2" office:value-type="string" calcext:value-type="string">
            <text:p>Code taken from name in <text:a xlink:href="https://en.wikipedia.org/wiki/Croatian_language" xlink:type="simple">Croatian</text:a>: Hrvatska </text:p>
          </table:table-cell>
          <table:table-cell office:value-type="string" calcext:value-type="string">
            <text:p>HRV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HT</text:p>
          </table:table-cell>
          <table:table-cell table:style-name="ce2" office:value-type="string" calcext:value-type="string">
            <text:p><text:a xlink:href="https://en.wikipedia.org/wiki/Haiti" xlink:type="simple">Hait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t" xlink:type="simple">.ht</text:a></text:p>
          </table:table-cell>
          <table:table-cell table:style-name="ce2" office:value-type="string" calcext:value-type="string">
            <text:p><text:a xlink:href="https://en.wikipedia.org/wiki/ISO_3166-2:HT" xlink:type="simple">ISO 3166-2:HT</text:a></text:p>
          </table:table-cell>
          <table:table-cell table:style-name="ce11"/>
          <table:table-cell office:value-type="string" calcext:value-type="string">
            <text:p>HTI 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HU</text:p>
          </table:table-cell>
          <table:table-cell table:style-name="ce2" office:value-type="string" calcext:value-type="string">
            <text:p><text:a xlink:href="https://en.wikipedia.org/wiki/Hungary" xlink:type="simple">Hungar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hu" xlink:type="simple">.hu</text:a></text:p>
          </table:table-cell>
          <table:table-cell table:style-name="ce2" office:value-type="string" calcext:value-type="string">
            <text:p><text:a xlink:href="https://en.wikipedia.org/wiki/ISO_3166-2:HU" xlink:type="simple">ISO 3166-2:HU</text:a></text:p>
          </table:table-cell>
          <table:table-cell table:style-name="ce11"/>
          <table:table-cell office:value-type="string" calcext:value-type="string">
            <text:p>HUN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ID</text:p>
          </table:table-cell>
          <table:table-cell table:style-name="ce2" office:value-type="string" calcext:value-type="string">
            <text:p><text:a xlink:href="https://en.wikipedia.org/wiki/Indonesia" xlink:type="simple">Indone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d" xlink:type="simple">.id</text:a></text:p>
          </table:table-cell>
          <table:table-cell table:style-name="ce2" office:value-type="string" calcext:value-type="string">
            <text:p><text:a xlink:href="https://en.wikipedia.org/wiki/ISO_3166-2:ID" xlink:type="simple">ISO 3166-2:ID</text:a></text:p>
          </table:table-cell>
          <table:table-cell table:style-name="ce11"/>
          <table:table-cell office:value-type="string" calcext:value-type="string">
            <text:p>IDN </text:p>
          </table:table-cell>
          <table:table-cell office:value-type="float" office:value="360" calcext:value-type="float">
            <text:p>36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IE</text:p>
          </table:table-cell>
          <table:table-cell table:style-name="ce2" office:value-type="string" calcext:value-type="string">
            <text:p><text:a xlink:href="https://en.wikipedia.org/wiki/Republic_of_Ireland" xlink:type="simple">Ir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e" xlink:type="simple">.ie</text:a></text:p>
          </table:table-cell>
          <table:table-cell table:style-name="ce2" office:value-type="string" calcext:value-type="string">
            <text:p><text:a xlink:href="https://en.wikipedia.org/wiki/ISO_3166-2:IE" xlink:type="simple">ISO 3166-2:IE</text:a></text:p>
          </table:table-cell>
          <table:table-cell table:style-name="ce11"/>
          <table:table-cell office:value-type="string" calcext:value-type="string">
            <text:p>IRL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L</text:p>
          </table:table-cell>
          <table:table-cell table:style-name="ce2" office:value-type="string" calcext:value-type="string">
            <text:p><text:a xlink:href="https://en.wikipedia.org/wiki/Israel" xlink:type="simple">Israe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l" xlink:type="simple">.il</text:a></text:p>
          </table:table-cell>
          <table:table-cell table:style-name="ce2" office:value-type="string" calcext:value-type="string">
            <text:p><text:a xlink:href="https://en.wikipedia.org/wiki/ISO_3166-2:IL" xlink:type="simple">ISO 3166-2:IL</text:a></text:p>
          </table:table-cell>
          <table:table-cell table:style-name="ce11"/>
          <table:table-cell office:value-type="string" calcext:value-type="string">
            <text:p>ISR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6" table:visibility="filter">
          <table:table-cell table:style-name="ce9" office:value-type="string" calcext:value-type="string">
            <text:p>IM</text:p>
          </table:table-cell>
          <table:table-cell table:style-name="ce2" office:value-type="string" calcext:value-type="string">
            <text:p><text:a xlink:href="https://en.wikipedia.org/wiki/Isle_of_Man" xlink:type="simple">Isle of Man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im" xlink:type="simple">.im</text:a></text:p>
          </table:table-cell>
          <table:table-cell table:style-name="ce2" office:value-type="string" calcext:value-type="string">
            <text:p><text:a xlink:href="https://en.wikipedia.org/wiki/ISO_3166-2:IM" xlink:type="simple">ISO 3166-2:IM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IMN 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IM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IN</text:p>
          </table:table-cell>
          <table:table-cell table:style-name="ce2" office:value-type="string" calcext:value-type="string">
            <text:p><text:a xlink:href="https://en.wikipedia.org/wiki/India" xlink:type="simple">Ind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n" xlink:type="simple">.in</text:a></text:p>
          </table:table-cell>
          <table:table-cell table:style-name="ce2" office:value-type="string" calcext:value-type="string">
            <text:p><text:a xlink:href="https://en.wikipedia.org/wiki/ISO_3166-2:IN" xlink:type="simple">ISO 3166-2:IN</text:a></text:p>
          </table:table-cell>
          <table:table-cell table:style-name="ce11"/>
          <table:table-cell office:value-type="string" calcext:value-type="string">
            <text:p>IND </text:p>
          </table:table-cell>
          <table:table-cell office:value-type="float" office:value="356" calcext:value-type="float">
            <text:p>35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IO</text:p>
          </table:table-cell>
          <table:table-cell table:style-name="ce2" office:value-type="string" calcext:value-type="string">
            <text:p><text:a xlink:href="https://en.wikipedia.org/wiki/British_Indian_Ocean_Territory" xlink:type="simple">British Indian Ocean Territor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o" xlink:type="simple">.io</text:a></text:p>
          </table:table-cell>
          <table:table-cell table:style-name="ce2" office:value-type="string" calcext:value-type="string">
            <text:p><text:a xlink:href="https://en.wikipedia.org/wiki/ISO_3166-2:IO" xlink:type="simple">ISO 3166-2:IO</text:a></text:p>
          </table:table-cell>
          <table:table-cell table:style-name="ce11"/>
          <table:table-cell office:value-type="string" calcext:value-type="string">
            <text:p>IOT 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IQ</text:p>
          </table:table-cell>
          <table:table-cell table:style-name="ce2" office:value-type="string" calcext:value-type="string">
            <text:p><text:a xlink:href="https://en.wikipedia.org/wiki/Iraq" xlink:type="simple">Iraq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q" xlink:type="simple">.iq</text:a></text:p>
          </table:table-cell>
          <table:table-cell table:style-name="ce2" office:value-type="string" calcext:value-type="string">
            <text:p><text:a xlink:href="https://en.wikipedia.org/wiki/ISO_3166-2:IQ" xlink:type="simple">ISO 3166-2:IQ</text:a></text:p>
          </table:table-cell>
          <table:table-cell table:style-name="ce11"/>
          <table:table-cell office:value-type="string" calcext:value-type="string">
            <text:p>IRQ 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IR</text:p>
          </table:table-cell>
          <table:table-cell table:style-name="ce2" office:value-type="string" calcext:value-type="string">
            <text:p><text:a xlink:href="https://en.wikipedia.org/wiki/Iran" xlink:type="simple">Iran (Islamic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r" xlink:type="simple">.ir</text:a></text:p>
          </table:table-cell>
          <table:table-cell table:style-name="ce2" office:value-type="string" calcext:value-type="string">
            <text:p><text:a xlink:href="https://en.wikipedia.org/wiki/ISO_3166-2:IR" xlink:type="simple">ISO 3166-2:IR</text:a></text:p>
          </table:table-cell>
          <table:table-cell table:style-name="ce2" office:value-type="string" calcext:value-type="string">
            <text:p>ISO country name follows UN designation (common name: Iran) </text:p>
          </table:table-cell>
          <table:table-cell office:value-type="string" calcext:value-type="string">
            <text:p>IRN 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IS</text:p>
          </table:table-cell>
          <table:table-cell table:style-name="ce2" office:value-type="string" calcext:value-type="string">
            <text:p><text:a xlink:href="https://en.wikipedia.org/wiki/Iceland" xlink:type="simple">Ice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s" xlink:type="simple">.is</text:a></text:p>
          </table:table-cell>
          <table:table-cell table:style-name="ce2" office:value-type="string" calcext:value-type="string">
            <text:p><text:a xlink:href="https://en.wikipedia.org/wiki/ISO_3166-2:IS" xlink:type="simple">ISO 3166-2:IS</text:a></text:p>
          </table:table-cell>
          <table:table-cell table:style-name="ce2" office:value-type="string" calcext:value-type="string">
            <text:p>Code taken from name in <text:a xlink:href="https://en.wikipedia.org/wiki/Icelandic_language" xlink:type="simple">Icelandic</text:a>: Ísland </text:p>
          </table:table-cell>
          <table:table-cell office:value-type="string" calcext:value-type="string">
            <text:p>ISL 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T</text:p>
          </table:table-cell>
          <table:table-cell table:style-name="ce2" office:value-type="string" calcext:value-type="string">
            <text:p><text:a xlink:href="https://en.wikipedia.org/wiki/Italy" xlink:type="simple">Ital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it" xlink:type="simple">.it</text:a></text:p>
          </table:table-cell>
          <table:table-cell table:style-name="ce2" office:value-type="string" calcext:value-type="string">
            <text:p><text:a xlink:href="https://en.wikipedia.org/wiki/ISO_3166-2:IT" xlink:type="simple">ISO 3166-2:IT</text:a></text:p>
          </table:table-cell>
          <table:table-cell table:style-name="ce11"/>
          <table:table-cell office:value-type="string" calcext:value-type="string">
            <text:p>ITA 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6" table:visibility="filter">
          <table:table-cell table:style-name="ce9" office:value-type="string" calcext:value-type="string">
            <text:p>JE</text:p>
          </table:table-cell>
          <table:table-cell table:style-name="ce2" office:value-type="string" calcext:value-type="string">
            <text:p><text:a xlink:href="https://en.wikipedia.org/wiki/Jersey" xlink:type="simple">Jersey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je" xlink:type="simple">.je</text:a></text:p>
          </table:table-cell>
          <table:table-cell table:style-name="ce2" office:value-type="string" calcext:value-type="string">
            <text:p><text:a xlink:href="https://en.wikipedia.org/wiki/ISO_3166-2:JE" xlink:type="simple">ISO 3166-2:JE</text:a></text:p>
          </table:table-cell>
          <table:table-cell table:style-name="ce2" office:value-type="string" calcext:value-type="string">
            <text:p>a <text:a xlink:href="https://en.wikipedia.org/wiki/United_Kingdom" xlink:type="simple">British</text:a> <text:a xlink:href="https://en.wikipedia.org/wiki/Crown_dependency" xlink:type="simple">Crown dependency</text:a> </text:p>
          </table:table-cell>
          <table:table-cell office:value-type="string" calcext:value-type="string">
            <text:p>JEY 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SEPA GB</text:p>
          </table:table-cell>
          <table:table-cell table:style-name="ce2" office:value-type="string" calcext:value-type="string">
            <text:p>Country code is included in UK, means IBAN starts with UK, resulted BIC contains JE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JM</text:p>
          </table:table-cell>
          <table:table-cell table:style-name="ce2" office:value-type="string" calcext:value-type="string">
            <text:p><text:a xlink:href="https://en.wikipedia.org/wiki/Jamaica" xlink:type="simple">Jama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m" xlink:type="simple">.jm</text:a></text:p>
          </table:table-cell>
          <table:table-cell table:style-name="ce2" office:value-type="string" calcext:value-type="string">
            <text:p><text:a xlink:href="https://en.wikipedia.org/wiki/ISO_3166-2:JM" xlink:type="simple">ISO 3166-2:JM</text:a></text:p>
          </table:table-cell>
          <table:table-cell table:style-name="ce11"/>
          <table:table-cell office:value-type="string" calcext:value-type="string">
            <text:p>JAM 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JO</text:p>
          </table:table-cell>
          <table:table-cell table:style-name="ce2" office:value-type="string" calcext:value-type="string">
            <text:p><text:a xlink:href="https://en.wikipedia.org/wiki/Jordan" xlink:type="simple">Jord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o" xlink:type="simple">.jo</text:a></text:p>
          </table:table-cell>
          <table:table-cell table:style-name="ce2" office:value-type="string" calcext:value-type="string">
            <text:p><text:a xlink:href="https://en.wikipedia.org/wiki/ISO_3166-2:JO" xlink:type="simple">ISO 3166-2:JO</text:a></text:p>
          </table:table-cell>
          <table:table-cell table:style-name="ce11"/>
          <table:table-cell office:value-type="string" calcext:value-type="string">
            <text:p>JOR 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JP</text:p>
          </table:table-cell>
          <table:table-cell table:style-name="ce2" office:value-type="string" calcext:value-type="string">
            <text:p><text:a xlink:href="https://en.wikipedia.org/wiki/Japan" xlink:type="simple">Jap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jp" xlink:type="simple">.jp</text:a></text:p>
          </table:table-cell>
          <table:table-cell table:style-name="ce2" office:value-type="string" calcext:value-type="string">
            <text:p><text:a xlink:href="https://en.wikipedia.org/wiki/ISO_3166-2:JP" xlink:type="simple">ISO 3166-2:JP</text:a></text:p>
          </table:table-cell>
          <table:table-cell table:style-name="ce11"/>
          <table:table-cell office:value-type="string" calcext:value-type="string">
            <text:p>JPN </text:p>
          </table:table-cell>
          <table:table-cell office:value-type="float" office:value="392" calcext:value-type="float">
            <text:p>39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E</text:p>
          </table:table-cell>
          <table:table-cell table:style-name="ce2" office:value-type="string" calcext:value-type="string">
            <text:p><text:a xlink:href="https://en.wikipedia.org/wiki/Kenya" xlink:type="simple">Keny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e" xlink:type="simple">.ke</text:a></text:p>
          </table:table-cell>
          <table:table-cell table:style-name="ce2" office:value-type="string" calcext:value-type="string">
            <text:p><text:a xlink:href="https://en.wikipedia.org/wiki/ISO_3166-2:KE" xlink:type="simple">ISO 3166-2:KE</text:a></text:p>
          </table:table-cell>
          <table:table-cell table:style-name="ce11"/>
          <table:table-cell office:value-type="string" calcext:value-type="string">
            <text:p>KEN 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G</text:p>
          </table:table-cell>
          <table:table-cell table:style-name="ce2" office:value-type="string" calcext:value-type="string">
            <text:p><text:a xlink:href="https://en.wikipedia.org/wiki/Kyrgyzstan" xlink:type="simple">Kyrgyz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kg" xlink:type="simple">.kg</text:a></text:p>
          </table:table-cell>
          <table:table-cell table:style-name="ce2" office:value-type="string" calcext:value-type="string">
            <text:p><text:a xlink:href="https://en.wikipedia.org/wiki/ISO_3166-2:KG" xlink:type="simple">ISO 3166-2:KG</text:a></text:p>
          </table:table-cell>
          <table:table-cell table:style-name="ce11"/>
          <table:table-cell office:value-type="string" calcext:value-type="string">
            <text:p>KGZ </text:p>
          </table:table-cell>
          <table:table-cell office:value-type="float" office:value="417" calcext:value-type="float">
            <text:p>417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KH</text:p>
          </table:table-cell>
          <table:table-cell table:style-name="ce2" office:value-type="string" calcext:value-type="string">
            <text:p><text:a xlink:href="https://en.wikipedia.org/wiki/Cambodia" xlink:type="simple">Cambod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h" xlink:type="simple">.kh</text:a></text:p>
          </table:table-cell>
          <table:table-cell table:style-name="ce2" office:value-type="string" calcext:value-type="string">
            <text:p><text:a xlink:href="https://en.wikipedia.org/wiki/ISO_3166-2:KH" xlink:type="simple">ISO 3166-2:KH</text:a></text:p>
          </table:table-cell>
          <table:table-cell table:style-name="ce2" office:value-type="string" calcext:value-type="string">
            <text:p>Code taken from former name: <text:a xlink:href="https://en.wikipedia.org/wiki/Khmer_Republic" xlink:type="simple">Khmer Republic</text:a></text:p>
            <text:p>Previous ISO country name: <text:a xlink:href="https://en.wikipedia.org/wiki/Democratic_Kampuchea" xlink:type="simple">Kampuchea</text:a> </text:p>
          </table:table-cell>
          <table:table-cell office:value-type="string" calcext:value-type="string">
            <text:p>KHM 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I</text:p>
          </table:table-cell>
          <table:table-cell table:style-name="ce2" office:value-type="string" calcext:value-type="string">
            <text:p><text:a xlink:href="https://en.wikipedia.org/wiki/Kiribati" xlink:type="simple">Kiribati</text:a></text:p>
          </table:table-cell>
          <table:table-cell table:style-name="ce9" office:value-type="float" office:value="1979" calcext:value-type="float">
            <text:p>1979</text:p>
          </table:table-cell>
          <table:table-cell table:style-name="ce9" office:value-type="string" calcext:value-type="string">
            <text:p><text:a xlink:href="https://en.wikipedia.org/wiki/.ki" xlink:type="simple">.ki</text:a></text:p>
          </table:table-cell>
          <table:table-cell table:style-name="ce2" office:value-type="string" calcext:value-type="string">
            <text:p><text:a xlink:href="https://en.wikipedia.org/wiki/ISO_3166-2:KI" xlink:type="simple">ISO 3166-2:KI</text:a></text:p>
          </table:table-cell>
          <table:table-cell table:style-name="ce11"/>
          <table:table-cell office:value-type="string" calcext:value-type="string">
            <text:p>KIR </text:p>
          </table:table-cell>
          <table:table-cell office:value-type="float" office:value="296" calcext:value-type="float">
            <text:p>2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M</text:p>
          </table:table-cell>
          <table:table-cell table:style-name="ce2" office:value-type="string" calcext:value-type="string">
            <text:p><text:a xlink:href="https://en.wikipedia.org/wiki/Comoros" xlink:type="simple">Comoro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m" xlink:type="simple">.km</text:a></text:p>
          </table:table-cell>
          <table:table-cell table:style-name="ce2" office:value-type="string" calcext:value-type="string">
            <text:p><text:a xlink:href="https://en.wikipedia.org/wiki/ISO_3166-2:KM" xlink:type="simple">ISO 3166-2:KM</text:a></text:p>
          </table:table-cell>
          <table:table-cell table:style-name="ce2" office:value-type="string" calcext:value-type="string">
            <text:p>Code taken from name in <text:a xlink:href="https://en.wikipedia.org/wiki/Comorian_language" xlink:type="simple">Comorian</text:a>: Komori </text:p>
          </table:table-cell>
          <table:table-cell office:value-type="string" calcext:value-type="string">
            <text:p>COM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N</text:p>
          </table:table-cell>
          <table:table-cell table:style-name="ce2" office:value-type="string" calcext:value-type="string">
            <text:p><text:a xlink:href="https://en.wikipedia.org/wiki/Saint_Kitts_and_Nevis" xlink:type="simple">Saint Kitts and Nevi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n" xlink:type="simple">.kn</text:a></text:p>
          </table:table-cell>
          <table:table-cell table:style-name="ce2" office:value-type="string" calcext:value-type="string">
            <text:p><text:a xlink:href="https://en.wikipedia.org/wiki/ISO_3166-2:KN" xlink:type="simple">ISO 3166-2:KN</text:a></text:p>
          </table:table-cell>
          <table:table-cell table:style-name="ce2" office:value-type="string" calcext:value-type="string">
            <text:p>Previous ISO country name: <text:a xlink:href="https://en.wikipedia.org/wiki/Saint_Christopher-Nevis-Anguilla" xlink:type="simple">Saint Kitts-Nevis-Anguilla</text:a> </text:p>
          </table:table-cell>
          <table:table-cell office:value-type="string" calcext:value-type="string">
            <text:p>KNA </text:p>
          </table:table-cell>
          <table:table-cell office:value-type="float" office:value="659" calcext:value-type="float">
            <text:p>659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P</text:p>
          </table:table-cell>
          <table:table-cell table:style-name="ce2" office:value-type="string" calcext:value-type="string">
            <text:p><text:a xlink:href="https://en.wikipedia.org/wiki/North_Korea" xlink:type="simple">Korea (Democratic People's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p" xlink:type="simple">.kp</text:a></text:p>
          </table:table-cell>
          <table:table-cell table:style-name="ce2" office:value-type="string" calcext:value-type="string">
            <text:p><text:a xlink:href="https://en.wikipedia.org/wiki/ISO_3166-2:KP" xlink:type="simple">ISO 3166-2:KP</text:a></text:p>
          </table:table-cell>
          <table:table-cell table:style-name="ce2" office:value-type="string" calcext:value-type="string">
            <text:p>ISO country name follows UN designation (common name: North Korea) </text:p>
          </table:table-cell>
          <table:table-cell office:value-type="string" calcext:value-type="string">
            <text:p>PRK 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KR</text:p>
          </table:table-cell>
          <table:table-cell table:style-name="ce2" office:value-type="string" calcext:value-type="string">
            <text:p><text:a xlink:href="https://en.wikipedia.org/wiki/South_Korea" xlink:type="simple">Korea, Republic of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r" xlink:type="simple">.kr</text:a></text:p>
          </table:table-cell>
          <table:table-cell table:style-name="ce2" office:value-type="string" calcext:value-type="string">
            <text:p><text:a xlink:href="https://en.wikipedia.org/wiki/ISO_3166-2:KR" xlink:type="simple">ISO 3166-2:KR</text:a></text:p>
          </table:table-cell>
          <table:table-cell table:style-name="ce2" office:value-type="string" calcext:value-type="string">
            <text:p>ISO country name follows UN designation (common name: South Korea) </text:p>
          </table:table-cell>
          <table:table-cell office:value-type="string" calcext:value-type="string">
            <text:p>KOR </text:p>
          </table:table-cell>
          <table:table-cell office:value-type="float" office:value="410" calcext:value-type="float">
            <text:p>41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KW</text:p>
          </table:table-cell>
          <table:table-cell table:style-name="ce2" office:value-type="string" calcext:value-type="string">
            <text:p><text:a xlink:href="https://en.wikipedia.org/wiki/Kuwait" xlink:type="simple">Kuwai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w" xlink:type="simple">.kw</text:a></text:p>
          </table:table-cell>
          <table:table-cell table:style-name="ce2" office:value-type="string" calcext:value-type="string">
            <text:p><text:a xlink:href="https://en.wikipedia.org/wiki/ISO_3166-2:KW" xlink:type="simple">ISO 3166-2:KW</text:a></text:p>
          </table:table-cell>
          <table:table-cell table:style-name="ce11"/>
          <table:table-cell office:value-type="string" calcext:value-type="string">
            <text:p>KWT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KY</text:p>
          </table:table-cell>
          <table:table-cell table:style-name="ce2" office:value-type="string" calcext:value-type="string">
            <text:p><text:a xlink:href="https://en.wikipedia.org/wiki/Cayman_Islands" xlink:type="simple">Cayman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ky" xlink:type="simple">.ky</text:a></text:p>
          </table:table-cell>
          <table:table-cell table:style-name="ce2" office:value-type="string" calcext:value-type="string">
            <text:p><text:a xlink:href="https://en.wikipedia.org/wiki/ISO_3166-2:KY" xlink:type="simple">ISO 3166-2:KY</text:a></text:p>
          </table:table-cell>
          <table:table-cell table:style-name="ce11"/>
          <table:table-cell office:value-type="string" calcext:value-type="string">
            <text:p>CYM 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KZ</text:p>
          </table:table-cell>
          <table:table-cell table:style-name="ce2" office:value-type="string" calcext:value-type="string">
            <text:p><text:a xlink:href="https://en.wikipedia.org/wiki/Kazakhstan" xlink:type="simple">Kazakh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kz" xlink:type="simple">.kz</text:a></text:p>
          </table:table-cell>
          <table:table-cell table:style-name="ce2" office:value-type="string" calcext:value-type="string">
            <text:p><text:a xlink:href="https://en.wikipedia.org/wiki/ISO_3166-2:KZ" xlink:type="simple">ISO 3166-2:KZ</text:a></text:p>
          </table:table-cell>
          <table:table-cell table:style-name="ce2" office:value-type="string" calcext:value-type="string">
            <text:p>Previous ISO country name: Kazakstan </text:p>
          </table:table-cell>
          <table:table-cell office:value-type="string" calcext:value-type="string">
            <text:p>KAZ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LA</text:p>
          </table:table-cell>
          <table:table-cell table:style-name="ce2" office:value-type="string" calcext:value-type="string">
            <text:p><text:a xlink:href="https://en.wikipedia.org/wiki/Laos" xlink:type="simple">Lao People's Democratic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a" xlink:type="simple">.la</text:a></text:p>
          </table:table-cell>
          <table:table-cell table:style-name="ce2" office:value-type="string" calcext:value-type="string">
            <text:p><text:a xlink:href="https://en.wikipedia.org/wiki/ISO_3166-2:LA" xlink:type="simple">ISO 3166-2:LA</text:a></text:p>
          </table:table-cell>
          <table:table-cell table:style-name="ce2" office:value-type="string" calcext:value-type="string">
            <text:p>ISO country name follows UN designation (common name: Laos) </text:p>
          </table:table-cell>
          <table:table-cell office:value-type="string" calcext:value-type="string">
            <text:p>LAO </text:p>
          </table:table-cell>
          <table:table-cell office:value-type="float" office:value="418" calcext:value-type="float">
            <text:p>41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LB</text:p>
          </table:table-cell>
          <table:table-cell table:style-name="ce2" office:value-type="string" calcext:value-type="string">
            <text:p><text:a xlink:href="https://en.wikipedia.org/wiki/Lebanon" xlink:type="simple">Leban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b" xlink:type="simple">.lb</text:a></text:p>
          </table:table-cell>
          <table:table-cell table:style-name="ce2" office:value-type="string" calcext:value-type="string">
            <text:p><text:a xlink:href="https://en.wikipedia.org/wiki/ISO_3166-2:LB" xlink:type="simple">ISO 3166-2:LB</text:a></text:p>
          </table:table-cell>
          <table:table-cell table:style-name="ce11"/>
          <table:table-cell office:value-type="string" calcext:value-type="string">
            <text:p>LBN 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C</text:p>
          </table:table-cell>
          <table:table-cell table:style-name="ce2" office:value-type="string" calcext:value-type="string">
            <text:p><text:a xlink:href="https://en.wikipedia.org/wiki/Saint_Lucia" xlink:type="simple">Saint Luc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c" xlink:type="simple">.lc</text:a></text:p>
          </table:table-cell>
          <table:table-cell table:style-name="ce2" office:value-type="string" calcext:value-type="string">
            <text:p><text:a xlink:href="https://en.wikipedia.org/wiki/ISO_3166-2:LC" xlink:type="simple">ISO 3166-2:LC</text:a></text:p>
          </table:table-cell>
          <table:table-cell table:style-name="ce11"/>
          <table:table-cell office:value-type="string" calcext:value-type="string">
            <text:p>LCA 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I</text:p>
          </table:table-cell>
          <table:table-cell table:style-name="ce2" office:value-type="string" calcext:value-type="string">
            <text:p><text:a xlink:href="https://en.wikipedia.org/wiki/Liechtenstein" xlink:type="simple">Liechtenstei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i" xlink:type="simple">.li</text:a></text:p>
          </table:table-cell>
          <table:table-cell table:style-name="ce2" office:value-type="string" calcext:value-type="string">
            <text:p><text:a xlink:href="https://en.wikipedia.org/wiki/ISO_3166-2:LI" xlink:type="simple">ISO 3166-2:LI</text:a></text:p>
          </table:table-cell>
          <table:table-cell table:style-name="ce11"/>
          <table:table-cell office:value-type="string" calcext:value-type="string">
            <text:p>LIE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LK</text:p>
          </table:table-cell>
          <table:table-cell table:style-name="ce2" office:value-type="string" calcext:value-type="string">
            <text:p><text:a xlink:href="https://en.wikipedia.org/wiki/Sri_Lanka" xlink:type="simple">Sri Lank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k" xlink:type="simple">.lk</text:a></text:p>
          </table:table-cell>
          <table:table-cell table:style-name="ce2" office:value-type="string" calcext:value-type="string">
            <text:p><text:a xlink:href="https://en.wikipedia.org/wiki/ISO_3166-2:LK" xlink:type="simple">ISO 3166-2:LK</text:a></text:p>
          </table:table-cell>
          <table:table-cell table:style-name="ce11"/>
          <table:table-cell office:value-type="string" calcext:value-type="string">
            <text:p>LKA </text:p>
          </table:table-cell>
          <table:table-cell office:value-type="float" office:value="144" calcext:value-type="float">
            <text:p>14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LR</text:p>
          </table:table-cell>
          <table:table-cell table:style-name="ce2" office:value-type="string" calcext:value-type="string">
            <text:p><text:a xlink:href="https://en.wikipedia.org/wiki/Liberia" xlink:type="simple">Lib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r" xlink:type="simple">.lr</text:a></text:p>
          </table:table-cell>
          <table:table-cell table:style-name="ce2" office:value-type="string" calcext:value-type="string">
            <text:p><text:a xlink:href="https://en.wikipedia.org/wiki/ISO_3166-2:LR" xlink:type="simple">ISO 3166-2:LR</text:a></text:p>
          </table:table-cell>
          <table:table-cell table:style-name="ce11"/>
          <table:table-cell office:value-type="string" calcext:value-type="string">
            <text:p>LBR </text:p>
          </table:table-cell>
          <table:table-cell office:value-type="float" office:value="430" calcext:value-type="float">
            <text:p>43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LS</text:p>
          </table:table-cell>
          <table:table-cell table:style-name="ce2" office:value-type="string" calcext:value-type="string">
            <text:p><text:a xlink:href="https://en.wikipedia.org/wiki/Lesotho" xlink:type="simple">Lesoth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s" xlink:type="simple">.ls</text:a></text:p>
          </table:table-cell>
          <table:table-cell table:style-name="ce2" office:value-type="string" calcext:value-type="string">
            <text:p><text:a xlink:href="https://en.wikipedia.org/wiki/ISO_3166-2:LS" xlink:type="simple">ISO 3166-2:LS</text:a></text:p>
          </table:table-cell>
          <table:table-cell table:style-name="ce11"/>
          <table:table-cell office:value-type="string" calcext:value-type="string">
            <text:p>LSO </text:p>
          </table:table-cell>
          <table:table-cell office:value-type="float" office:value="426" calcext:value-type="float">
            <text:p>42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LT</text:p>
          </table:table-cell>
          <table:table-cell table:style-name="ce2" office:value-type="string" calcext:value-type="string">
            <text:p><text:a xlink:href="https://en.wikipedia.org/wiki/Lithuania" xlink:type="simple">Lithua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lt" xlink:type="simple">.lt</text:a></text:p>
          </table:table-cell>
          <table:table-cell table:style-name="ce2" office:value-type="string" calcext:value-type="string">
            <text:p><text:a xlink:href="https://en.wikipedia.org/wiki/ISO_3166-2:LT" xlink:type="simple">ISO 3166-2:LT</text:a></text:p>
          </table:table-cell>
          <table:table-cell table:style-name="ce11"/>
          <table:table-cell office:value-type="string" calcext:value-type="string">
            <text:p>LTU 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U</text:p>
          </table:table-cell>
          <table:table-cell table:style-name="ce2" office:value-type="string" calcext:value-type="string">
            <text:p><text:a xlink:href="https://en.wikipedia.org/wiki/Luxembourg" xlink:type="simple">Luxembourg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u" xlink:type="simple">.lu</text:a></text:p>
          </table:table-cell>
          <table:table-cell table:style-name="ce2" office:value-type="string" calcext:value-type="string">
            <text:p><text:a xlink:href="https://en.wikipedia.org/wiki/ISO_3166-2:LU" xlink:type="simple">ISO 3166-2:LU</text:a></text:p>
          </table:table-cell>
          <table:table-cell table:style-name="ce11"/>
          <table:table-cell office:value-type="string" calcext:value-type="string">
            <text:p>LUX 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V</text:p>
          </table:table-cell>
          <table:table-cell table:style-name="ce2" office:value-type="string" calcext:value-type="string">
            <text:p><text:a xlink:href="https://en.wikipedia.org/wiki/Latvia" xlink:type="simple">Latv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lv" xlink:type="simple">.lv</text:a></text:p>
          </table:table-cell>
          <table:table-cell table:style-name="ce2" office:value-type="string" calcext:value-type="string">
            <text:p><text:a xlink:href="https://en.wikipedia.org/wiki/ISO_3166-2:LV" xlink:type="simple">ISO 3166-2:LV</text:a></text:p>
          </table:table-cell>
          <table:table-cell table:style-name="ce11"/>
          <table:table-cell office:value-type="string" calcext:value-type="string">
            <text:p>LVA 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LY</text:p>
          </table:table-cell>
          <table:table-cell table:style-name="ce2" office:value-type="string" calcext:value-type="string">
            <text:p><text:a xlink:href="https://en.wikipedia.org/wiki/Libya" xlink:type="simple">Liby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ly" xlink:type="simple">.ly</text:a></text:p>
          </table:table-cell>
          <table:table-cell table:style-name="ce2" office:value-type="string" calcext:value-type="string">
            <text:p><text:a xlink:href="https://en.wikipedia.org/wiki/ISO_3166-2:LY" xlink:type="simple">ISO 3166-2:LY</text:a></text:p>
          </table:table-cell>
          <table:table-cell table:style-name="ce2" office:value-type="string" calcext:value-type="string">
            <text:p>Previous ISO country name: <text:a xlink:href="https://en.wikipedia.org/wiki/Libyan_Arab_Jamahiriya" xlink:type="simple">Libyan Arab Jamahiriya</text:a> </text:p>
          </table:table-cell>
          <table:table-cell office:value-type="string" calcext:value-type="string">
            <text:p>LBY 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A</text:p>
          </table:table-cell>
          <table:table-cell table:style-name="ce2" office:value-type="string" calcext:value-type="string">
            <text:p><text:a xlink:href="https://en.wikipedia.org/wiki/Morocco" xlink:type="simple">Moroc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a" xlink:type="simple">.ma</text:a></text:p>
          </table:table-cell>
          <table:table-cell table:style-name="ce2" office:value-type="string" calcext:value-type="string">
            <text:p><text:a xlink:href="https://en.wikipedia.org/wiki/ISO_3166-2:MA" xlink:type="simple">ISO 3166-2:MA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Maroc </text:p>
          </table:table-cell>
          <table:table-cell office:value-type="string" calcext:value-type="string">
            <text:p>MAR 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MC</text:p>
          </table:table-cell>
          <table:table-cell table:style-name="ce2" office:value-type="string" calcext:value-type="string">
            <text:p><text:a xlink:href="https://en.wikipedia.org/wiki/Monaco" xlink:type="simple">Mona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c" xlink:type="simple">.mc</text:a></text:p>
          </table:table-cell>
          <table:table-cell table:style-name="ce2" office:value-type="string" calcext:value-type="string">
            <text:p><text:a xlink:href="https://en.wikipedia.org/wiki/ISO_3166-2:MC" xlink:type="simple">ISO 3166-2:MC</text:a></text:p>
          </table:table-cell>
          <table:table-cell table:style-name="ce11"/>
          <table:table-cell office:value-type="string" calcext:value-type="string">
            <text:p>MCO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4">
          <table:table-cell table:style-name="ce9" office:value-type="string" calcext:value-type="string">
            <text:p>MD</text:p>
          </table:table-cell>
          <table:table-cell table:style-name="ce2" office:value-type="string" calcext:value-type="string">
            <text:p><text:a xlink:href="https://en.wikipedia.org/wiki/Moldova" xlink:type="simple">Moldova, Republic of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md" xlink:type="simple">.md</text:a></text:p>
          </table:table-cell>
          <table:table-cell table:style-name="ce2" office:value-type="string" calcext:value-type="string">
            <text:p><text:a xlink:href="https://en.wikipedia.org/wiki/ISO_3166-2:MD" xlink:type="simple">ISO 3166-2:MD</text:a></text:p>
          </table:table-cell>
          <table:table-cell table:style-name="ce2" office:value-type="string" calcext:value-type="string">
            <text:p>ISO country name follows UN designation (common name and previous ISO country name: Moldova) </text:p>
          </table:table-cell>
          <table:table-cell office:value-type="string" calcext:value-type="string">
            <text:p>MDA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ME</text:p>
          </table:table-cell>
          <table:table-cell table:style-name="ce2" office:value-type="string" calcext:value-type="string">
            <text:p><text:a xlink:href="https://en.wikipedia.org/wiki/Montenegro" xlink:type="simple">Montenegro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me" xlink:type="simple">.me</text:a></text:p>
          </table:table-cell>
          <table:table-cell table:style-name="ce2" office:value-type="string" calcext:value-type="string">
            <text:p><text:a xlink:href="https://en.wikipedia.org/wiki/ISO_3166-2:ME" xlink:type="simple">ISO 3166-2:ME</text:a></text:p>
          </table:table-cell>
          <table:table-cell table:style-name="ce11"/>
          <table:table-cell office:value-type="string" calcext:value-type="string">
            <text:p>MNE 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F</text:p>
          </table:table-cell>
          <table:table-cell table:style-name="ce2" office:value-type="string" calcext:value-type="string">
            <text:p><text:a xlink:href="https://en.wikipedia.org/wiki/Collectivity_of_Saint_Martin" xlink:type="simple">Saint Martin (French part)</text:a>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string" calcext:value-type="string">
            <text:p><text:a xlink:href="https://en.wikipedia.org/wiki/.mf" xlink:type="simple">.mf</text:a></text:p>
          </table:table-cell>
          <table:table-cell table:style-name="ce2" office:value-type="string" calcext:value-type="string">
            <text:p><text:a xlink:href="https://en.wikipedia.org/wiki/ISO_3166-2:MF" xlink:type="simple">ISO 3166-2:MF</text:a></text:p>
          </table:table-cell>
          <table:table-cell table:style-name="ce2" office:value-type="string" calcext:value-type="string">
            <text:p>The <text:a xlink:href="https://en.wikipedia.org/wiki/Sint_Maarten" xlink:type="simple">Dutch part</text:a> of <text:a xlink:href="https://en.wikipedia.org/wiki/Saint_Martin_(island)" xlink:type="simple">Saint Martin</text:a> island is assigned code <text:a xlink:href="https://en.wikipedia.org/wiki/ISO_3166-1_alpha-2#SX" xlink:type="simple">SX</text:a> </text:p>
          </table:table-cell>
          <table:table-cell office:value-type="string" calcext:value-type="string">
            <text:p>MAF 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G</text:p>
          </table:table-cell>
          <table:table-cell table:style-name="ce2" office:value-type="string" calcext:value-type="string">
            <text:p><text:a xlink:href="https://en.wikipedia.org/wiki/Madagascar" xlink:type="simple">Madagasc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g" xlink:type="simple">.mg</text:a></text:p>
          </table:table-cell>
          <table:table-cell table:style-name="ce2" office:value-type="string" calcext:value-type="string">
            <text:p><text:a xlink:href="https://en.wikipedia.org/wiki/ISO_3166-2:MG" xlink:type="simple">ISO 3166-2:MG</text:a></text:p>
          </table:table-cell>
          <table:table-cell table:style-name="ce11"/>
          <table:table-cell office:value-type="string" calcext:value-type="string">
            <text:p>MDG 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H</text:p>
          </table:table-cell>
          <table:table-cell table:style-name="ce2" office:value-type="string" calcext:value-type="string">
            <text:p><text:a xlink:href="https://en.wikipedia.org/wiki/Marshall_Islands" xlink:type="simple">Marshall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mh" xlink:type="simple">.mh</text:a></text:p>
          </table:table-cell>
          <table:table-cell table:style-name="ce2" office:value-type="string" calcext:value-type="string">
            <text:p><text:a xlink:href="https://en.wikipedia.org/wiki/ISO_3166-2:MH" xlink:type="simple">ISO 3166-2:MH</text:a></text:p>
          </table:table-cell>
          <table:table-cell table:style-name="ce11"/>
          <table:table-cell office:value-type="string" calcext:value-type="string">
            <text:p>MHL </text:p>
          </table:table-cell>
          <table:table-cell office:value-type="float" office:value="584" calcext:value-type="float">
            <text:p>584</text:p>
          </table:table-cell>
          <table:table-cell table:number-columns-repeated="4"/>
          <table:table-cell table:style-name="Default"/>
        </table:table-row>
        <table:table-row table:style-name="ro6">
          <table:table-cell table:style-name="ce9" office:value-type="string" calcext:value-type="string">
            <text:p>MK</text:p>
          </table:table-cell>
          <table:table-cell table:style-name="ce2" office:value-type="string" calcext:value-type="string">
            <text:p><text:a xlink:href="https://en.wikipedia.org/wiki/North_Macedonia" xlink:type="simple">North Macedon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mk" xlink:type="simple">.mk</text:a></text:p>
          </table:table-cell>
          <table:table-cell table:style-name="ce2" office:value-type="string" calcext:value-type="string">
            <text:p><text:a xlink:href="https://en.wikipedia.org/wiki/ISO_3166-2:MK" xlink:type="simple">ISO 3166-2:MK</text:a></text:p>
          </table:table-cell>
          <table:table-cell table:style-name="ce2" office:value-type="string" calcext:value-type="string">
            <text:p>Code taken from name in <text:a xlink:href="https://en.wikipedia.org/wiki/Macedonian_language" xlink:type="simple">Macedonian</text:a>: Severna Makedonija</text:p>
            <text:p>Previous ISO country name: Macedonia, The Former Yugoslav Republic of </text:p>
          </table:table-cell>
          <table:table-cell office:value-type="string" calcext:value-type="string">
            <text:p>MKD 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L</text:p>
          </table:table-cell>
          <table:table-cell table:style-name="ce2" office:value-type="string" calcext:value-type="string">
            <text:p><text:a xlink:href="https://en.wikipedia.org/wiki/Mali" xlink:type="simple">Mal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l" xlink:type="simple">.ml</text:a></text:p>
          </table:table-cell>
          <table:table-cell table:style-name="ce2" office:value-type="string" calcext:value-type="string">
            <text:p><text:a xlink:href="https://en.wikipedia.org/wiki/ISO_3166-2:ML" xlink:type="simple">ISO 3166-2:ML</text:a></text:p>
          </table:table-cell>
          <table:table-cell table:style-name="ce11"/>
          <table:table-cell office:value-type="string" calcext:value-type="string">
            <text:p>MLI 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M</text:p>
          </table:table-cell>
          <table:table-cell table:style-name="ce2" office:value-type="string" calcext:value-type="string">
            <text:p><text:a xlink:href="https://en.wikipedia.org/wiki/Myanmar" xlink:type="simple">Myanmar</text:a></text:p>
          </table:table-cell>
          <table:table-cell table:style-name="ce9" office:value-type="float" office:value="1989" calcext:value-type="float">
            <text:p>1989</text:p>
          </table:table-cell>
          <table:table-cell table:style-name="ce9" office:value-type="string" calcext:value-type="string">
            <text:p><text:a xlink:href="https://en.wikipedia.org/wiki/.mm" xlink:type="simple">.mm</text:a></text:p>
          </table:table-cell>
          <table:table-cell table:style-name="ce2" office:value-type="string" calcext:value-type="string">
            <text:p><text:a xlink:href="https://en.wikipedia.org/wiki/ISO_3166-2:MM" xlink:type="simple">ISO 3166-2:MM</text:a></text:p>
          </table:table-cell>
          <table:table-cell table:style-name="ce2" office:value-type="string" calcext:value-type="string">
            <text:p>Name changed from Burma (BU) </text:p>
          </table:table-cell>
          <table:table-cell office:value-type="string" calcext:value-type="string">
            <text:p>MMR 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N</text:p>
          </table:table-cell>
          <table:table-cell table:style-name="ce2" office:value-type="string" calcext:value-type="string">
            <text:p><text:a xlink:href="https://en.wikipedia.org/wiki/Mongolia" xlink:type="simple">Mongo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n" xlink:type="simple">.mn</text:a></text:p>
          </table:table-cell>
          <table:table-cell table:style-name="ce2" office:value-type="string" calcext:value-type="string">
            <text:p><text:a xlink:href="https://en.wikipedia.org/wiki/ISO_3166-2:MN" xlink:type="simple">ISO 3166-2:MN</text:a></text:p>
          </table:table-cell>
          <table:table-cell table:style-name="ce11"/>
          <table:table-cell office:value-type="string" calcext:value-type="string">
            <text:p>MNG 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O</text:p>
          </table:table-cell>
          <table:table-cell table:style-name="ce2" office:value-type="string" calcext:value-type="string">
            <text:p><text:a xlink:href="https://en.wikipedia.org/wiki/Macau" xlink:type="simple">Maca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o" xlink:type="simple">.mo</text:a></text:p>
          </table:table-cell>
          <table:table-cell table:style-name="ce2" office:value-type="string" calcext:value-type="string">
            <text:p><text:a xlink:href="https://en.wikipedia.org/wiki/ISO_3166-2:MO" xlink:type="simple">ISO 3166-2:MO</text:a></text:p>
          </table:table-cell>
          <table:table-cell table:style-name="ce2" office:value-type="string" calcext:value-type="string">
            <text:p>Previous ISO country name: Macau </text:p>
          </table:table-cell>
          <table:table-cell office:value-type="string" calcext:value-type="string">
            <text:p>MAC </text:p>
          </table:table-cell>
          <table:table-cell office:value-type="float" office:value="446" calcext:value-type="float">
            <text:p>44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P</text:p>
          </table:table-cell>
          <table:table-cell table:style-name="ce2" office:value-type="string" calcext:value-type="string">
            <text:p><text:a xlink:href="https://en.wikipedia.org/wiki/Northern_Mariana_Islands" xlink:type="simple">Northern Mariana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mp" xlink:type="simple">.mp</text:a></text:p>
          </table:table-cell>
          <table:table-cell table:style-name="ce2" office:value-type="string" calcext:value-type="string">
            <text:p><text:a xlink:href="https://en.wikipedia.org/wiki/ISO_3166-2:MP" xlink:type="simple">ISO 3166-2:MP</text:a></text:p>
          </table:table-cell>
          <table:table-cell table:style-name="ce11"/>
          <table:table-cell office:value-type="string" calcext:value-type="string">
            <text:p>MNP </text:p>
          </table:table-cell>
          <table:table-cell office:value-type="float" office:value="580" calcext:value-type="float">
            <text:p>5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Q</text:p>
          </table:table-cell>
          <table:table-cell table:style-name="ce2" office:value-type="string" calcext:value-type="string">
            <text:p><text:a xlink:href="https://en.wikipedia.org/wiki/Martinique" xlink:type="simple">Martiniq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q" xlink:type="simple">.mq</text:a></text:p>
          </table:table-cell>
          <table:table-cell table:style-name="ce2" office:value-type="string" calcext:value-type="string">
            <text:p><text:a xlink:href="https://en.wikipedia.org/wiki/ISO_3166-2:MQ" xlink:type="simple">ISO 3166-2:MQ</text:a></text:p>
          </table:table-cell>
          <table:table-cell table:style-name="ce11"/>
          <table:table-cell office:value-type="string" calcext:value-type="string">
            <text:p>MTQ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MR</text:p>
          </table:table-cell>
          <table:table-cell table:style-name="ce2" office:value-type="string" calcext:value-type="string">
            <text:p><text:a xlink:href="https://en.wikipedia.org/wiki/Mauritania" xlink:type="simple">Maurit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r" xlink:type="simple">.mr</text:a></text:p>
          </table:table-cell>
          <table:table-cell table:style-name="ce2" office:value-type="string" calcext:value-type="string">
            <text:p><text:a xlink:href="https://en.wikipedia.org/wiki/ISO_3166-2:MR" xlink:type="simple">ISO 3166-2:MR</text:a></text:p>
          </table:table-cell>
          <table:table-cell table:style-name="ce11"/>
          <table:table-cell office:value-type="string" calcext:value-type="string">
            <text:p>MRT 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S</text:p>
          </table:table-cell>
          <table:table-cell table:style-name="ce2" office:value-type="string" calcext:value-type="string">
            <text:p><text:a xlink:href="https://en.wikipedia.org/wiki/Montserrat" xlink:type="simple">Montserrat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s" xlink:type="simple">.ms</text:a></text:p>
          </table:table-cell>
          <table:table-cell table:style-name="ce2" office:value-type="string" calcext:value-type="string">
            <text:p><text:a xlink:href="https://en.wikipedia.org/wiki/ISO_3166-2:MS" xlink:type="simple">ISO 3166-2:MS</text:a></text:p>
          </table:table-cell>
          <table:table-cell table:style-name="ce11"/>
          <table:table-cell office:value-type="string" calcext:value-type="string">
            <text:p>MSR 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MT</text:p>
          </table:table-cell>
          <table:table-cell table:style-name="ce2" office:value-type="string" calcext:value-type="string">
            <text:p><text:a xlink:href="https://en.wikipedia.org/wiki/Malta" xlink:type="simple">Malt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t" xlink:type="simple">.mt</text:a></text:p>
          </table:table-cell>
          <table:table-cell table:style-name="ce2" office:value-type="string" calcext:value-type="string">
            <text:p><text:a xlink:href="https://en.wikipedia.org/wiki/ISO_3166-2:MT" xlink:type="simple">ISO 3166-2:MT</text:a></text:p>
          </table:table-cell>
          <table:table-cell table:style-name="ce11"/>
          <table:table-cell office:value-type="string" calcext:value-type="string">
            <text:p>MLT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MU</text:p>
          </table:table-cell>
          <table:table-cell table:style-name="ce2" office:value-type="string" calcext:value-type="string">
            <text:p><text:a xlink:href="https://en.wikipedia.org/wiki/Mauritius" xlink:type="simple">Mauritiu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u" xlink:type="simple">.mu</text:a></text:p>
          </table:table-cell>
          <table:table-cell table:style-name="ce2" office:value-type="string" calcext:value-type="string">
            <text:p><text:a xlink:href="https://en.wikipedia.org/wiki/ISO_3166-2:MU" xlink:type="simple">ISO 3166-2:MU</text:a></text:p>
          </table:table-cell>
          <table:table-cell table:style-name="ce11"/>
          <table:table-cell office:value-type="string" calcext:value-type="string">
            <text:p>MUS 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MV</text:p>
          </table:table-cell>
          <table:table-cell table:style-name="ce2" office:value-type="string" calcext:value-type="string">
            <text:p><text:a xlink:href="https://en.wikipedia.org/wiki/Maldives" xlink:type="simple">Maldiv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v" xlink:type="simple">.mv</text:a></text:p>
          </table:table-cell>
          <table:table-cell table:style-name="ce2" office:value-type="string" calcext:value-type="string">
            <text:p><text:a xlink:href="https://en.wikipedia.org/wiki/ISO_3166-2:MV" xlink:type="simple">ISO 3166-2:MV</text:a></text:p>
          </table:table-cell>
          <table:table-cell table:style-name="ce11"/>
          <table:table-cell office:value-type="string" calcext:value-type="string">
            <text:p>MDV </text:p>
          </table:table-cell>
          <table:table-cell office:value-type="float" office:value="462" calcext:value-type="float">
            <text:p>46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W</text:p>
          </table:table-cell>
          <table:table-cell table:style-name="ce2" office:value-type="string" calcext:value-type="string">
            <text:p><text:a xlink:href="https://en.wikipedia.org/wiki/Malawi" xlink:type="simple">Malaw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w" xlink:type="simple">.mw</text:a></text:p>
          </table:table-cell>
          <table:table-cell table:style-name="ce2" office:value-type="string" calcext:value-type="string">
            <text:p><text:a xlink:href="https://en.wikipedia.org/wiki/ISO_3166-2:MW" xlink:type="simple">ISO 3166-2:MW</text:a></text:p>
          </table:table-cell>
          <table:table-cell table:style-name="ce11"/>
          <table:table-cell office:value-type="string" calcext:value-type="string">
            <text:p>MWI 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X</text:p>
          </table:table-cell>
          <table:table-cell table:style-name="ce2" office:value-type="string" calcext:value-type="string">
            <text:p><text:a xlink:href="https://en.wikipedia.org/wiki/Mexico" xlink:type="simple">Mexi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x" xlink:type="simple">.mx</text:a></text:p>
          </table:table-cell>
          <table:table-cell table:style-name="ce2" office:value-type="string" calcext:value-type="string">
            <text:p><text:a xlink:href="https://en.wikipedia.org/wiki/ISO_3166-2:MX" xlink:type="simple">ISO 3166-2:MX</text:a></text:p>
          </table:table-cell>
          <table:table-cell table:style-name="ce11"/>
          <table:table-cell office:value-type="string" calcext:value-type="string">
            <text:p>MEX </text:p>
          </table:table-cell>
          <table:table-cell office:value-type="float" office:value="484" calcext:value-type="float">
            <text:p>48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Y</text:p>
          </table:table-cell>
          <table:table-cell table:style-name="ce2" office:value-type="string" calcext:value-type="string">
            <text:p><text:a xlink:href="https://en.wikipedia.org/wiki/Malaysia" xlink:type="simple">Malay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y" xlink:type="simple">.my</text:a></text:p>
          </table:table-cell>
          <table:table-cell table:style-name="ce2" office:value-type="string" calcext:value-type="string">
            <text:p><text:a xlink:href="https://en.wikipedia.org/wiki/ISO_3166-2:MY" xlink:type="simple">ISO 3166-2:MY</text:a></text:p>
          </table:table-cell>
          <table:table-cell table:style-name="ce11"/>
          <table:table-cell office:value-type="string" calcext:value-type="string">
            <text:p>MYS </text:p>
          </table:table-cell>
          <table:table-cell office:value-type="float" office:value="458" calcext:value-type="float">
            <text:p>4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MZ</text:p>
          </table:table-cell>
          <table:table-cell table:style-name="ce2" office:value-type="string" calcext:value-type="string">
            <text:p><text:a xlink:href="https://en.wikipedia.org/wiki/Mozambique" xlink:type="simple">Mozambiq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mz" xlink:type="simple">.mz</text:a></text:p>
          </table:table-cell>
          <table:table-cell table:style-name="ce2" office:value-type="string" calcext:value-type="string">
            <text:p><text:a xlink:href="https://en.wikipedia.org/wiki/ISO_3166-2:MZ" xlink:type="simple">ISO 3166-2:MZ</text:a></text:p>
          </table:table-cell>
          <table:table-cell table:style-name="ce11"/>
          <table:table-cell office:value-type="string" calcext:value-type="string">
            <text:p>MOZ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A</text:p>
          </table:table-cell>
          <table:table-cell table:style-name="ce2" office:value-type="string" calcext:value-type="string">
            <text:p><text:a xlink:href="https://en.wikipedia.org/wiki/Namibia" xlink:type="simple">Nami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a" xlink:type="simple">.na</text:a></text:p>
          </table:table-cell>
          <table:table-cell table:style-name="ce2" office:value-type="string" calcext:value-type="string">
            <text:p><text:a xlink:href="https://en.wikipedia.org/wiki/ISO_3166-2:NA" xlink:type="simple">ISO 3166-2:NA</text:a></text:p>
          </table:table-cell>
          <table:table-cell table:style-name="ce11"/>
          <table:table-cell office:value-type="string" calcext:value-type="string">
            <text:p>NAM </text:p>
          </table:table-cell>
          <table:table-cell office:value-type="float" office:value="516" calcext:value-type="float">
            <text:p>51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C</text:p>
          </table:table-cell>
          <table:table-cell table:style-name="ce2" office:value-type="string" calcext:value-type="string">
            <text:p><text:a xlink:href="https://en.wikipedia.org/wiki/New_Caledonia" xlink:type="simple">New Caledo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c" xlink:type="simple">.nc</text:a></text:p>
          </table:table-cell>
          <table:table-cell table:style-name="ce2" office:value-type="string" calcext:value-type="string">
            <text:p><text:a xlink:href="https://en.wikipedia.org/wiki/ISO_3166-2:NC" xlink:type="simple">ISO 3166-2:NC</text:a></text:p>
          </table:table-cell>
          <table:table-cell table:style-name="ce11"/>
          <table:table-cell office:value-type="string" calcext:value-type="string">
            <text:p>NCL 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E</text:p>
          </table:table-cell>
          <table:table-cell table:style-name="ce2" office:value-type="string" calcext:value-type="string">
            <text:p><text:a xlink:href="https://en.wikipedia.org/wiki/Niger" xlink:type="simple">Nige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e" xlink:type="simple">.ne</text:a></text:p>
          </table:table-cell>
          <table:table-cell table:style-name="ce2" office:value-type="string" calcext:value-type="string">
            <text:p><text:a xlink:href="https://en.wikipedia.org/wiki/ISO_3166-2:NE" xlink:type="simple">ISO 3166-2:NE</text:a></text:p>
          </table:table-cell>
          <table:table-cell table:style-name="ce11"/>
          <table:table-cell office:value-type="string" calcext:value-type="string">
            <text:p>NER 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F</text:p>
          </table:table-cell>
          <table:table-cell table:style-name="ce2" office:value-type="string" calcext:value-type="string">
            <text:p><text:a xlink:href="https://en.wikipedia.org/wiki/Norfolk_Island" xlink:type="simple">Norfolk Is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f" xlink:type="simple">.nf</text:a></text:p>
          </table:table-cell>
          <table:table-cell table:style-name="ce2" office:value-type="string" calcext:value-type="string">
            <text:p><text:a xlink:href="https://en.wikipedia.org/wiki/ISO_3166-2:NF" xlink:type="simple">ISO 3166-2:NF</text:a></text:p>
          </table:table-cell>
          <table:table-cell table:style-name="ce11"/>
          <table:table-cell office:value-type="string" calcext:value-type="string">
            <text:p>NFK </text:p>
          </table:table-cell>
          <table:table-cell office:value-type="float" office:value="574" calcext:value-type="float">
            <text:p>57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G</text:p>
          </table:table-cell>
          <table:table-cell table:style-name="ce2" office:value-type="string" calcext:value-type="string">
            <text:p><text:a xlink:href="https://en.wikipedia.org/wiki/Nigeria" xlink:type="simple">Niger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g" xlink:type="simple">.ng</text:a></text:p>
          </table:table-cell>
          <table:table-cell table:style-name="ce2" office:value-type="string" calcext:value-type="string">
            <text:p><text:a xlink:href="https://en.wikipedia.org/wiki/ISO_3166-2:NG" xlink:type="simple">ISO 3166-2:NG</text:a></text:p>
          </table:table-cell>
          <table:table-cell table:style-name="ce11"/>
          <table:table-cell office:value-type="string" calcext:value-type="string">
            <text:p>NGA </text:p>
          </table:table-cell>
          <table:table-cell office:value-type="float" office:value="566" calcext:value-type="float">
            <text:p>56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I</text:p>
          </table:table-cell>
          <table:table-cell table:style-name="ce2" office:value-type="string" calcext:value-type="string">
            <text:p><text:a xlink:href="https://en.wikipedia.org/wiki/Nicaragua" xlink:type="simple">Nicaragu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i" xlink:type="simple">.ni</text:a></text:p>
          </table:table-cell>
          <table:table-cell table:style-name="ce2" office:value-type="string" calcext:value-type="string">
            <text:p><text:a xlink:href="https://en.wikipedia.org/wiki/ISO_3166-2:NI" xlink:type="simple">ISO 3166-2:NI</text:a></text:p>
          </table:table-cell>
          <table:table-cell table:style-name="ce11"/>
          <table:table-cell office:value-type="string" calcext:value-type="string">
            <text:p>NIC 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9" office:value-type="string" calcext:value-type="string">
            <text:p>NL</text:p>
          </table:table-cell>
          <table:table-cell table:style-name="ce2" office:value-type="string" calcext:value-type="string">
            <text:p><text:a xlink:href="https://en.wikipedia.org/wiki/Kingdom_of_the_Netherlands" xlink:type="simple">Nether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l" xlink:type="simple">.nl</text:a></text:p>
          </table:table-cell>
          <table:table-cell table:style-name="ce2" office:value-type="string" calcext:value-type="string">
            <text:p><text:a xlink:href="https://en.wikipedia.org/wiki/ISO_3166-2:NL" xlink:type="simple">ISO 3166-2:NL</text:a></text:p>
          </table:table-cell>
          <table:table-cell table:style-name="ce2" office:value-type="string" calcext:value-type="string">
            <text:p>Officially includes the islands Bonaire, Saint Eustatius and Saba, which also have code <text:a xlink:href="https://en.wikipedia.org/wiki/ISO_3166-1_alpha-2#BQ" xlink:type="simple">BQ</text:a> in ISO 3166-1. Within ISO 3166-2, Aruba (<text:a xlink:href="https://en.wikipedia.org/wiki/ISO_3166-1_alpha-2#AW" xlink:type="simple">AW</text:a>), Curaçao (<text:a xlink:href="https://en.wikipedia.org/wiki/ISO_3166-1_alpha-2#CW" xlink:type="simple">CW</text:a>), and Sint Maarten (<text:a xlink:href="https://en.wikipedia.org/wiki/ISO_3166-1_alpha-2#SX" xlink:type="simple">SX</text:a>) are also coded as subdivisions of NL.<text:a xlink:href="https://en.wikipedia.org/wiki/ISO_3166-1_alpha-2#cite_note-18" xlink:type="simple">[18]</text:a> </text:p>
          </table:table-cell>
          <table:table-cell office:value-type="string" calcext:value-type="string">
            <text:p>NLD 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NO</text:p>
          </table:table-cell>
          <table:table-cell table:style-name="ce2" office:value-type="string" calcext:value-type="string">
            <text:p><text:a xlink:href="https://en.wikipedia.org/wiki/Norway" xlink:type="simple">Norw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o" xlink:type="simple">.no</text:a></text:p>
          </table:table-cell>
          <table:table-cell table:style-name="ce2" office:value-type="string" calcext:value-type="string">
            <text:p><text:a xlink:href="https://en.wikipedia.org/wiki/ISO_3166-2:NO" xlink:type="simple">ISO 3166-2:NO</text:a></text:p>
          </table:table-cell>
          <table:table-cell table:style-name="ce11"/>
          <table:table-cell office:value-type="string" calcext:value-type="string">
            <text:p>NOR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NP</text:p>
          </table:table-cell>
          <table:table-cell table:style-name="ce2" office:value-type="string" calcext:value-type="string">
            <text:p><text:a xlink:href="https://en.wikipedia.org/wiki/Nepal" xlink:type="simple">Nep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p" xlink:type="simple">.np</text:a></text:p>
          </table:table-cell>
          <table:table-cell table:style-name="ce2" office:value-type="string" calcext:value-type="string">
            <text:p><text:a xlink:href="https://en.wikipedia.org/wiki/ISO_3166-2:NP" xlink:type="simple">ISO 3166-2:NP</text:a></text:p>
          </table:table-cell>
          <table:table-cell table:style-name="ce11"/>
          <table:table-cell office:value-type="string" calcext:value-type="string">
            <text:p>NPL </text:p>
          </table:table-cell>
          <table:table-cell office:value-type="float" office:value="524" calcext:value-type="float">
            <text:p>52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R</text:p>
          </table:table-cell>
          <table:table-cell table:style-name="ce2" office:value-type="string" calcext:value-type="string">
            <text:p><text:a xlink:href="https://en.wikipedia.org/wiki/Nauru" xlink:type="simple">Naur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r" xlink:type="simple">.nr</text:a></text:p>
          </table:table-cell>
          <table:table-cell table:style-name="ce2" office:value-type="string" calcext:value-type="string">
            <text:p><text:a xlink:href="https://en.wikipedia.org/wiki/ISO_3166-2:NR" xlink:type="simple">ISO 3166-2:NR</text:a></text:p>
          </table:table-cell>
          <table:table-cell table:style-name="ce11"/>
          <table:table-cell office:value-type="string" calcext:value-type="string">
            <text:p>NRU 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U</text:p>
          </table:table-cell>
          <table:table-cell table:style-name="ce2" office:value-type="string" calcext:value-type="string">
            <text:p><text:a xlink:href="https://en.wikipedia.org/wiki/Niue" xlink:type="simple">Niu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u" xlink:type="simple">.nu</text:a></text:p>
          </table:table-cell>
          <table:table-cell table:style-name="ce2" office:value-type="string" calcext:value-type="string">
            <text:p><text:a xlink:href="https://en.wikipedia.org/wiki/ISO_3166-2:NU" xlink:type="simple">ISO 3166-2:NU</text:a></text:p>
          </table:table-cell>
          <table:table-cell table:style-name="ce11"/>
          <table:table-cell office:value-type="string" calcext:value-type="string">
            <text:p>NIU </text:p>
          </table:table-cell>
          <table:table-cell office:value-type="float" office:value="570" calcext:value-type="float">
            <text:p>57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NZ</text:p>
          </table:table-cell>
          <table:table-cell table:style-name="ce2" office:value-type="string" calcext:value-type="string">
            <text:p><text:a xlink:href="https://en.wikipedia.org/wiki/New_Zealand" xlink:type="simple">New Zea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nz" xlink:type="simple">.nz</text:a></text:p>
          </table:table-cell>
          <table:table-cell table:style-name="ce2" office:value-type="string" calcext:value-type="string">
            <text:p><text:a xlink:href="https://en.wikipedia.org/wiki/ISO_3166-2:NZ" xlink:type="simple">ISO 3166-2:NZ</text:a></text:p>
          </table:table-cell>
          <table:table-cell table:style-name="ce11"/>
          <table:table-cell office:value-type="string" calcext:value-type="string">
            <text:p>NZL </text:p>
          </table:table-cell>
          <table:table-cell office:value-type="float" office:value="554" calcext:value-type="float">
            <text:p>55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OM</text:p>
          </table:table-cell>
          <table:table-cell table:style-name="ce2" office:value-type="string" calcext:value-type="string">
            <text:p><text:a xlink:href="https://en.wikipedia.org/wiki/Oman" xlink:type="simple">Om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om" xlink:type="simple">.om</text:a></text:p>
          </table:table-cell>
          <table:table-cell table:style-name="ce2" office:value-type="string" calcext:value-type="string">
            <text:p><text:a xlink:href="https://en.wikipedia.org/wiki/ISO_3166-2:OM" xlink:type="simple">ISO 3166-2:OM</text:a></text:p>
          </table:table-cell>
          <table:table-cell table:style-name="ce11"/>
          <table:table-cell office:value-type="string" calcext:value-type="string">
            <text:p>OMN 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A</text:p>
          </table:table-cell>
          <table:table-cell table:style-name="ce2" office:value-type="string" calcext:value-type="string">
            <text:p><text:a xlink:href="https://en.wikipedia.org/wiki/Panama" xlink:type="simple">Panam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a" xlink:type="simple">.pa</text:a></text:p>
          </table:table-cell>
          <table:table-cell table:style-name="ce2" office:value-type="string" calcext:value-type="string">
            <text:p><text:a xlink:href="https://en.wikipedia.org/wiki/ISO_3166-2:PA" xlink:type="simple">ISO 3166-2:PA</text:a></text:p>
          </table:table-cell>
          <table:table-cell table:style-name="ce11"/>
          <table:table-cell office:value-type="string" calcext:value-type="string">
            <text:p>PAN </text:p>
          </table:table-cell>
          <table:table-cell office:value-type="float" office:value="591" calcext:value-type="float">
            <text:p>59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E</text:p>
          </table:table-cell>
          <table:table-cell table:style-name="ce2" office:value-type="string" calcext:value-type="string">
            <text:p><text:a xlink:href="https://en.wikipedia.org/wiki/Peru" xlink:type="simple">Per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e" xlink:type="simple">.pe</text:a></text:p>
          </table:table-cell>
          <table:table-cell table:style-name="ce2" office:value-type="string" calcext:value-type="string">
            <text:p><text:a xlink:href="https://en.wikipedia.org/wiki/ISO_3166-2:PE" xlink:type="simple">ISO 3166-2:PE</text:a></text:p>
          </table:table-cell>
          <table:table-cell table:style-name="ce11"/>
          <table:table-cell office:value-type="string" calcext:value-type="string">
            <text:p>PER </text:p>
          </table:table-cell>
          <table:table-cell office:value-type="float" office:value="604" calcext:value-type="float">
            <text:p>6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F</text:p>
          </table:table-cell>
          <table:table-cell table:style-name="ce2" office:value-type="string" calcext:value-type="string">
            <text:p><text:a xlink:href="https://en.wikipedia.org/wiki/French_Polynesia" xlink:type="simple">French Polyne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f" xlink:type="simple">.pf</text:a></text:p>
          </table:table-cell>
          <table:table-cell table:style-name="ce2" office:value-type="string" calcext:value-type="string">
            <text:p><text:a xlink:href="https://en.wikipedia.org/wiki/ISO_3166-2:PF" xlink:type="simple">ISO 3166-2:PF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Polynésie française </text:p>
          </table:table-cell>
          <table:table-cell office:value-type="string" calcext:value-type="string">
            <text:p>PYF 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G</text:p>
          </table:table-cell>
          <table:table-cell table:style-name="ce2" office:value-type="string" calcext:value-type="string">
            <text:p><text:a xlink:href="https://en.wikipedia.org/wiki/Papua_New_Guinea" xlink:type="simple">Papua New Guine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g" xlink:type="simple">.pg</text:a></text:p>
          </table:table-cell>
          <table:table-cell table:style-name="ce2" office:value-type="string" calcext:value-type="string">
            <text:p><text:a xlink:href="https://en.wikipedia.org/wiki/ISO_3166-2:PG" xlink:type="simple">ISO 3166-2:PG</text:a></text:p>
          </table:table-cell>
          <table:table-cell table:style-name="ce11"/>
          <table:table-cell office:value-type="string" calcext:value-type="string">
            <text:p>PNG 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H</text:p>
          </table:table-cell>
          <table:table-cell table:style-name="ce2" office:value-type="string" calcext:value-type="string">
            <text:p><text:a xlink:href="https://en.wikipedia.org/wiki/Philippines" xlink:type="simple">Philippin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h" xlink:type="simple">.ph</text:a></text:p>
          </table:table-cell>
          <table:table-cell table:style-name="ce2" office:value-type="string" calcext:value-type="string">
            <text:p><text:a xlink:href="https://en.wikipedia.org/wiki/ISO_3166-2:PH" xlink:type="simple">ISO 3166-2:PH</text:a></text:p>
          </table:table-cell>
          <table:table-cell table:style-name="ce11"/>
          <table:table-cell office:value-type="string" calcext:value-type="string">
            <text:p>PHL </text:p>
          </table:table-cell>
          <table:table-cell office:value-type="float" office:value="608" calcext:value-type="float">
            <text:p>60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PK</text:p>
          </table:table-cell>
          <table:table-cell table:style-name="ce2" office:value-type="string" calcext:value-type="string">
            <text:p><text:a xlink:href="https://en.wikipedia.org/wiki/Pakistan" xlink:type="simple">Pakist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k" xlink:type="simple">.pk</text:a></text:p>
          </table:table-cell>
          <table:table-cell table:style-name="ce2" office:value-type="string" calcext:value-type="string">
            <text:p><text:a xlink:href="https://en.wikipedia.org/wiki/ISO_3166-2:PK" xlink:type="simple">ISO 3166-2:PK</text:a></text:p>
          </table:table-cell>
          <table:table-cell table:style-name="ce11"/>
          <table:table-cell office:value-type="string" calcext:value-type="string">
            <text:p>PAK 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L</text:p>
          </table:table-cell>
          <table:table-cell table:style-name="ce2" office:value-type="string" calcext:value-type="string">
            <text:p><text:a xlink:href="https://en.wikipedia.org/wiki/Poland" xlink:type="simple">Po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l" xlink:type="simple">.pl</text:a></text:p>
          </table:table-cell>
          <table:table-cell table:style-name="ce2" office:value-type="string" calcext:value-type="string">
            <text:p><text:a xlink:href="https://en.wikipedia.org/wiki/ISO_3166-2:PL" xlink:type="simple">ISO 3166-2:PL</text:a></text:p>
          </table:table-cell>
          <table:table-cell table:style-name="ce11"/>
          <table:table-cell office:value-type="string" calcext:value-type="string">
            <text:p>POL 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PM</text:p>
          </table:table-cell>
          <table:table-cell table:style-name="ce2" office:value-type="string" calcext:value-type="string">
            <text:p><text:a xlink:href="https://en.wikipedia.org/wiki/Saint_Pierre_and_Miquelon" xlink:type="simple">Saint Pierre and Miquel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m" xlink:type="simple">.pm</text:a></text:p>
          </table:table-cell>
          <table:table-cell table:style-name="ce2" office:value-type="string" calcext:value-type="string">
            <text:p><text:a xlink:href="https://en.wikipedia.org/wiki/ISO_3166-2:PM" xlink:type="simple">ISO 3166-2:PM</text:a></text:p>
          </table:table-cell>
          <table:table-cell table:style-name="ce11"/>
          <table:table-cell office:value-type="string" calcext:value-type="string">
            <text:p>SPM 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N</text:p>
          </table:table-cell>
          <table:table-cell table:style-name="ce2" office:value-type="string" calcext:value-type="string">
            <text:p><text:a xlink:href="https://en.wikipedia.org/wiki/Pitcairn_Islands" xlink:type="simple">Pitcair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n" xlink:type="simple">.pn</text:a></text:p>
          </table:table-cell>
          <table:table-cell table:style-name="ce2" office:value-type="string" calcext:value-type="string">
            <text:p><text:a xlink:href="https://en.wikipedia.org/wiki/ISO_3166-2:PN" xlink:type="simple">ISO 3166-2:PN</text:a></text:p>
          </table:table-cell>
          <table:table-cell table:style-name="ce11"/>
          <table:table-cell office:value-type="string" calcext:value-type="string">
            <text:p>PCN </text:p>
          </table:table-cell>
          <table:table-cell office:value-type="float" office:value="612" calcext:value-type="float">
            <text:p>61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R</text:p>
          </table:table-cell>
          <table:table-cell table:style-name="ce2" office:value-type="string" calcext:value-type="string">
            <text:p><text:a xlink:href="https://en.wikipedia.org/wiki/Puerto_Rico" xlink:type="simple">Puerto Ric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r" xlink:type="simple">.pr</text:a></text:p>
          </table:table-cell>
          <table:table-cell table:style-name="ce2" office:value-type="string" calcext:value-type="string">
            <text:p><text:a xlink:href="https://en.wikipedia.org/wiki/ISO_3166-2:PR" xlink:type="simple">ISO 3166-2:PR</text:a></text:p>
          </table:table-cell>
          <table:table-cell table:style-name="ce11"/>
          <table:table-cell office:value-type="string" calcext:value-type="string">
            <text:p>PRI </text:p>
          </table:table-cell>
          <table:table-cell office:value-type="float" office:value="630" calcext:value-type="float">
            <text:p>630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9" office:value-type="string" calcext:value-type="string">
            <text:p>PS</text:p>
          </table:table-cell>
          <table:table-cell table:style-name="ce2" office:value-type="string" calcext:value-type="string">
            <text:p><text:a xlink:href="https://en.wikipedia.org/wiki/State_of_Palestine" xlink:type="simple">Palestine, State of</text:a></text:p>
          </table:table-cell>
          <table:table-cell table:style-name="ce9" office:value-type="float" office:value="1999" calcext:value-type="float">
            <text:p>1999</text:p>
          </table:table-cell>
          <table:table-cell table:style-name="ce9" office:value-type="string" calcext:value-type="string">
            <text:p><text:a xlink:href="https://en.wikipedia.org/wiki/.ps" xlink:type="simple">.ps</text:a></text:p>
          </table:table-cell>
          <table:table-cell table:style-name="ce2" office:value-type="string" calcext:value-type="string">
            <text:p><text:a xlink:href="https://en.wikipedia.org/wiki/ISO_3166-2:PS" xlink:type="simple">ISO 3166-2:PS</text:a></text:p>
          </table:table-cell>
          <table:table-cell table:style-name="ce2" office:value-type="string" calcext:value-type="string">
            <text:p>Previous ISO country name: <text:a xlink:href="https://en.wikipedia.org/wiki/Palestinian_territories" xlink:type="simple">Palestinian Territory, Occupied</text:a></text:p>
            <text:p>Consists of the <text:a xlink:href="https://en.wikipedia.org/wiki/West_Bank" xlink:type="simple">West Bank</text:a> and the <text:a xlink:href="https://en.wikipedia.org/wiki/Gaza_Strip" xlink:type="simple">Gaza Strip</text:a> </text:p>
          </table:table-cell>
          <table:table-cell office:value-type="string" calcext:value-type="string">
            <text:p>PSE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T</text:p>
          </table:table-cell>
          <table:table-cell table:style-name="ce2" office:value-type="string" calcext:value-type="string">
            <text:p><text:a xlink:href="https://en.wikipedia.org/wiki/Portugal" xlink:type="simple">Portug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t" xlink:type="simple">.pt</text:a></text:p>
          </table:table-cell>
          <table:table-cell table:style-name="ce2" office:value-type="string" calcext:value-type="string">
            <text:p><text:a xlink:href="https://en.wikipedia.org/wiki/ISO_3166-2:PT" xlink:type="simple">ISO 3166-2:PT</text:a></text:p>
          </table:table-cell>
          <table:table-cell table:style-name="ce11"/>
          <table:table-cell office:value-type="string" calcext:value-type="string">
            <text:p>PRT 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PW</text:p>
          </table:table-cell>
          <table:table-cell table:style-name="ce2" office:value-type="string" calcext:value-type="string">
            <text:p><text:a xlink:href="https://en.wikipedia.org/wiki/Palau" xlink:type="simple">Palau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9" office:value-type="string" calcext:value-type="string">
            <text:p><text:a xlink:href="https://en.wikipedia.org/wiki/.pw" xlink:type="simple">.pw</text:a></text:p>
          </table:table-cell>
          <table:table-cell table:style-name="ce2" office:value-type="string" calcext:value-type="string">
            <text:p><text:a xlink:href="https://en.wikipedia.org/wiki/ISO_3166-2:PW" xlink:type="simple">ISO 3166-2:PW</text:a></text:p>
          </table:table-cell>
          <table:table-cell table:style-name="ce11"/>
          <table:table-cell office:value-type="string" calcext:value-type="string">
            <text:p>PLW </text:p>
          </table:table-cell>
          <table:table-cell office:value-type="float" office:value="585" calcext:value-type="float">
            <text:p>585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PY</text:p>
          </table:table-cell>
          <table:table-cell table:style-name="ce2" office:value-type="string" calcext:value-type="string">
            <text:p><text:a xlink:href="https://en.wikipedia.org/wiki/Paraguay" xlink:type="simple">Paragu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py" xlink:type="simple">.py</text:a></text:p>
          </table:table-cell>
          <table:table-cell table:style-name="ce2" office:value-type="string" calcext:value-type="string">
            <text:p><text:a xlink:href="https://en.wikipedia.org/wiki/ISO_3166-2:PY" xlink:type="simple">ISO 3166-2:PY</text:a></text:p>
          </table:table-cell>
          <table:table-cell table:style-name="ce11"/>
          <table:table-cell office:value-type="string" calcext:value-type="string">
            <text:p>PRY 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QA</text:p>
          </table:table-cell>
          <table:table-cell table:style-name="ce2" office:value-type="string" calcext:value-type="string">
            <text:p><text:a xlink:href="https://en.wikipedia.org/wiki/Qatar" xlink:type="simple">Qata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qa" xlink:type="simple">.qa</text:a></text:p>
          </table:table-cell>
          <table:table-cell table:style-name="ce2" office:value-type="string" calcext:value-type="string">
            <text:p><text:a xlink:href="https://en.wikipedia.org/wiki/ISO_3166-2:QA" xlink:type="simple">ISO 3166-2:QA</text:a></text:p>
          </table:table-cell>
          <table:table-cell table:style-name="ce11"/>
          <table:table-cell office:value-type="string" calcext:value-type="string">
            <text:p>QAT 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RE</text:p>
          </table:table-cell>
          <table:table-cell table:style-name="ce2" office:value-type="string" calcext:value-type="string">
            <text:p><text:a xlink:href="https://en.wikipedia.org/wiki/Réunion" xlink:type="simple">Réunio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e" xlink:type="simple">.re</text:a></text:p>
          </table:table-cell>
          <table:table-cell table:style-name="ce2" office:value-type="string" calcext:value-type="string">
            <text:p><text:a xlink:href="https://en.wikipedia.org/wiki/ISO_3166-2:RE" xlink:type="simple">ISO 3166-2:RE</text:a></text:p>
          </table:table-cell>
          <table:table-cell table:style-name="ce11"/>
          <table:table-cell office:value-type="string" calcext:value-type="string">
            <text:p>REU 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9" office:value-type="string" calcext:value-type="string">
            <text:p>RO</text:p>
          </table:table-cell>
          <table:table-cell table:style-name="ce2" office:value-type="string" calcext:value-type="string">
            <text:p><text:a xlink:href="https://en.wikipedia.org/wiki/Romania" xlink:type="simple">Roman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o" xlink:type="simple">.ro</text:a></text:p>
          </table:table-cell>
          <table:table-cell table:style-name="ce2" office:value-type="string" calcext:value-type="string">
            <text:p><text:a xlink:href="https://en.wikipedia.org/wiki/ISO_3166-2:RO" xlink:type="simple">ISO 3166-2:RO</text:a></text:p>
          </table:table-cell>
          <table:table-cell table:style-name="ce11"/>
          <table:table-cell office:value-type="string" calcext:value-type="string">
            <text:p>ROU 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RS</text:p>
          </table:table-cell>
          <table:table-cell table:style-name="ce2" office:value-type="string" calcext:value-type="string">
            <text:p><text:a xlink:href="https://en.wikipedia.org/wiki/Serbia" xlink:type="simple">Serbia</text:a>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<text:a xlink:href="https://en.wikipedia.org/wiki/.rs" xlink:type="simple">.rs</text:a></text:p>
          </table:table-cell>
          <table:table-cell table:style-name="ce2" office:value-type="string" calcext:value-type="string">
            <text:p><text:a xlink:href="https://en.wikipedia.org/wiki/ISO_3166-2:RS" xlink:type="simple">ISO 3166-2:RS</text:a></text:p>
          </table:table-cell>
          <table:table-cell table:style-name="ce2" office:value-type="string" calcext:value-type="string">
            <text:p>Republic of Serbia </text:p>
          </table:table-cell>
          <table:table-cell office:value-type="string" calcext:value-type="string">
            <text:p>SRB 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RU</text:p>
          </table:table-cell>
          <table:table-cell table:style-name="ce2" office:value-type="string" calcext:value-type="string">
            <text:p><text:a xlink:href="https://en.wikipedia.org/wiki/Russia" xlink:type="simple">Russian Federatio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ru" xlink:type="simple">.ru</text:a></text:p>
          </table:table-cell>
          <table:table-cell table:style-name="ce2" office:value-type="string" calcext:value-type="string">
            <text:p><text:a xlink:href="https://en.wikipedia.org/wiki/ISO_3166-2:RU" xlink:type="simple">ISO 3166-2:RU</text:a></text:p>
          </table:table-cell>
          <table:table-cell table:style-name="ce2" office:value-type="string" calcext:value-type="string">
            <text:p>ISO country name follows UN designation (common name: Russia) </text:p>
          </table:table-cell>
          <table:table-cell office:value-type="string" calcext:value-type="string">
            <text:p>RUS </text:p>
          </table:table-cell>
          <table:table-cell office:value-type="float" office:value="643" calcext:value-type="float">
            <text:p>643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RW</text:p>
          </table:table-cell>
          <table:table-cell table:style-name="ce2" office:value-type="string" calcext:value-type="string">
            <text:p><text:a xlink:href="https://en.wikipedia.org/wiki/Rwanda" xlink:type="simple">Rwan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rw" xlink:type="simple">.rw</text:a></text:p>
          </table:table-cell>
          <table:table-cell table:style-name="ce2" office:value-type="string" calcext:value-type="string">
            <text:p><text:a xlink:href="https://en.wikipedia.org/wiki/ISO_3166-2:RW" xlink:type="simple">ISO 3166-2:RW</text:a></text:p>
          </table:table-cell>
          <table:table-cell table:style-name="ce11"/>
          <table:table-cell office:value-type="string" calcext:value-type="string">
            <text:p>RWA 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A</text:p>
          </table:table-cell>
          <table:table-cell table:style-name="ce2" office:value-type="string" calcext:value-type="string">
            <text:p><text:a xlink:href="https://en.wikipedia.org/wiki/Saudi_Arabia" xlink:type="simple">Saudi Ara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a" xlink:type="simple">.sa</text:a></text:p>
          </table:table-cell>
          <table:table-cell table:style-name="ce2" office:value-type="string" calcext:value-type="string">
            <text:p><text:a xlink:href="https://en.wikipedia.org/wiki/ISO_3166-2:SA" xlink:type="simple">ISO 3166-2:SA</text:a></text:p>
          </table:table-cell>
          <table:table-cell table:style-name="ce11"/>
          <table:table-cell office:value-type="string" calcext:value-type="string">
            <text:p>SAU 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B</text:p>
          </table:table-cell>
          <table:table-cell table:style-name="ce2" office:value-type="string" calcext:value-type="string">
            <text:p><text:a xlink:href="https://en.wikipedia.org/wiki/Solomon_Islands" xlink:type="simple">Solomon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b" xlink:type="simple">.sb</text:a></text:p>
          </table:table-cell>
          <table:table-cell table:style-name="ce2" office:value-type="string" calcext:value-type="string">
            <text:p><text:a xlink:href="https://en.wikipedia.org/wiki/ISO_3166-2:SB" xlink:type="simple">ISO 3166-2:SB</text:a></text:p>
          </table:table-cell>
          <table:table-cell table:style-name="ce2" office:value-type="string" calcext:value-type="string">
            <text:p>Code taken from former name: British Solomon Islands </text:p>
          </table:table-cell>
          <table:table-cell office:value-type="string" calcext:value-type="string">
            <text:p>SLB 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C</text:p>
          </table:table-cell>
          <table:table-cell table:style-name="ce2" office:value-type="string" calcext:value-type="string">
            <text:p><text:a xlink:href="https://en.wikipedia.org/wiki/Seychelles" xlink:type="simple">Seychell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c" xlink:type="simple">.sc</text:a></text:p>
          </table:table-cell>
          <table:table-cell table:style-name="ce2" office:value-type="string" calcext:value-type="string">
            <text:p><text:a xlink:href="https://en.wikipedia.org/wiki/ISO_3166-2:SC" xlink:type="simple">ISO 3166-2:SC</text:a></text:p>
          </table:table-cell>
          <table:table-cell table:style-name="ce11"/>
          <table:table-cell office:value-type="string" calcext:value-type="string">
            <text:p>SYC 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D</text:p>
          </table:table-cell>
          <table:table-cell table:style-name="ce2" office:value-type="string" calcext:value-type="string">
            <text:p><text:a xlink:href="https://en.wikipedia.org/wiki/Sudan" xlink:type="simple">Suda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d" xlink:type="simple">.sd</text:a></text:p>
          </table:table-cell>
          <table:table-cell table:style-name="ce2" office:value-type="string" calcext:value-type="string">
            <text:p><text:a xlink:href="https://en.wikipedia.org/wiki/ISO_3166-2:SD" xlink:type="simple">ISO 3166-2:SD</text:a></text:p>
          </table:table-cell>
          <table:table-cell table:style-name="ce11"/>
          <table:table-cell office:value-type="string" calcext:value-type="string">
            <text:p>SDN </text:p>
          </table:table-cell>
          <table:table-cell office:value-type="float" office:value="729" calcext:value-type="float">
            <text:p>729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E</text:p>
          </table:table-cell>
          <table:table-cell table:style-name="ce2" office:value-type="string" calcext:value-type="string">
            <text:p><text:a xlink:href="https://en.wikipedia.org/wiki/Sweden" xlink:type="simple">Swed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e" xlink:type="simple">.se</text:a></text:p>
          </table:table-cell>
          <table:table-cell table:style-name="ce2" office:value-type="string" calcext:value-type="string">
            <text:p><text:a xlink:href="https://en.wikipedia.org/wiki/ISO_3166-2:SE" xlink:type="simple">ISO 3166-2:SE</text:a></text:p>
          </table:table-cell>
          <table:table-cell table:style-name="ce11"/>
          <table:table-cell office:value-type="string" calcext:value-type="string">
            <text:p>SWE 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G</text:p>
          </table:table-cell>
          <table:table-cell table:style-name="ce2" office:value-type="string" calcext:value-type="string">
            <text:p><text:a xlink:href="https://en.wikipedia.org/wiki/Singapore" xlink:type="simple">Singapor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g" xlink:type="simple">.sg</text:a></text:p>
          </table:table-cell>
          <table:table-cell table:style-name="ce2" office:value-type="string" calcext:value-type="string">
            <text:p><text:a xlink:href="https://en.wikipedia.org/wiki/ISO_3166-2:SG" xlink:type="simple">ISO 3166-2:SG</text:a></text:p>
          </table:table-cell>
          <table:table-cell table:style-name="ce11"/>
          <table:table-cell office:value-type="string" calcext:value-type="string">
            <text:p>SGP </text:p>
          </table:table-cell>
          <table:table-cell office:value-type="float" office:value="702" calcext:value-type="float">
            <text:p>70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H</text:p>
          </table:table-cell>
          <table:table-cell table:style-name="ce2" office:value-type="string" calcext:value-type="string">
            <text:p><text:a xlink:href="https://en.wikipedia.org/wiki/Saint_Helena,_Ascension_and_Tristan_da_Cunha" xlink:type="simple">Saint Helena, Ascension and Tristan da Cunh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h" xlink:type="simple">.sh</text:a></text:p>
          </table:table-cell>
          <table:table-cell table:style-name="ce2" office:value-type="string" calcext:value-type="string">
            <text:p><text:a xlink:href="https://en.wikipedia.org/wiki/ISO_3166-2:SH" xlink:type="simple">ISO 3166-2:SH</text:a></text:p>
          </table:table-cell>
          <table:table-cell table:style-name="ce2" office:value-type="string" calcext:value-type="string">
            <text:p>Previous ISO country name: <text:a xlink:href="https://en.wikipedia.org/wiki/Saint_Helena" xlink:type="simple">Saint Helena</text:a> </text:p>
          </table:table-cell>
          <table:table-cell office:value-type="string" calcext:value-type="string">
            <text:p>SHN </text:p>
          </table:table-cell>
          <table:table-cell office:value-type="float" office:value="654" calcext:value-type="float">
            <text:p>65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I</text:p>
          </table:table-cell>
          <table:table-cell table:style-name="ce2" office:value-type="string" calcext:value-type="string">
            <text:p><text:a xlink:href="https://en.wikipedia.org/wiki/Slovenia" xlink:type="simple">Slovenia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si" xlink:type="simple">.si</text:a></text:p>
          </table:table-cell>
          <table:table-cell table:style-name="ce2" office:value-type="string" calcext:value-type="string">
            <text:p><text:a xlink:href="https://en.wikipedia.org/wiki/ISO_3166-2:SI" xlink:type="simple">ISO 3166-2:SI</text:a></text:p>
          </table:table-cell>
          <table:table-cell table:style-name="ce11"/>
          <table:table-cell office:value-type="string" calcext:value-type="string">
            <text:p>SVN 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J</text:p>
          </table:table-cell>
          <table:table-cell table:style-name="ce2" office:value-type="string" calcext:value-type="string">
            <text:p><text:a xlink:href="https://en.wikipedia.org/wiki/Svalbard_and_Jan_Mayen" xlink:type="simple">Svalbard and Jan May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j" xlink:type="simple">.sj</text:a></text:p>
          </table:table-cell>
          <table:table-cell table:style-name="ce2" office:value-type="string" calcext:value-type="string">
            <text:p><text:a xlink:href="https://en.wikipedia.org/wiki/ISO_3166-2:SJ" xlink:type="simple">ISO 3166-2:SJ</text:a></text:p>
          </table:table-cell>
          <table:table-cell table:style-name="ce2" office:value-type="string" calcext:value-type="string">
            <text:p>Consists of two arctic territories of Norway: <text:a xlink:href="https://en.wikipedia.org/wiki/Svalbard" xlink:type="simple">Svalbard</text:a> and <text:a xlink:href="https://en.wikipedia.org/wiki/Jan_Mayen" xlink:type="simple">Jan Mayen</text:a> </text:p>
          </table:table-cell>
          <table:table-cell office:value-type="string" calcext:value-type="string">
            <text:p>SJM </text:p>
          </table:table-cell>
          <table:table-cell office:value-type="float" office:value="744" calcext:value-type="float">
            <text:p>74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K</text:p>
          </table:table-cell>
          <table:table-cell table:style-name="ce2" office:value-type="string" calcext:value-type="string">
            <text:p><text:a xlink:href="https://en.wikipedia.org/wiki/Slovakia" xlink:type="simple">Slovakia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sk" xlink:type="simple">.sk</text:a></text:p>
          </table:table-cell>
          <table:table-cell table:style-name="ce2" office:value-type="string" calcext:value-type="string">
            <text:p><text:a xlink:href="https://en.wikipedia.org/wiki/ISO_3166-2:SK" xlink:type="simple">ISO 3166-2:SK</text:a></text:p>
          </table:table-cell>
          <table:table-cell table:style-name="ce2" office:value-type="string" calcext:value-type="string">
            <text:p>SK previously represented <text:a xlink:href="https://en.wikipedia.org/wiki/Sikkim" xlink:type="simple">Sikkim</text:a> </text:p>
          </table:table-cell>
          <table:table-cell office:value-type="string" calcext:value-type="string">
            <text:p>SVK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L</text:p>
          </table:table-cell>
          <table:table-cell table:style-name="ce2" office:value-type="string" calcext:value-type="string">
            <text:p><text:a xlink:href="https://en.wikipedia.org/wiki/Sierra_Leone" xlink:type="simple">Sierra Leon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l" xlink:type="simple">.sl</text:a></text:p>
          </table:table-cell>
          <table:table-cell table:style-name="ce2" office:value-type="string" calcext:value-type="string">
            <text:p><text:a xlink:href="https://en.wikipedia.org/wiki/ISO_3166-2:SL" xlink:type="simple">ISO 3166-2:SL</text:a></text:p>
          </table:table-cell>
          <table:table-cell table:style-name="ce11"/>
          <table:table-cell office:value-type="string" calcext:value-type="string">
            <text:p>SLE </text:p>
          </table:table-cell>
          <table:table-cell office:value-type="float" office:value="694" calcext:value-type="float">
            <text:p>694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M</text:p>
          </table:table-cell>
          <table:table-cell table:style-name="ce2" office:value-type="string" calcext:value-type="string">
            <text:p><text:a xlink:href="https://en.wikipedia.org/wiki/San_Marino" xlink:type="simple">San Marin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m" xlink:type="simple">.sm</text:a></text:p>
          </table:table-cell>
          <table:table-cell table:style-name="ce2" office:value-type="string" calcext:value-type="string">
            <text:p><text:a xlink:href="https://en.wikipedia.org/wiki/ISO_3166-2:SM" xlink:type="simple">ISO 3166-2:SM</text:a></text:p>
          </table:table-cell>
          <table:table-cell table:style-name="ce11"/>
          <table:table-cell office:value-type="string" calcext:value-type="string">
            <text:p>SMR 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EPA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N</text:p>
          </table:table-cell>
          <table:table-cell table:style-name="ce2" office:value-type="string" calcext:value-type="string">
            <text:p><text:a xlink:href="https://en.wikipedia.org/wiki/Senegal" xlink:type="simple">Senegal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n" xlink:type="simple">.sn</text:a></text:p>
          </table:table-cell>
          <table:table-cell table:style-name="ce2" office:value-type="string" calcext:value-type="string">
            <text:p><text:a xlink:href="https://en.wikipedia.org/wiki/ISO_3166-2:SN" xlink:type="simple">ISO 3166-2:SN</text:a></text:p>
          </table:table-cell>
          <table:table-cell table:style-name="ce11"/>
          <table:table-cell office:value-type="string" calcext:value-type="string">
            <text:p>SEN 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O</text:p>
          </table:table-cell>
          <table:table-cell table:style-name="ce2" office:value-type="string" calcext:value-type="string">
            <text:p><text:a xlink:href="https://en.wikipedia.org/wiki/Somalia" xlink:type="simple">Somal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o" xlink:type="simple">.so</text:a></text:p>
          </table:table-cell>
          <table:table-cell table:style-name="ce2" office:value-type="string" calcext:value-type="string">
            <text:p><text:a xlink:href="https://en.wikipedia.org/wiki/ISO_3166-2:SO" xlink:type="simple">ISO 3166-2:SO</text:a></text:p>
          </table:table-cell>
          <table:table-cell table:style-name="ce11"/>
          <table:table-cell office:value-type="string" calcext:value-type="string">
            <text:p>SOM </text:p>
          </table:table-cell>
          <table:table-cell office:value-type="float" office:value="706" calcext:value-type="float">
            <text:p>70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R</text:p>
          </table:table-cell>
          <table:table-cell table:style-name="ce2" office:value-type="string" calcext:value-type="string">
            <text:p><text:a xlink:href="https://en.wikipedia.org/wiki/Suriname" xlink:type="simple">Surinam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r" xlink:type="simple">.sr</text:a></text:p>
          </table:table-cell>
          <table:table-cell table:style-name="ce2" office:value-type="string" calcext:value-type="string">
            <text:p><text:a xlink:href="https://en.wikipedia.org/wiki/ISO_3166-2:SR" xlink:type="simple">ISO 3166-2:SR</text:a></text:p>
          </table:table-cell>
          <table:table-cell table:style-name="ce11"/>
          <table:table-cell office:value-type="string" calcext:value-type="string">
            <text:p>SUR </text:p>
          </table:table-cell>
          <table:table-cell office:value-type="float" office:value="740" calcext:value-type="float">
            <text:p>74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S</text:p>
          </table:table-cell>
          <table:table-cell table:style-name="ce2" office:value-type="string" calcext:value-type="string">
            <text:p><text:a xlink:href="https://en.wikipedia.org/wiki/South_Sudan" xlink:type="simple">South Sudan</text:a>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string" calcext:value-type="string">
            <text:p><text:a xlink:href="https://en.wikipedia.org/wiki/.ss" xlink:type="simple">.ss</text:a></text:p>
          </table:table-cell>
          <table:table-cell table:style-name="ce2" office:value-type="string" calcext:value-type="string">
            <text:p><text:a xlink:href="https://en.wikipedia.org/wiki/ISO_3166-2:SS" xlink:type="simple">ISO 3166-2:SS</text:a></text:p>
          </table:table-cell>
          <table:table-cell table:style-name="ce11"/>
          <table:table-cell office:value-type="string" calcext:value-type="string">
            <text:p>SSD 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ST</text:p>
          </table:table-cell>
          <table:table-cell table:style-name="ce2" office:value-type="string" calcext:value-type="string">
            <text:p><text:a xlink:href="https://en.wikipedia.org/wiki/São_Tomé_and_Príncipe" xlink:type="simple">Sao Tome and Princip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t" xlink:type="simple">.st</text:a></text:p>
          </table:table-cell>
          <table:table-cell table:style-name="ce2" office:value-type="string" calcext:value-type="string">
            <text:p><text:a xlink:href="https://en.wikipedia.org/wiki/ISO_3166-2:ST" xlink:type="simple">ISO 3166-2:ST</text:a></text:p>
          </table:table-cell>
          <table:table-cell table:style-name="ce11"/>
          <table:table-cell office:value-type="string" calcext:value-type="string">
            <text:p>STP 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V</text:p>
          </table:table-cell>
          <table:table-cell table:style-name="ce2" office:value-type="string" calcext:value-type="string">
            <text:p><text:a xlink:href="https://en.wikipedia.org/wiki/El_Salvador" xlink:type="simple">El Salvador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v" xlink:type="simple">.sv</text:a></text:p>
          </table:table-cell>
          <table:table-cell table:style-name="ce2" office:value-type="string" calcext:value-type="string">
            <text:p><text:a xlink:href="https://en.wikipedia.org/wiki/ISO_3166-2:SV" xlink:type="simple">ISO 3166-2:SV</text:a></text:p>
          </table:table-cell>
          <table:table-cell table:style-name="ce11"/>
          <table:table-cell office:value-type="string" calcext:value-type="string">
            <text:p>SLV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SX</text:p>
          </table:table-cell>
          <table:table-cell table:style-name="ce2" office:value-type="string" calcext:value-type="string">
            <text:p><text:a xlink:href="https://en.wikipedia.org/wiki/Sint_Maarten" xlink:type="simple">Sint Maarten (Dutch part)</text:a>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string" calcext:value-type="string">
            <text:p><text:a xlink:href="https://en.wikipedia.org/wiki/.sx" xlink:type="simple">.sx</text:a></text:p>
          </table:table-cell>
          <table:table-cell table:style-name="ce2" office:value-type="string" calcext:value-type="string">
            <text:p><text:a xlink:href="https://en.wikipedia.org/wiki/ISO_3166-2:SX" xlink:type="simple">ISO 3166-2:SX</text:a></text:p>
          </table:table-cell>
          <table:table-cell table:style-name="ce2" office:value-type="string" calcext:value-type="string">
            <text:p>The <text:a xlink:href="https://en.wikipedia.org/wiki/Collectivity_of_Saint_Martin" xlink:type="simple">French part</text:a> of <text:a xlink:href="https://en.wikipedia.org/wiki/Saint_Martin_(island)" xlink:type="simple">Saint Martin</text:a> island is assigned code <text:a xlink:href="https://en.wikipedia.org/wiki/ISO_3166-1_alpha-2#MF" xlink:type="simple">MF</text:a> </text:p>
          </table:table-cell>
          <table:table-cell office:value-type="string" calcext:value-type="string">
            <text:p>SXM </text:p>
          </table:table-cell>
          <table:table-cell office:value-type="float" office:value="534" calcext:value-type="float">
            <text:p>53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Y</text:p>
          </table:table-cell>
          <table:table-cell table:style-name="ce2" office:value-type="string" calcext:value-type="string">
            <text:p><text:a xlink:href="https://en.wikipedia.org/wiki/Syria" xlink:type="simple">Syrian Arab Republic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y" xlink:type="simple">.sy</text:a></text:p>
          </table:table-cell>
          <table:table-cell table:style-name="ce2" office:value-type="string" calcext:value-type="string">
            <text:p><text:a xlink:href="https://en.wikipedia.org/wiki/ISO_3166-2:SY" xlink:type="simple">ISO 3166-2:SY</text:a></text:p>
          </table:table-cell>
          <table:table-cell table:style-name="ce2" office:value-type="string" calcext:value-type="string">
            <text:p>ISO country name follows UN designation (common name: Syria) </text:p>
          </table:table-cell>
          <table:table-cell office:value-type="string" calcext:value-type="string">
            <text:p>SYR </text:p>
          </table:table-cell>
          <table:table-cell office:value-type="float" office:value="760" calcext:value-type="float">
            <text:p>76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SZ</text:p>
          </table:table-cell>
          <table:table-cell table:style-name="ce2" office:value-type="string" calcext:value-type="string">
            <text:p><text:a xlink:href="https://en.wikipedia.org/wiki/Eswatini" xlink:type="simple">Eswatini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sz" xlink:type="simple">.sz</text:a></text:p>
          </table:table-cell>
          <table:table-cell table:style-name="ce2" office:value-type="string" calcext:value-type="string">
            <text:p><text:a xlink:href="https://en.wikipedia.org/wiki/ISO_3166-2:SZ" xlink:type="simple">ISO 3166-2:SZ</text:a></text:p>
          </table:table-cell>
          <table:table-cell table:style-name="ce2" office:value-type="string" calcext:value-type="string">
            <text:p>Previous ISO country name: Swaziland </text:p>
          </table:table-cell>
          <table:table-cell office:value-type="string" calcext:value-type="string">
            <text:p>SWZ </text:p>
          </table:table-cell>
          <table:table-cell office:value-type="float" office:value="748" calcext:value-type="float">
            <text:p>74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C</text:p>
          </table:table-cell>
          <table:table-cell table:style-name="ce2" office:value-type="string" calcext:value-type="string">
            <text:p><text:a xlink:href="https://en.wikipedia.org/wiki/Turks_and_Caicos_Islands" xlink:type="simple">Turks and Caicos Island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c" xlink:type="simple">.tc</text:a></text:p>
          </table:table-cell>
          <table:table-cell table:style-name="ce2" office:value-type="string" calcext:value-type="string">
            <text:p><text:a xlink:href="https://en.wikipedia.org/wiki/ISO_3166-2:TC" xlink:type="simple">ISO 3166-2:TC</text:a></text:p>
          </table:table-cell>
          <table:table-cell table:style-name="ce11"/>
          <table:table-cell office:value-type="string" calcext:value-type="string">
            <text:p>TCA 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D</text:p>
          </table:table-cell>
          <table:table-cell table:style-name="ce2" office:value-type="string" calcext:value-type="string">
            <text:p><text:a xlink:href="https://en.wikipedia.org/wiki/Chad" xlink:type="simple">Cha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d" xlink:type="simple">.td</text:a></text:p>
          </table:table-cell>
          <table:table-cell table:style-name="ce2" office:value-type="string" calcext:value-type="string">
            <text:p><text:a xlink:href="https://en.wikipedia.org/wiki/ISO_3166-2:TD" xlink:type="simple">ISO 3166-2:TD</text:a></text:p>
          </table:table-cell>
          <table:table-cell table:style-name="ce2" office:value-type="string" calcext:value-type="string">
            <text:p>Code taken from name in <text:a xlink:href="https://en.wikipedia.org/wiki/French_language" xlink:type="simple">French</text:a>: Tchad </text:p>
          </table:table-cell>
          <table:table-cell office:value-type="string" calcext:value-type="string">
            <text:p>TCD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TF</text:p>
          </table:table-cell>
          <table:table-cell table:style-name="ce2" office:value-type="string" calcext:value-type="string">
            <text:p><text:a xlink:href="https://en.wikipedia.org/wiki/French_Southern_and_Antarctic_Lands" xlink:type="simple">French Southern Territories</text:a></text:p>
          </table:table-cell>
          <table:table-cell table:style-name="ce9" office:value-type="float" office:value="1979" calcext:value-type="float">
            <text:p>1979</text:p>
          </table:table-cell>
          <table:table-cell table:style-name="ce9" office:value-type="string" calcext:value-type="string">
            <text:p><text:a xlink:href="https://en.wikipedia.org/wiki/.tf" xlink:type="simple">.tf</text:a></text:p>
          </table:table-cell>
          <table:table-cell table:style-name="ce2" office:value-type="string" calcext:value-type="string">
            <text:p><text:a xlink:href="https://en.wikipedia.org/wiki/ISO_3166-2:TF" xlink:type="simple">ISO 3166-2:TF</text:a></text:p>
          </table:table-cell>
          <table:table-cell table:style-name="ce2" office:value-type="string" calcext:value-type="string">
            <text:p>Covers the French Southern and Antarctic Lands except <text:a xlink:href="https://en.wikipedia.org/wiki/Adélie_Land" xlink:type="simple">Adélie Land</text:a></text:p>
            <text:p>Code taken from name in <text:a xlink:href="https://en.wikipedia.org/wiki/French_language" xlink:type="simple">French</text:a>: Terres australes françaises </text:p>
          </table:table-cell>
          <table:table-cell office:value-type="string" calcext:value-type="string">
            <text:p>ATF 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G</text:p>
          </table:table-cell>
          <table:table-cell table:style-name="ce2" office:value-type="string" calcext:value-type="string">
            <text:p><text:a xlink:href="https://en.wikipedia.org/wiki/Togo" xlink:type="simple">To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g" xlink:type="simple">.tg</text:a></text:p>
          </table:table-cell>
          <table:table-cell table:style-name="ce2" office:value-type="string" calcext:value-type="string">
            <text:p><text:a xlink:href="https://en.wikipedia.org/wiki/ISO_3166-2:TG" xlink:type="simple">ISO 3166-2:TG</text:a></text:p>
          </table:table-cell>
          <table:table-cell table:style-name="ce11"/>
          <table:table-cell office:value-type="string" calcext:value-type="string">
            <text:p>TGO 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xperimental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H</text:p>
          </table:table-cell>
          <table:table-cell table:style-name="ce2" office:value-type="string" calcext:value-type="string">
            <text:p><text:a xlink:href="https://en.wikipedia.org/wiki/Thailand" xlink:type="simple">Thailand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h" xlink:type="simple">.th</text:a></text:p>
          </table:table-cell>
          <table:table-cell table:style-name="ce2" office:value-type="string" calcext:value-type="string">
            <text:p><text:a xlink:href="https://en.wikipedia.org/wiki/ISO_3166-2:TH" xlink:type="simple">ISO 3166-2:TH</text:a></text:p>
          </table:table-cell>
          <table:table-cell table:style-name="ce11"/>
          <table:table-cell office:value-type="string" calcext:value-type="string">
            <text:p>THA </text:p>
          </table:table-cell>
          <table:table-cell office:value-type="float" office:value="764" calcext:value-type="float">
            <text:p>76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J</text:p>
          </table:table-cell>
          <table:table-cell table:style-name="ce2" office:value-type="string" calcext:value-type="string">
            <text:p><text:a xlink:href="https://en.wikipedia.org/wiki/Tajikistan" xlink:type="simple">Tajik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tj" xlink:type="simple">.tj</text:a></text:p>
          </table:table-cell>
          <table:table-cell table:style-name="ce2" office:value-type="string" calcext:value-type="string">
            <text:p><text:a xlink:href="https://en.wikipedia.org/wiki/ISO_3166-2:TJ" xlink:type="simple">ISO 3166-2:TJ</text:a></text:p>
          </table:table-cell>
          <table:table-cell table:style-name="ce11"/>
          <table:table-cell office:value-type="string" calcext:value-type="string">
            <text:p>TJK </text:p>
          </table:table-cell>
          <table:table-cell office:value-type="float" office:value="762" calcext:value-type="float">
            <text:p>762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K</text:p>
          </table:table-cell>
          <table:table-cell table:style-name="ce2" office:value-type="string" calcext:value-type="string">
            <text:p><text:a xlink:href="https://en.wikipedia.org/wiki/Tokelau" xlink:type="simple">Tokelau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k" xlink:type="simple">.tk</text:a></text:p>
          </table:table-cell>
          <table:table-cell table:style-name="ce2" office:value-type="string" calcext:value-type="string">
            <text:p><text:a xlink:href="https://en.wikipedia.org/wiki/ISO_3166-2:TK" xlink:type="simple">ISO 3166-2:TK</text:a></text:p>
          </table:table-cell>
          <table:table-cell table:style-name="ce11"/>
          <table:table-cell office:value-type="string" calcext:value-type="string">
            <text:p>TKL </text:p>
          </table:table-cell>
          <table:table-cell office:value-type="float" office:value="772" calcext:value-type="float">
            <text:p>77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L</text:p>
          </table:table-cell>
          <table:table-cell table:style-name="ce2" office:value-type="string" calcext:value-type="string">
            <text:p><text:a xlink:href="https://en.wikipedia.org/wiki/East_Timor" xlink:type="simple">Timor-Leste</text:a></text:p>
          </table:table-cell>
          <table:table-cell table:style-name="ce9" office:value-type="float" office:value="2002" calcext:value-type="float">
            <text:p>2002</text:p>
          </table:table-cell>
          <table:table-cell table:style-name="ce9" office:value-type="string" calcext:value-type="string">
            <text:p><text:a xlink:href="https://en.wikipedia.org/wiki/.tl" xlink:type="simple">.tl</text:a></text:p>
          </table:table-cell>
          <table:table-cell table:style-name="ce2" office:value-type="string" calcext:value-type="string">
            <text:p><text:a xlink:href="https://en.wikipedia.org/wiki/ISO_3166-2:TL" xlink:type="simple">ISO 3166-2:TL</text:a></text:p>
          </table:table-cell>
          <table:table-cell table:style-name="ce2" office:value-type="string" calcext:value-type="string">
            <text:p>Name changed from East Timor (TP) </text:p>
          </table:table-cell>
          <table:table-cell office:value-type="string" calcext:value-type="string">
            <text:p>TLS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M</text:p>
          </table:table-cell>
          <table:table-cell table:style-name="ce2" office:value-type="string" calcext:value-type="string">
            <text:p><text:a xlink:href="https://en.wikipedia.org/wiki/Turkmenistan" xlink:type="simple">Turkmen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tm" xlink:type="simple">.tm</text:a></text:p>
          </table:table-cell>
          <table:table-cell table:style-name="ce2" office:value-type="string" calcext:value-type="string">
            <text:p><text:a xlink:href="https://en.wikipedia.org/wiki/ISO_3166-2:TM" xlink:type="simple">ISO 3166-2:TM</text:a></text:p>
          </table:table-cell>
          <table:table-cell table:style-name="ce11"/>
          <table:table-cell office:value-type="string" calcext:value-type="string">
            <text:p>TKM </text:p>
          </table:table-cell>
          <table:table-cell office:value-type="float" office:value="795" calcext:value-type="float">
            <text:p>795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N</text:p>
          </table:table-cell>
          <table:table-cell table:style-name="ce2" office:value-type="string" calcext:value-type="string">
            <text:p><text:a xlink:href="https://en.wikipedia.org/wiki/Tunisia" xlink:type="simple">Tunis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n" xlink:type="simple">.tn</text:a></text:p>
          </table:table-cell>
          <table:table-cell table:style-name="ce2" office:value-type="string" calcext:value-type="string">
            <text:p><text:a xlink:href="https://en.wikipedia.org/wiki/ISO_3166-2:TN" xlink:type="simple">ISO 3166-2:TN</text:a></text:p>
          </table:table-cell>
          <table:table-cell table:style-name="ce11"/>
          <table:table-cell office:value-type="string" calcext:value-type="string">
            <text:p>TUN 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O</text:p>
          </table:table-cell>
          <table:table-cell table:style-name="ce2" office:value-type="string" calcext:value-type="string">
            <text:p><text:a xlink:href="https://en.wikipedia.org/wiki/Tonga" xlink:type="simple">Tong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o" xlink:type="simple">.to</text:a></text:p>
          </table:table-cell>
          <table:table-cell table:style-name="ce2" office:value-type="string" calcext:value-type="string">
            <text:p><text:a xlink:href="https://en.wikipedia.org/wiki/ISO_3166-2:TO" xlink:type="simple">ISO 3166-2:TO</text:a></text:p>
          </table:table-cell>
          <table:table-cell table:style-name="ce11"/>
          <table:table-cell office:value-type="string" calcext:value-type="string">
            <text:p>TON </text:p>
          </table:table-cell>
          <table:table-cell office:value-type="float" office:value="776" calcext:value-type="float">
            <text:p>776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TR</text:p>
          </table:table-cell>
          <table:table-cell table:style-name="ce2" office:value-type="string" calcext:value-type="string">
            <text:p><text:a xlink:href="https://en.wikipedia.org/wiki/Turkey" xlink:type="simple">Turke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r" xlink:type="simple">.tr</text:a></text:p>
          </table:table-cell>
          <table:table-cell table:style-name="ce2" office:value-type="string" calcext:value-type="string">
            <text:p><text:a xlink:href="https://en.wikipedia.org/wiki/ISO_3166-2:TR" xlink:type="simple">ISO 3166-2:TR</text:a></text:p>
          </table:table-cell>
          <table:table-cell table:style-name="ce11"/>
          <table:table-cell office:value-type="string" calcext:value-type="string">
            <text:p>TUR 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TT</text:p>
          </table:table-cell>
          <table:table-cell table:style-name="ce2" office:value-type="string" calcext:value-type="string">
            <text:p><text:a xlink:href="https://en.wikipedia.org/wiki/Trinidad_and_Tobago" xlink:type="simple">Trinidad and Tobago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t" xlink:type="simple">.tt</text:a></text:p>
          </table:table-cell>
          <table:table-cell table:style-name="ce2" office:value-type="string" calcext:value-type="string">
            <text:p><text:a xlink:href="https://en.wikipedia.org/wiki/ISO_3166-2:TT" xlink:type="simple">ISO 3166-2:TT</text:a></text:p>
          </table:table-cell>
          <table:table-cell table:style-name="ce11"/>
          <table:table-cell office:value-type="string" calcext:value-type="string">
            <text:p>TTO </text:p>
          </table:table-cell>
          <table:table-cell office:value-type="float" office:value="780" calcext:value-type="float">
            <text:p>78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V</text:p>
          </table:table-cell>
          <table:table-cell table:style-name="ce2" office:value-type="string" calcext:value-type="string">
            <text:p><text:a xlink:href="https://en.wikipedia.org/wiki/Tuvalu" xlink:type="simple">Tuvalu</text:a></text:p>
          </table:table-cell>
          <table:table-cell table:style-name="ce9" office:value-type="float" office:value="1977" calcext:value-type="float">
            <text:p>1977</text:p>
          </table:table-cell>
          <table:table-cell table:style-name="ce9" office:value-type="string" calcext:value-type="string">
            <text:p><text:a xlink:href="https://en.wikipedia.org/wiki/.tv" xlink:type="simple">.tv</text:a></text:p>
          </table:table-cell>
          <table:table-cell table:style-name="ce2" office:value-type="string" calcext:value-type="string">
            <text:p><text:a xlink:href="https://en.wikipedia.org/wiki/ISO_3166-2:TV" xlink:type="simple">ISO 3166-2:TV</text:a></text:p>
          </table:table-cell>
          <table:table-cell table:style-name="ce11"/>
          <table:table-cell office:value-type="string" calcext:value-type="string">
            <text:p>TUV </text:p>
          </table:table-cell>
          <table:table-cell office:value-type="float" office:value="798" calcext:value-type="float">
            <text:p>798</text:p>
          </table:table-cell>
          <table:table-cell table:number-columns-repeated="4"/>
          <table:table-cell table:style-name="Default"/>
        </table:table-row>
        <table:table-row table:style-name="ro6" table:visibility="filter">
          <table:table-cell table:style-name="ce9" office:value-type="string" calcext:value-type="string">
            <text:p>TW</text:p>
          </table:table-cell>
          <table:table-cell table:style-name="ce2" office:value-type="string" calcext:value-type="string">
            <text:p><text:a xlink:href="https://en.wikipedia.org/wiki/Taiwan" xlink:type="simple">Taiwan, Province of Chi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w" xlink:type="simple">.tw</text:a></text:p>
          </table:table-cell>
          <table:table-cell table:style-name="ce2" office:value-type="string" calcext:value-type="string">
            <text:p><text:a xlink:href="https://en.wikipedia.org/wiki/ISO_3166-2:TW" xlink:type="simple">ISO 3166-2:TW</text:a></text:p>
          </table:table-cell>
          <table:table-cell table:style-name="ce2" office:value-type="string" calcext:value-type="string">
            <text:p>Covers the current jurisdiction of the <text:a xlink:href="https://en.wikipedia.org/wiki/Republic_of_China" xlink:type="simple">Republic of China</text:a></text:p>
            <text:p>ISO country name follows UN designation (due to <text:a xlink:href="https://en.wikipedia.org/wiki/Political_status_of_Taiwan" xlink:type="simple">political status of Taiwan</text:a> within the UN)<text:a xlink:href="https://en.wikipedia.org/wiki/ISO_3166-1_alpha-2#cite_note-faqs_specific-17" xlink:type="simple">[17]</text:a> (common name: Taiwan) </text:p>
          </table:table-cell>
          <table:table-cell office:value-type="string" calcext:value-type="string">
            <text:p>TWN 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TZ</text:p>
          </table:table-cell>
          <table:table-cell table:style-name="ce2" office:value-type="string" calcext:value-type="string">
            <text:p><text:a xlink:href="https://en.wikipedia.org/wiki/Tanzania" xlink:type="simple">Tanzania, United Republic of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tz" xlink:type="simple">.tz</text:a></text:p>
          </table:table-cell>
          <table:table-cell table:style-name="ce2" office:value-type="string" calcext:value-type="string">
            <text:p><text:a xlink:href="https://en.wikipedia.org/wiki/ISO_3166-2:TZ" xlink:type="simple">ISO 3166-2:TZ</text:a></text:p>
          </table:table-cell>
          <table:table-cell table:style-name="ce2" office:value-type="string" calcext:value-type="string">
            <text:p>ISO country name follows UN designation (common name: Tanzania) </text:p>
          </table:table-cell>
          <table:table-cell office:value-type="string" calcext:value-type="string">
            <text:p>TZA </text:p>
          </table:table-cell>
          <table:table-cell office:value-type="float" office:value="834" calcext:value-type="float">
            <text:p>834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9" office:value-type="string" calcext:value-type="string">
            <text:p>UA</text:p>
          </table:table-cell>
          <table:table-cell table:style-name="ce2" office:value-type="string" calcext:value-type="string">
            <text:p><text:a xlink:href="https://en.wikipedia.org/wiki/Ukraine" xlink:type="simple">Ukrain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a" xlink:type="simple">.ua</text:a></text:p>
          </table:table-cell>
          <table:table-cell table:style-name="ce2" office:value-type="string" calcext:value-type="string">
            <text:p><text:a xlink:href="https://en.wikipedia.org/wiki/ISO_3166-2:UA" xlink:type="simple">ISO 3166-2:UA</text:a></text:p>
          </table:table-cell>
          <table:table-cell table:style-name="ce2" office:value-type="string" calcext:value-type="string">
            <text:p>Previous ISO country name: <text:a xlink:href="https://en.wikipedia.org/wiki/Ukrainian_Soviet_Socialist_Republic" xlink:type="simple">Ukrainian SSR</text:a></text:p>
            <text:p>Code assigned as the country was already a UN member since 1945<text:a xlink:href="https://en.wikipedia.org/wiki/ISO_3166-1_alpha-2#cite_note-bulletin-14" xlink:type="simple">[14]</text:a> </text:p>
          </table:table-cell>
          <table:table-cell office:value-type="string" calcext:value-type="string">
            <text:p>UKR 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UG</text:p>
          </table:table-cell>
          <table:table-cell table:style-name="ce2" office:value-type="string" calcext:value-type="string">
            <text:p><text:a xlink:href="https://en.wikipedia.org/wiki/Uganda" xlink:type="simple">Ugand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g" xlink:type="simple">.ug</text:a></text:p>
          </table:table-cell>
          <table:table-cell table:style-name="ce2" office:value-type="string" calcext:value-type="string">
            <text:p><text:a xlink:href="https://en.wikipedia.org/wiki/ISO_3166-2:UG" xlink:type="simple">ISO 3166-2:UG</text:a></text:p>
          </table:table-cell>
          <table:table-cell table:style-name="ce11"/>
          <table:table-cell office:value-type="string" calcext:value-type="string">
            <text:p>UGA 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table:style-name="Default"/>
        </table:table-row>
        <table:table-row table:style-name="ro5" table:visibility="filter">
          <table:table-cell table:style-name="ce9" office:value-type="string" calcext:value-type="string">
            <text:p>UM</text:p>
          </table:table-cell>
          <table:table-cell table:style-name="ce2" office:value-type="string" calcext:value-type="string">
            <text:p><text:a xlink:href="https://en.wikipedia.org/wiki/United_States_Minor_Outlying_Islands" xlink:type="simple">United States Minor Outlying Islands</text:a></text:p>
          </table:table-cell>
          <table:table-cell table:style-name="ce9" office:value-type="float" office:value="1986" calcext:value-type="float">
            <text:p>1986</text:p>
          </table:table-cell>
          <table:table-cell table:style-name="ce10" office:value-type="string" calcext:value-type="string">
            <text:p/>
          </table:table-cell>
          <table:table-cell table:style-name="ce2" office:value-type="string" calcext:value-type="string">
            <text:p><text:a xlink:href="https://en.wikipedia.org/wiki/ISO_3166-2:UM" xlink:type="simple">ISO 3166-2:UM</text:a></text:p>
          </table:table-cell>
          <table:table-cell table:style-name="ce2" office:value-type="string" calcext:value-type="string">
            <text:p>Consists of nine minor insular areas of the United States: <text:a xlink:href="https://en.wikipedia.org/wiki/Baker_Island" xlink:type="simple">Baker Island</text:a>, <text:a xlink:href="https://en.wikipedia.org/wiki/Howland_Island" xlink:type="simple">Howland Island</text:a>, <text:a xlink:href="https://en.wikipedia.org/wiki/Jarvis_Island" xlink:type="simple">Jarvis Island</text:a>, <text:a xlink:href="https://en.wikipedia.org/wiki/Johnston_Atoll" xlink:type="simple">Johnston Atoll</text:a>, <text:a xlink:href="https://en.wikipedia.org/wiki/Kingman_Reef" xlink:type="simple">Kingman Reef</text:a>, <text:a xlink:href="https://en.wikipedia.org/wiki/Midway_Atoll" xlink:type="simple">Midway Islands</text:a>, <text:a xlink:href="https://en.wikipedia.org/wiki/Navassa_Island" xlink:type="simple">Navassa Island</text:a>, <text:a xlink:href="https://en.wikipedia.org/wiki/Palmyra_Atoll" xlink:type="simple">Palmyra Atoll</text:a>, and <text:a xlink:href="https://en.wikipedia.org/wiki/Wake_Island" xlink:type="simple">Wake Island</text:a></text:p>
            <text:p><text:a xlink:href="https://en.wikipedia.org/wiki/.um" xlink:type="simple">.um</text:a> ccTLD was revoked in 2007<text:a xlink:href="https://en.wikipedia.org/wiki/ISO_3166-1_alpha-2#cite_note-19" xlink:type="simple">[19]</text:a> </text:p>
          </table:table-cell>
          <table:table-cell office:value-type="string" calcext:value-type="string">
            <text:p>UMI </text:p>
          </table:table-cell>
          <table:table-cell office:value-type="float" office:value="581" calcext:value-type="float">
            <text:p>581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S</text:p>
          </table:table-cell>
          <table:table-cell table:style-name="ce2" office:value-type="string" calcext:value-type="string">
            <text:p><text:a xlink:href="https://en.wikipedia.org/wiki/United_States" xlink:type="simple">United States of Ame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s" xlink:type="simple">.us</text:a></text:p>
          </table:table-cell>
          <table:table-cell table:style-name="ce2" office:value-type="string" calcext:value-type="string">
            <text:p><text:a xlink:href="https://en.wikipedia.org/wiki/ISO_3166-2:US" xlink:type="simple">ISO 3166-2:US</text:a></text:p>
          </table:table-cell>
          <table:table-cell table:style-name="ce11"/>
          <table:table-cell office:value-type="string" calcext:value-type="string">
            <text:p>USA </text:p>
          </table:table-cell>
          <table:table-cell office:value-type="float" office:value="840" calcext:value-type="float">
            <text:p>84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Y</text:p>
          </table:table-cell>
          <table:table-cell table:style-name="ce2" office:value-type="string" calcext:value-type="string">
            <text:p><text:a xlink:href="https://en.wikipedia.org/wiki/Uruguay" xlink:type="simple">Uruguay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uy" xlink:type="simple">.uy</text:a></text:p>
          </table:table-cell>
          <table:table-cell table:style-name="ce2" office:value-type="string" calcext:value-type="string">
            <text:p><text:a xlink:href="https://en.wikipedia.org/wiki/ISO_3166-2:UY" xlink:type="simple">ISO 3166-2:UY</text:a></text:p>
          </table:table-cell>
          <table:table-cell table:style-name="ce11"/>
          <table:table-cell office:value-type="string" calcext:value-type="string">
            <text:p>URY </text:p>
          </table:table-cell>
          <table:table-cell office:value-type="float" office:value="858" calcext:value-type="float">
            <text:p>85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UZ</text:p>
          </table:table-cell>
          <table:table-cell table:style-name="ce2" office:value-type="string" calcext:value-type="string">
            <text:p><text:a xlink:href="https://en.wikipedia.org/wiki/Uzbekistan" xlink:type="simple">Uzbekistan</text:a>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string" calcext:value-type="string">
            <text:p><text:a xlink:href="https://en.wikipedia.org/wiki/.uz" xlink:type="simple">.uz</text:a></text:p>
          </table:table-cell>
          <table:table-cell table:style-name="ce2" office:value-type="string" calcext:value-type="string">
            <text:p><text:a xlink:href="https://en.wikipedia.org/wiki/ISO_3166-2:UZ" xlink:type="simple">ISO 3166-2:UZ</text:a></text:p>
          </table:table-cell>
          <table:table-cell table:style-name="ce11"/>
          <table:table-cell office:value-type="string" calcext:value-type="string">
            <text:p>UZB </text:p>
          </table:table-cell>
          <table:table-cell office:value-type="float" office:value="860" calcext:value-type="float">
            <text:p>860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9" office:value-type="string" calcext:value-type="string">
            <text:p>VA</text:p>
          </table:table-cell>
          <table:table-cell table:style-name="ce2" office:value-type="string" calcext:value-type="string">
            <text:p><text:a xlink:href="https://en.wikipedia.org/wiki/Vatican_City" xlink:type="simple">Holy See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a" xlink:type="simple">.va</text:a></text:p>
          </table:table-cell>
          <table:table-cell table:style-name="ce2" office:value-type="string" calcext:value-type="string">
            <text:p><text:a xlink:href="https://en.wikipedia.org/wiki/ISO_3166-2:VA" xlink:type="simple">ISO 3166-2:VA</text:a></text:p>
          </table:table-cell>
          <table:table-cell table:style-name="ce2" office:value-type="string" calcext:value-type="string">
            <text:p>Covers Vatican City, territory of the <text:a xlink:href="https://en.wikipedia.org/wiki/Holy_See" xlink:type="simple">Holy See</text:a></text:p>
            <text:p>Previous ISO country name: Vatican City State (Holy See) </text:p>
          </table:table-cell>
          <table:table-cell office:value-type="string" calcext:value-type="string">
            <text:p>VAT 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EPA €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VC</text:p>
          </table:table-cell>
          <table:table-cell table:style-name="ce2" office:value-type="string" calcext:value-type="string">
            <text:p><text:a xlink:href="https://en.wikipedia.org/wiki/Saint_Vincent_and_the_Grenadines" xlink:type="simple">Saint Vincent and the Grenadines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c" xlink:type="simple">.vc</text:a></text:p>
          </table:table-cell>
          <table:table-cell table:style-name="ce2" office:value-type="string" calcext:value-type="string">
            <text:p><text:a xlink:href="https://en.wikipedia.org/wiki/ISO_3166-2:VC" xlink:type="simple">ISO 3166-2:VC</text:a></text:p>
          </table:table-cell>
          <table:table-cell table:style-name="ce11"/>
          <table:table-cell office:value-type="string" calcext:value-type="string">
            <text:p>VCT </text:p>
          </table:table-cell>
          <table:table-cell office:value-type="float" office:value="670" calcext:value-type="float">
            <text:p>670</text:p>
          </table:table-cell>
          <table:table-cell table:number-columns-repeated="4"/>
          <table:table-cell table:style-name="Default"/>
        </table:table-row>
        <table:table-row table:style-name="ro4" table:visibility="filter">
          <table:table-cell table:style-name="ce9" office:value-type="string" calcext:value-type="string">
            <text:p>VE</text:p>
          </table:table-cell>
          <table:table-cell table:style-name="ce2" office:value-type="string" calcext:value-type="string">
            <text:p><text:a xlink:href="https://en.wikipedia.org/wiki/Venezuela" xlink:type="simple">Venezuela (Bolivarian Republic of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e" xlink:type="simple">.ve</text:a></text:p>
          </table:table-cell>
          <table:table-cell table:style-name="ce2" office:value-type="string" calcext:value-type="string">
            <text:p><text:a xlink:href="https://en.wikipedia.org/wiki/ISO_3166-2:VE" xlink:type="simple">ISO 3166-2:VE</text:a></text:p>
          </table:table-cell>
          <table:table-cell table:style-name="ce2" office:value-type="string" calcext:value-type="string">
            <text:p>ISO country name follows UN designation (common name and previous ISO country name: Venezuela) </text:p>
          </table:table-cell>
          <table:table-cell office:value-type="string" calcext:value-type="string">
            <text:p>VEN </text:p>
          </table:table-cell>
          <table:table-cell office:value-type="float" office:value="862" calcext:value-type="float">
            <text:p>862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9" office:value-type="string" calcext:value-type="string">
            <text:p>VG</text:p>
          </table:table-cell>
          <table:table-cell table:style-name="ce2" office:value-type="string" calcext:value-type="string">
            <text:p><text:a xlink:href="https://en.wikipedia.org/wiki/British_Virgin_Islands" xlink:type="simple">Virgin Islands (British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g" xlink:type="simple">.vg</text:a></text:p>
          </table:table-cell>
          <table:table-cell table:style-name="ce2" office:value-type="string" calcext:value-type="string">
            <text:p><text:a xlink:href="https://en.wikipedia.org/wiki/ISO_3166-2:VG" xlink:type="simple">ISO 3166-2:VG</text:a></text:p>
          </table:table-cell>
          <table:table-cell table:style-name="ce11"/>
          <table:table-cell office:value-type="string" calcext:value-type="string">
            <text:p>VGB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2" table:visibility="filter">
          <table:table-cell table:style-name="ce9" office:value-type="string" calcext:value-type="string">
            <text:p>VI</text:p>
          </table:table-cell>
          <table:table-cell table:style-name="ce2" office:value-type="string" calcext:value-type="string">
            <text:p><text:a xlink:href="https://en.wikipedia.org/wiki/United_States_Virgin_Islands" xlink:type="simple">Virgin Islands (U.S.)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i" xlink:type="simple">.vi</text:a></text:p>
          </table:table-cell>
          <table:table-cell table:style-name="ce2" office:value-type="string" calcext:value-type="string">
            <text:p><text:a xlink:href="https://en.wikipedia.org/wiki/ISO_3166-2:VI" xlink:type="simple">ISO 3166-2:VI</text:a></text:p>
          </table:table-cell>
          <table:table-cell table:style-name="ce11"/>
          <table:table-cell office:value-type="string" calcext:value-type="string">
            <text:p>VIR </text:p>
          </table:table-cell>
          <table:table-cell office:value-type="float" office:value="850" calcext:value-type="float">
            <text:p>850</text:p>
          </table:table-cell>
          <table:table-cell table:number-columns-repeated="4"/>
          <table:table-cell table:style-name="Default"/>
        </table:table-row>
        <table:table-row table:style-name="ro6" table:visibility="filter">
          <table:table-cell table:style-name="ce9" office:value-type="string" calcext:value-type="string">
            <text:p>VN</text:p>
          </table:table-cell>
          <table:table-cell table:style-name="ce2" office:value-type="string" calcext:value-type="string">
            <text:p><text:a xlink:href="https://en.wikipedia.org/wiki/Vietnam" xlink:type="simple">Viet Nam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vn" xlink:type="simple">.vn</text:a></text:p>
          </table:table-cell>
          <table:table-cell table:style-name="ce2" office:value-type="string" calcext:value-type="string">
            <text:p><text:a xlink:href="https://en.wikipedia.org/wiki/ISO_3166-2:VN" xlink:type="simple">ISO 3166-2:VN</text:a></text:p>
          </table:table-cell>
          <table:table-cell table:style-name="ce2" office:value-type="string" calcext:value-type="string">
            <text:p>ISO country name follows UN designation (common name: Vietnam) Code used for <text:a xlink:href="https://en.wikipedia.org/wiki/South_Vietnam" xlink:type="simple">Republic of Viet Nam</text:a> (Common Name:South Vietnam) before 1977 </text:p>
          </table:table-cell>
          <table:table-cell office:value-type="string" calcext:value-type="string">
            <text:p>VNM </text:p>
          </table:table-cell>
          <table:table-cell office:value-type="float" office:value="704" calcext:value-type="float">
            <text:p>70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VU</text:p>
          </table:table-cell>
          <table:table-cell table:style-name="ce2" office:value-type="string" calcext:value-type="string">
            <text:p><text:a xlink:href="https://en.wikipedia.org/wiki/Vanuatu" xlink:type="simple">Vanuatu</text:a></text:p>
          </table:table-cell>
          <table:table-cell table:style-name="ce9" office:value-type="float" office:value="1980" calcext:value-type="float">
            <text:p>1980</text:p>
          </table:table-cell>
          <table:table-cell table:style-name="ce9" office:value-type="string" calcext:value-type="string">
            <text:p><text:a xlink:href="https://en.wikipedia.org/wiki/.vu" xlink:type="simple">.vu</text:a></text:p>
          </table:table-cell>
          <table:table-cell table:style-name="ce2" office:value-type="string" calcext:value-type="string">
            <text:p><text:a xlink:href="https://en.wikipedia.org/wiki/ISO_3166-2:VU" xlink:type="simple">ISO 3166-2:VU</text:a></text:p>
          </table:table-cell>
          <table:table-cell table:style-name="ce2" office:value-type="string" calcext:value-type="string">
            <text:p>Name changed from <text:a xlink:href="https://en.wikipedia.org/wiki/New_Hebrides" xlink:type="simple">New Hebrides</text:a> (NH) </text:p>
          </table:table-cell>
          <table:table-cell office:value-type="string" calcext:value-type="string">
            <text:p>VUT </text:p>
          </table:table-cell>
          <table:table-cell office:value-type="float" office:value="548" calcext:value-type="float">
            <text:p>548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WF</text:p>
          </table:table-cell>
          <table:table-cell table:style-name="ce2" office:value-type="string" calcext:value-type="string">
            <text:p><text:a xlink:href="https://en.wikipedia.org/wiki/Wallis_and_Futuna" xlink:type="simple">Wallis and Futun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wf" xlink:type="simple">.wf</text:a></text:p>
          </table:table-cell>
          <table:table-cell table:style-name="ce2" office:value-type="string" calcext:value-type="string">
            <text:p><text:a xlink:href="https://en.wikipedia.org/wiki/ISO_3166-2:WF" xlink:type="simple">ISO 3166-2:WF</text:a></text:p>
          </table:table-cell>
          <table:table-cell table:style-name="ce11"/>
          <table:table-cell office:value-type="string" calcext:value-type="string">
            <text:p>WLF 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office:value-type="string" calcext:value-type="string">
            <text:p>Country code is included in FR</text:p>
          </table:table-cell>
          <table:table-cell table:number-columns-repeated="2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WS</text:p>
          </table:table-cell>
          <table:table-cell table:style-name="ce2" office:value-type="string" calcext:value-type="string">
            <text:p><text:a xlink:href="https://en.wikipedia.org/wiki/Samoa" xlink:type="simple">Samo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ws" xlink:type="simple">.ws</text:a></text:p>
          </table:table-cell>
          <table:table-cell table:style-name="ce2" office:value-type="string" calcext:value-type="string">
            <text:p><text:a xlink:href="https://en.wikipedia.org/wiki/ISO_3166-2:WS" xlink:type="simple">ISO 3166-2:WS</text:a></text:p>
          </table:table-cell>
          <table:table-cell table:style-name="ce2" office:value-type="string" calcext:value-type="string">
            <text:p>Code taken from former name: Western Samoa </text:p>
          </table:table-cell>
          <table:table-cell office:value-type="string" calcext:value-type="string">
            <text:p>WSM </text:p>
          </table:table-cell>
          <table:table-cell office:value-type="float" office:value="882" calcext:value-type="float">
            <text:p>882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ce9" office:value-type="string" calcext:value-type="string">
            <text:p>XK</text:p>
          </table:table-cell>
          <table:table-cell table:style-name="ce2" office:value-type="string" calcext:value-type="string">
            <text:p><text:a xlink:href="https://en.wikipedia.org/wiki/Kosovo" xlink:type="simple">Kosovo</text:a></text:p>
          </table:table-cell>
          <table:table-cell table:style-name="ce9" table:number-columns-repeated="2"/>
          <table:table-cell table:style-name="ce2"/>
          <table:table-cell table:style-name="ce2" office:value-type="string" calcext:value-type="string">
            <text:p>The code XK is being used by the <text:a xlink:href="https://en.wikipedia.org/wiki/European_Commission" xlink:type="simple">European Commission</text:a>,<text:a xlink:href="https://en.wikipedia.org/wiki/ISO_3166-1_alpha-2#cite_note-24" xlink:type="simple">[24]</text:a> the <text:a xlink:href="https://en.wikipedia.org/wiki/International_Monetary_Fund" xlink:type="simple">IMF</text:a>, and <text:a xlink:href="https://en.wikipedia.org/wiki/Society_for_Worldwide_Interbank_Financial_Telecommunication" xlink:type="simple">SWIFT</text:a>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4" table:visibility="filter">
          <table:table-cell table:style-name="ce9" office:value-type="string" calcext:value-type="string">
            <text:p>YE</text:p>
          </table:table-cell>
          <table:table-cell table:style-name="ce2" office:value-type="string" calcext:value-type="string">
            <text:p><text:a xlink:href="https://en.wikipedia.org/wiki/Yemen" xlink:type="simple">Yemen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ye" xlink:type="simple">.ye</text:a></text:p>
          </table:table-cell>
          <table:table-cell table:style-name="ce2" office:value-type="string" calcext:value-type="string">
            <text:p><text:a xlink:href="https://en.wikipedia.org/wiki/ISO_3166-2:YE" xlink:type="simple">ISO 3166-2:YE</text:a></text:p>
          </table:table-cell>
          <table:table-cell table:style-name="ce2" office:value-type="string" calcext:value-type="string">
            <text:p>Previous ISO country name: Yemen, Republic of</text:p>
            <text:p>Code used for <text:a xlink:href="https://en.wikipedia.org/wiki/Yemen_Arab_Republic" xlink:type="simple">North Yemen</text:a> before 1990 </text:p>
          </table:table-cell>
          <table:table-cell office:value-type="string" calcext:value-type="string">
            <text:p>YEM </text:p>
          </table:table-cell>
          <table:table-cell office:value-type="float" office:value="887" calcext:value-type="float">
            <text:p>887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YT</text:p>
          </table:table-cell>
          <table:table-cell table:style-name="ce2" office:value-type="string" calcext:value-type="string">
            <text:p><text:a xlink:href="https://en.wikipedia.org/wiki/Mayotte" xlink:type="simple">Mayotte</text:a></text:p>
          </table:table-cell>
          <table:table-cell table:style-name="ce9" office:value-type="float" office:value="1993" calcext:value-type="float">
            <text:p>1993</text:p>
          </table:table-cell>
          <table:table-cell table:style-name="ce9" office:value-type="string" calcext:value-type="string">
            <text:p><text:a xlink:href="https://en.wikipedia.org/wiki/.yt" xlink:type="simple">.yt</text:a></text:p>
          </table:table-cell>
          <table:table-cell table:style-name="ce2" office:value-type="string" calcext:value-type="string">
            <text:p><text:a xlink:href="https://en.wikipedia.org/wiki/ISO_3166-2:YT" xlink:type="simple">ISO 3166-2:YT</text:a></text:p>
          </table:table-cell>
          <table:table-cell table:style-name="ce11"/>
          <table:table-cell office:value-type="string" calcext:value-type="string">
            <text:p>MYT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EPA FR</text:p>
          </table:table-cell>
          <table:table-cell table:number-columns-repeated="3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A</text:p>
          </table:table-cell>
          <table:table-cell table:style-name="ce2" office:value-type="string" calcext:value-type="string">
            <text:p><text:a xlink:href="https://en.wikipedia.org/wiki/South_Africa" xlink:type="simple">South Afric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za" xlink:type="simple">.za</text:a></text:p>
          </table:table-cell>
          <table:table-cell table:style-name="ce2" office:value-type="string" calcext:value-type="string">
            <text:p><text:a xlink:href="https://en.wikipedia.org/wiki/ISO_3166-2:ZA" xlink:type="simple">ISO 3166-2:ZA</text:a></text:p>
          </table:table-cell>
          <table:table-cell table:style-name="ce2" office:value-type="string" calcext:value-type="string">
            <text:p>Code taken from name in <text:a xlink:href="https://en.wikipedia.org/wiki/Dutch_language" xlink:type="simple">Dutch</text:a>: Zuid-Afrika </text:p>
          </table:table-cell>
          <table:table-cell office:value-type="string" calcext:value-type="string">
            <text:p>ZAF </text:p>
          </table:table-cell>
          <table:table-cell office:value-type="float" office:value="710" calcext:value-type="float">
            <text:p>710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M</text:p>
          </table:table-cell>
          <table:table-cell table:style-name="ce2" office:value-type="string" calcext:value-type="string">
            <text:p><text:a xlink:href="https://en.wikipedia.org/wiki/Zambia" xlink:type="simple">Zambia</text:a></text:p>
          </table:table-cell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<text:a xlink:href="https://en.wikipedia.org/wiki/.zm" xlink:type="simple">.zm</text:a></text:p>
          </table:table-cell>
          <table:table-cell table:style-name="ce2" office:value-type="string" calcext:value-type="string">
            <text:p><text:a xlink:href="https://en.wikipedia.org/wiki/ISO_3166-2:ZM" xlink:type="simple">ISO 3166-2:ZM</text:a></text:p>
          </table:table-cell>
          <table:table-cell table:style-name="ce11"/>
          <table:table-cell office:value-type="string" calcext:value-type="string">
            <text:p>ZMB </text:p>
          </table:table-cell>
          <table:table-cell office:value-type="float" office:value="894" calcext:value-type="float">
            <text:p>894</text:p>
          </table:table-cell>
          <table:table-cell table:number-columns-repeated="4"/>
          <table:table-cell table:style-name="Default"/>
        </table:table-row>
        <table:table-row table:style-name="ro2" table:visibility="filter">
          <table:table-cell table:style-name="ce9" office:value-type="string" calcext:value-type="string">
            <text:p>ZW</text:p>
          </table:table-cell>
          <table:table-cell table:style-name="ce2" office:value-type="string" calcext:value-type="string">
            <text:p><text:a xlink:href="https://en.wikipedia.org/wiki/Zimbabwe" xlink:type="simple">Zimbabwe</text:a></text:p>
          </table:table-cell>
          <table:table-cell table:style-name="ce9" office:value-type="float" office:value="1980" calcext:value-type="float">
            <text:p>1980</text:p>
          </table:table-cell>
          <table:table-cell table:style-name="ce9" office:value-type="string" calcext:value-type="string">
            <text:p><text:a xlink:href="https://en.wikipedia.org/wiki/.zw" xlink:type="simple">.zw</text:a></text:p>
          </table:table-cell>
          <table:table-cell table:style-name="ce2" office:value-type="string" calcext:value-type="string">
            <text:p><text:a xlink:href="https://en.wikipedia.org/wiki/ISO_3166-2:ZW" xlink:type="simple">ISO 3166-2:ZW</text:a></text:p>
          </table:table-cell>
          <table:table-cell table:style-name="ce2" office:value-type="string" calcext:value-type="string">
            <text:p>Name changed from <text:a xlink:href="https://en.wikipedia.org/wiki/Rhodesia" xlink:type="simple">Southern Rhodesia</text:a> (RH) </text:p>
          </table:table-cell>
          <table:table-cell office:value-type="string" calcext:value-type="string">
            <text:p>ZWE </text:p>
          </table:table-cell>
          <table:table-cell office:value-type="float" office:value="716" calcext:value-type="float">
            <text:p>716</text:p>
          </table:table-cell>
          <table:table-cell table:number-columns-repeated="4"/>
          <table:table-cell table:style-name="Default"/>
        </table:table-row>
        <table:table-row table:style-name="ro2" table:number-rows-repeated="10483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ISO_3166-1" table:style-name="ta1">
        <table:table-column table:style-name="co14" table:number-columns-repeated="2" table:default-cell-style-name="ce16"/>
        <table:table-column table:style-name="co9" table:default-cell-style-name="ce16"/>
        <table:table-column table:style-name="co9" table:number-columns-repeated="3" table:default-cell-style-name="Default"/>
        <table:table-column table:style-name="co9" table:number-columns-repeated="2" table:default-cell-style-name="ce16"/>
        <table:table-column table:style-name="co9" table:number-columns-repeated="1016" table:default-cell-style-name="Default"/>
        <table:table-row table:style-name="ro2">
          <table:table-cell table:style-name="ce23" office:value-type="string" calcext:value-type="string">
            <text:p>alpha2 Matrix:</text:p>
          </table:table-cell>
          <table:table-cell table:style-name="ce23"/>
          <table:table-cell table:style-name="ce23" office:value-type="string" calcext:value-type="string">
            <text:p>https://en.wikipedia.org/wiki/ISO_3166-1_alpha-2#Decoding_table</text:p>
          </table:table-cell>
          <table:table-cell table:style-name="ce23" table:number-columns-repeated="1021"/>
        </table:table-row>
        <table:table-row table:style-name="ro2">
          <table:table-cell/>
          <table:table-cell table:style-name="ce25"/>
          <table:table-cell office:value-type="string" calcext:value-type="string">
            <text:p>alpha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ha3</text:p>
          </table:table-cell>
          <table:table-cell table:style-name="ce26" office:value-type="string" calcext:value-type="string">
            <text:p>numeric</text:p>
          </table:table-cell>
          <table:table-cell office:value-type="string" calcext:value-type="string">
            <text:p>swiftcodefile</text:p>
          </table:table-cell>
          <table:table-cell office:value-type="string" calcext:value-type="string">
            <text:p>IBAN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table:formula="of:=COM.MICROSOFT.CONCAT([.A3];[.B3])" office:value-type="string" office:string-value="AA" calcext:value-type="string">
            <text:p>A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OM.MICROSOFT.CONCAT([.A4];[.B4])" office:value-type="string" office:string-value="AB" calcext:value-type="string">
            <text:p>A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formula="of:=COM.MICROSOFT.CONCAT([.A5];[.B5])" office:value-type="string" office:string-value="AC" calcext:value-type="string">
            <text:p>A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formula="of:=COM.MICROSOFT.CONCAT([.A6];[.B6])" office:value-type="string" office:string-value="AD" calcext:value-type="string">
            <text:p>AD</text:p>
          </table:table-cell>
          <table:table-cell office:value-type="string" calcext:value-type="string">
            <text:p>Andorr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formula="of:=COM.MICROSOFT.CONCAT([.A7];[.B7])" office:value-type="string" office:string-value="AE" calcext:value-type="string">
            <text:p>AE</text:p>
          </table:table-cell>
          <table:table-cell office:value-type="string" calcext:value-type="string">
            <text:p>United Arab Emirates (the)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formula="of:=COM.MICROSOFT.CONCAT([.A8];[.B8])" office:value-type="string" office:string-value="AF" calcext:value-type="string">
            <text:p>AF</text:p>
          </table:table-cell>
          <table:table-cell office:value-type="string" calcext:value-type="string">
            <text:p>Afghanist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formula="of:=COM.MICROSOFT.CONCAT([.A9];[.B9])" office:value-type="string" office:string-value="A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formula="of:=COM.MICROSOFT.CONCAT([.A10];[.B10])" office:value-type="string" office:string-value="AH" calcext:value-type="string">
            <text:p>A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formula="of:=COM.MICROSOFT.CONCAT([.A11];[.B11])" office:value-type="string" office:string-value="AI" calcext:value-type="string">
            <text:p>AI</text:p>
          </table:table-cell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formula="of:=COM.MICROSOFT.CONCAT([.A12];[.B12])" office:value-type="string" office:string-value="AJ" calcext:value-type="string">
            <text:p>A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formula="of:=COM.MICROSOFT.CONCAT([.A13];[.B13])" office:value-type="string" office:string-value="AK" calcext:value-type="string">
            <text:p>A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formula="of:=COM.MICROSOFT.CONCAT([.A14];[.B14])" office:value-type="string" office:string-value="AL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formula="of:=COM.MICROSOFT.CONCAT([.A15];[.B15])" office:value-type="string" office:string-value="AM" calcext:value-type="string">
            <text:p>AM</text:p>
          </table:table-cell>
          <table:table-cell office:value-type="string" calcext:value-type="string">
            <text:p>Armen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formula="of:=COM.MICROSOFT.CONCAT([.A16];[.B16])" office:value-type="string" office:string-value="AN" calcext:value-type="string">
            <text:p>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formula="of:=COM.MICROSOFT.CONCAT([.A17];[.B17])" office:value-type="string" office:string-value="AO" calcext:value-type="string">
            <text:p>AO</text:p>
          </table:table-cell>
          <table:table-cell office:value-type="string" calcext:value-type="string">
            <text:p>Angol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COM.MICROSOFT.CONCAT([.A18];[.B18])" office:value-type="string" office:string-value="AP" calcext:value-type="string">
            <text:p>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table:formula="of:=COM.MICROSOFT.CONCAT([.A19];[.B19])" office:value-type="string" office:string-value="AQ" calcext:value-type="string">
            <text:p>AQ</text:p>
          </table:table-cell>
          <table:table-cell office:value-type="string" calcext:value-type="string">
            <text:p>Antarcti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formula="of:=COM.MICROSOFT.CONCAT([.A20];[.B20])" office:value-type="string" office:string-value="AR" calcext:value-type="string">
            <text:p>AR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formula="of:=COM.MICROSOFT.CONCAT([.A21];[.B21])" office:value-type="string" office:string-value="AS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formula="of:=COM.MICROSOFT.CONCAT([.A22];[.B22])" office:value-type="string" office:string-value="AT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formula="of:=COM.MICROSOFT.CONCAT([.A23];[.B23])" office:value-type="string" office:string-value="AU" calcext:value-type="string">
            <text:p>AU</text:p>
          </table:table-cell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formula="of:=COM.MICROSOFT.CONCAT([.A24];[.B24])" office:value-type="string" office:string-value="AV" calcext:value-type="string">
            <text:p>A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formula="of:=COM.MICROSOFT.CONCAT([.A25];[.B25])" office:value-type="string" office:string-value="AW" calcext:value-type="string">
            <text:p>AW</text:p>
          </table:table-cell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formula="of:=COM.MICROSOFT.CONCAT([.A26];[.B26])" office:value-type="string" office:string-value="AX" calcext:value-type="string">
            <text:p>AX</text:p>
          </table:table-cell>
          <table:table-cell office:value-type="string" calcext:value-type="string">
            <text:p>Åland Islands</text:p>
          </table:table-cell>
          <table:table-cell table:number-columns-repeated="3"/>
          <table:table-cell office:value-type="string" calcext:value-type="string">
            <text:p>SEPA-F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table:formula="of:=COM.MICROSOFT.CONCAT([.A27];[.B27])" office:value-type="string" office:string-value="AY" calcext:value-type="string">
            <text:p>A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table:formula="of:=COM.MICROSOFT.CONCAT([.A28];[.B28])" office:value-type="string" office:string-value="AZ" calcext:value-type="string">
            <text:p>AZ</text:p>
          </table:table-cell>
          <table:table-cell office:value-type="string" calcext:value-type="string">
            <text:p>Azerbaija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formula="of:=COM.MICROSOFT.CONCAT([.A29];[.B29])" office:value-type="string" office:string-value="BA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table:formula="of:=COM.MICROSOFT.CONCAT([.A30];[.B30])" office:value-type="string" office:string-value="BB" calcext:value-type="string">
            <text:p>BB</text:p>
          </table:table-cell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OM.MICROSOFT.CONCAT([.A31];[.B31])" office:value-type="string" office:string-value="BC" calcext:value-type="string">
            <text:p>B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COM.MICROSOFT.CONCAT([.A32];[.B32])" office:value-type="string" office:string-value="BD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formula="of:=COM.MICROSOFT.CONCAT([.A33];[.B33])" office:value-type="string" office:string-value="BE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formula="of:=COM.MICROSOFT.CONCAT([.A34];[.B34])" office:value-type="string" office:string-value="BF" calcext:value-type="string">
            <text:p>BF</text:p>
          </table:table-cell>
          <table:table-cell office:value-type="string" calcext:value-type="string">
            <text:p>Burkina Fas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table:formula="of:=COM.MICROSOFT.CONCAT([.A35];[.B35])" office:value-type="string" office:string-value="B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EP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table:formula="of:=COM.MICROSOFT.CONCAT([.A36];[.B36])" office:value-type="string" office:string-value="BH" calcext:value-type="string">
            <text:p>BH</text:p>
          </table:table-cell>
          <table:table-cell office:value-type="string" calcext:value-type="string">
            <text:p>Bahrai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formula="of:=COM.MICROSOFT.CONCAT([.A37];[.B37])" office:value-type="string" office:string-value="BI" calcext:value-type="string">
            <text:p>BI</text:p>
          </table:table-cell>
          <table:table-cell office:value-type="string" calcext:value-type="string">
            <text:p>Burund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formula="of:=COM.MICROSOFT.CONCAT([.A38];[.B38])" office:value-type="string" office:string-value="BJ" calcext:value-type="string">
            <text:p>BJ</text:p>
          </table:table-cell>
          <table:table-cell office:value-type="string" calcext:value-type="string">
            <text:p>Beni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xperiment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formula="of:=COM.MICROSOFT.CONCAT([.A39];[.B39])" office:value-type="string" office:string-value="BK" calcext:value-type="string">
            <text:p>B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formula="of:=COM.MICROSOFT.CONCAT([.A40];[.B40])" office:value-type="string" office:string-value="BL" calcext:value-type="string">
            <text:p>BL</text:p>
          </table:table-cell>
          <table:table-cell office:value-type="string" calcext:value-type="string">
            <text:p>Saint Barthélem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formula="of:=COM.MICROSOFT.CONCAT([.A41];[.B41])" office:value-type="string" office:string-value="BM" calcext:value-type="string">
            <text:p>BM</text:p>
          </table:table-cell>
          <table:table-cell office:value-type="string" calcext:value-type="string">
            <text:p>Bermu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formula="of:=COM.MICROSOFT.CONCAT([.A42];[.B42])" office:value-type="string" office:string-value="BN" calcext:value-type="string">
            <text:p>BN</text:p>
          </table:table-cell>
          <table:table-cell office:value-type="string" calcext:value-type="string">
            <text:p>Brunei Darussal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formula="of:=COM.MICROSOFT.CONCAT([.A43];[.B43])" office:value-type="string" office:string-value="BO" calcext:value-type="string">
            <text:p>BO</text:p>
          </table:table-cell>
          <table:table-cell office:value-type="string" calcext:value-type="string">
            <text:p>Bolivia (Plurinational State of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formula="of:=COM.MICROSOFT.CONCAT([.A44];[.B44])" office:value-type="string" office:string-value="BP" calcext:value-type="string">
            <text:p>B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Q</text:p>
          </table:table-cell>
          <table:table-cell table:formula="of:=COM.MICROSOFT.CONCAT([.A45];[.B45])" office:value-type="string" office:string-value="BQ" calcext:value-type="string">
            <text:p>BQ</text:p>
          </table:table-cell>
          <table:table-cell office:value-type="string" calcext:value-type="string">
            <text:p>Bonaire, Sint Eustatius and Sab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table:formula="of:=COM.MICROSOFT.CONCAT([.A46];[.B46])" office:value-type="string" office:string-value="BR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formula="of:=COM.MICROSOFT.CONCAT([.A47];[.B47])" office:value-type="string" office:string-value="BS" calcext:value-type="string">
            <text:p>BS</text:p>
          </table:table-cell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formula="of:=COM.MICROSOFT.CONCAT([.A48];[.B48])" office:value-type="string" office:string-value="BT" calcext:value-type="string">
            <text:p>BT</text:p>
          </table:table-cell>
          <table:table-cell office:value-type="string" calcext:value-type="string">
            <text:p>Bhut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table:formula="of:=COM.MICROSOFT.CONCAT([.A49];[.B49])" office:value-type="string" office:string-value="BU" calcext:value-type="string">
            <text:p>B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table:formula="of:=COM.MICROSOFT.CONCAT([.A50];[.B50])" office:value-type="string" office:string-value="BV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formula="of:=COM.MICROSOFT.CONCAT([.A51];[.B51])" office:value-type="string" office:string-value="BW" calcext:value-type="string">
            <text:p>BW</text:p>
          </table:table-cell>
          <table:table-cell office:value-type="string" calcext:value-type="string">
            <text:p>Botswan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formula="of:=COM.MICROSOFT.CONCAT([.A52];[.B52])" office:value-type="string" office:string-value="BX" calcext:value-type="string">
            <text:p>B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formula="of:=COM.MICROSOFT.CONCAT([.A53];[.B53])" office:value-type="string" office:string-value="BY" calcext:value-type="string">
            <text:p>BY</text:p>
          </table:table-cell>
          <table:table-cell office:value-type="string" calcext:value-type="string">
            <text:p>Belaru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table:formula="of:=COM.MICROSOFT.CONCAT([.A54];[.B54])" office:value-type="string" office:string-value="BZ" calcext:value-type="string">
            <text:p>BZ</text:p>
          </table:table-cell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formula="of:=COM.MICROSOFT.CONCAT([.A55];[.B55])" office:value-type="string" office:string-value="CA" calcext:value-type="string">
            <text:p>CA</text:p>
          </table:table-cell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formula="of:=COM.MICROSOFT.CONCAT([.A56];[.B56])" office:value-type="string" office:string-value="CB" calcext:value-type="string">
            <text:p>CB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C</text:p>
          </table:table-cell>
          <table:table-cell table:formula="of:=COM.MICROSOFT.CONCAT([.A57];[.B57])" office:value-type="string" office:string-value="CC" calcext:value-type="string">
            <text:p>CC</text:p>
          </table:table-cell>
          <table:table-cell office:value-type="string" calcext:value-type="string">
            <text:p>Cocos (Keeling) Islands (the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OM.MICROSOFT.CONCAT([.A58];[.B58])" office:value-type="string" office:string-value="CD" calcext:value-type="string">
            <text:p>CD</text:p>
          </table:table-cell>
          <table:table-cell office:value-type="string" calcext:value-type="string">
            <text:p>Congo (the Democratic Republic of the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formula="of:=COM.MICROSOFT.CONCAT([.A59];[.B59])" office:value-type="string" office:string-value="CE" calcext:value-type="string">
            <text:p>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formula="of:=COM.MICROSOFT.CONCAT([.A60];[.B60])" office:value-type="string" office:string-value="CF" calcext:value-type="string">
            <text:p>CF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formula="of:=COM.MICROSOFT.CONCAT([.A61];[.B61])" office:value-type="string" office:string-value="CG" calcext:value-type="string">
            <text:p>C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formula="of:=COM.MICROSOFT.CONCAT([.A62];[.B62])" office:value-type="string" office:string-value="CH" calcext:value-type="string">
            <text:p>C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formula="of:=COM.MICROSOFT.CONCAT([.A63];[.B63])" office:value-type="string" office:string-value="CI" calcext:value-type="string">
            <text:p>C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table:formula="of:=COM.MICROSOFT.CONCAT([.A64];[.B64])" office:value-type="string" office:string-value="CJ" calcext:value-type="string">
            <text:p>C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formula="of:=COM.MICROSOFT.CONCAT([.A65];[.B65])" office:value-type="string" office:string-value="CK" calcext:value-type="string">
            <text:p>C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formula="of:=COM.MICROSOFT.CONCAT([.A66];[.B66])" office:value-type="string" office:string-value="CL" calcext:value-type="string">
            <text:p>C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formula="of:=COM.MICROSOFT.CONCAT([.A67];[.B67])" office:value-type="string" office:string-value="CM" calcext:value-type="string">
            <text:p>C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formula="of:=COM.MICROSOFT.CONCAT([.A68];[.B68])" office:value-type="string" office:string-value="CN" calcext:value-type="string">
            <text:p>C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formula="of:=COM.MICROSOFT.CONCAT([.A69];[.B69])" office:value-type="string" office:string-value="CO" calcext:value-type="string">
            <text:p>C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COM.MICROSOFT.CONCAT([.A70];[.B70])" office:value-type="string" office:string-value="CP" calcext:value-type="string">
            <text:p>C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table:formula="of:=COM.MICROSOFT.CONCAT([.A71];[.B71])" office:value-type="string" office:string-value="CQ" calcext:value-type="string">
            <text:p>C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table:formula="of:=COM.MICROSOFT.CONCAT([.A72];[.B72])" office:value-type="string" office:string-value="CR" calcext:value-type="string">
            <text:p>C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formula="of:=COM.MICROSOFT.CONCAT([.A73];[.B73])" office:value-type="string" office:string-value="CS" calcext:value-type="string">
            <text:p>C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table:formula="of:=COM.MICROSOFT.CONCAT([.A74];[.B74])" office:value-type="string" office:string-value="CT" calcext:value-type="string">
            <text:p>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formula="of:=COM.MICROSOFT.CONCAT([.A75];[.B75])" office:value-type="string" office:string-value="CU" calcext:value-type="string">
            <text:p>C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formula="of:=COM.MICROSOFT.CONCAT([.A76];[.B76])" office:value-type="string" office:string-value="CV" calcext:value-type="string">
            <text:p>CV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formula="of:=COM.MICROSOFT.CONCAT([.A77];[.B77])" office:value-type="string" office:string-value="CW" calcext:value-type="string">
            <text:p>CW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formula="of:=COM.MICROSOFT.CONCAT([.A78];[.B78])" office:value-type="string" office:string-value="CX" calcext:value-type="string">
            <text:p>C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formula="of:=COM.MICROSOFT.CONCAT([.A79];[.B79])" office:value-type="string" office:string-value="CY" calcext:value-type="string">
            <text:p>C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table:formula="of:=COM.MICROSOFT.CONCAT([.A80];[.B80])" office:value-type="string" office:string-value="CZ" calcext:value-type="string">
            <text:p>C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formula="of:=COM.MICROSOFT.CONCAT([.A81];[.B81])" office:value-type="string" office:string-value="DA" calcext:value-type="string">
            <text:p>D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formula="of:=COM.MICROSOFT.CONCAT([.A82];[.B82])" office:value-type="string" office:string-value="DB" calcext:value-type="string">
            <text:p>D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formula="of:=COM.MICROSOFT.CONCAT([.A83];[.B83])" office:value-type="string" office:string-value="DC" calcext:value-type="string">
            <text:p>DC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D</text:p>
          </table:table-cell>
          <table:table-cell table:formula="of:=COM.MICROSOFT.CONCAT([.A84];[.B84])" office:value-type="string" office:string-value="DD" calcext:value-type="string">
            <text:p>D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formula="of:=COM.MICROSOFT.CONCAT([.A85];[.B85])" office:value-type="string" office:string-value="DE" calcext:value-type="string">
            <text:p>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formula="of:=COM.MICROSOFT.CONCAT([.A86];[.B86])" office:value-type="string" office:string-value="DF" calcext:value-type="string">
            <text:p>D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formula="of:=COM.MICROSOFT.CONCAT([.A87];[.B87])" office:value-type="string" office:string-value="DG" calcext:value-type="string">
            <text:p>D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formula="of:=COM.MICROSOFT.CONCAT([.A88];[.B88])" office:value-type="string" office:string-value="DH" calcext:value-type="string">
            <text:p>D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table:formula="of:=COM.MICROSOFT.CONCAT([.A89];[.B89])" office:value-type="string" office:string-value="DI" calcext:value-type="string">
            <text:p>D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table:formula="of:=COM.MICROSOFT.CONCAT([.A90];[.B90])" office:value-type="string" office:string-value="DJ" calcext:value-type="string">
            <text:p>D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formula="of:=COM.MICROSOFT.CONCAT([.A91];[.B91])" office:value-type="string" office:string-value="DK" calcext:value-type="string">
            <text:p>D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formula="of:=COM.MICROSOFT.CONCAT([.A92];[.B92])" office:value-type="string" office:string-value="DL" calcext:value-type="string">
            <text:p>D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formula="of:=COM.MICROSOFT.CONCAT([.A93];[.B93])" office:value-type="string" office:string-value="DM" calcext:value-type="string">
            <text:p>D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formula="of:=COM.MICROSOFT.CONCAT([.A94];[.B94])" office:value-type="string" office:string-value="DN" calcext:value-type="string">
            <text:p>D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formula="of:=COM.MICROSOFT.CONCAT([.A95];[.B95])" office:value-type="string" office:string-value="DO" calcext:value-type="string">
            <text:p>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formula="of:=COM.MICROSOFT.CONCAT([.A96];[.B96])" office:value-type="string" office:string-value="DP" calcext:value-type="string">
            <text:p>D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table:formula="of:=COM.MICROSOFT.CONCAT([.A97];[.B97])" office:value-type="string" office:string-value="DQ" calcext:value-type="string">
            <text:p>D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formula="of:=COM.MICROSOFT.CONCAT([.A98];[.B98])" office:value-type="string" office:string-value="DR" calcext:value-type="string">
            <text:p>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formula="of:=COM.MICROSOFT.CONCAT([.A99];[.B99])" office:value-type="string" office:string-value="DS" calcext:value-type="string">
            <text:p>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formula="of:=COM.MICROSOFT.CONCAT([.A100];[.B100])" office:value-type="string" office:string-value="DT" calcext:value-type="string">
            <text:p>D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formula="of:=COM.MICROSOFT.CONCAT([.A101];[.B101])" office:value-type="string" office:string-value="DU" calcext:value-type="string">
            <text:p>D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table:formula="of:=COM.MICROSOFT.CONCAT([.A102];[.B102])" office:value-type="string" office:string-value="DV" calcext:value-type="string">
            <text:p>D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formula="of:=COM.MICROSOFT.CONCAT([.A103];[.B103])" office:value-type="string" office:string-value="DW" calcext:value-type="string">
            <text:p>D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formula="of:=COM.MICROSOFT.CONCAT([.A104];[.B104])" office:value-type="string" office:string-value="DX" calcext:value-type="string">
            <text:p>D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formula="of:=COM.MICROSOFT.CONCAT([.A105];[.B105])" office:value-type="string" office:string-value="DY" calcext:value-type="string">
            <text:p>D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formula="of:=COM.MICROSOFT.CONCAT([.A106];[.B106])" office:value-type="string" office:string-value="DZ" calcext:value-type="string">
            <text:p>D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formula="of:=COM.MICROSOFT.CONCAT([.A107];[.B107])" office:value-type="string" office:string-value="EA" calcext:value-type="string">
            <text:p>E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formula="of:=COM.MICROSOFT.CONCAT([.A108];[.B108])" office:value-type="string" office:string-value="EB" calcext:value-type="string">
            <text:p>E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formula="of:=COM.MICROSOFT.CONCAT([.A109];[.B109])" office:value-type="string" office:string-value="EC" calcext:value-type="string">
            <text:p>E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formula="of:=COM.MICROSOFT.CONCAT([.A110];[.B110])" office:value-type="string" office:string-value="ED" calcext:value-type="string">
            <text:p>ED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E</text:p>
          </table:table-cell>
          <table:table-cell table:formula="of:=COM.MICROSOFT.CONCAT([.A111];[.B111])" office:value-type="string" office:string-value="EE" calcext:value-type="string">
            <text:p>E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OM.MICROSOFT.CONCAT([.A112];[.B112])" office:value-type="string" office:string-value="EF" calcext:value-type="string">
            <text:p>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formula="of:=COM.MICROSOFT.CONCAT([.A113];[.B113])" office:value-type="string" office:string-value="EG" calcext:value-type="string">
            <text:p>E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table:formula="of:=COM.MICROSOFT.CONCAT([.A114];[.B114])" office:value-type="string" office:string-value="EH" calcext:value-type="string">
            <text:p>E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formula="of:=COM.MICROSOFT.CONCAT([.A115];[.B115])" office:value-type="string" office:string-value="EI" calcext:value-type="string">
            <text:p>E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table:formula="of:=COM.MICROSOFT.CONCAT([.A116];[.B116])" office:value-type="string" office:string-value="EJ" calcext:value-type="string">
            <text:p>E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table:formula="of:=COM.MICROSOFT.CONCAT([.A117];[.B117])" office:value-type="string" office:string-value="EK" calcext:value-type="string">
            <text:p>E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formula="of:=COM.MICROSOFT.CONCAT([.A118];[.B118])" office:value-type="string" office:string-value="EL" calcext:value-type="string">
            <text:p>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formula="of:=COM.MICROSOFT.CONCAT([.A119];[.B119])" office:value-type="string" office:string-value="EM" calcext:value-type="string">
            <text:p>E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formula="of:=COM.MICROSOFT.CONCAT([.A120];[.B120])" office:value-type="string" office:string-value="EN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formula="of:=COM.MICROSOFT.CONCAT([.A121];[.B121])" office:value-type="string" office:string-value="EO" calcext:value-type="string">
            <text:p>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formula="of:=COM.MICROSOFT.CONCAT([.A122];[.B122])" office:value-type="string" office:string-value="EP" calcext:value-type="string">
            <text:p>E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formula="of:=COM.MICROSOFT.CONCAT([.A123];[.B123])" office:value-type="string" office:string-value="EQ" calcext:value-type="string">
            <text:p>E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formula="of:=COM.MICROSOFT.CONCAT([.A124];[.B124])" office:value-type="string" office:string-value="ER" calcext:value-type="string">
            <text:p>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formula="of:=COM.MICROSOFT.CONCAT([.A125];[.B125])" office:value-type="string" office:string-value="ES" calcext:value-type="string">
            <text:p>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COM.MICROSOFT.CONCAT([.A126];[.B126])" office:value-type="string" office:string-value="ET" calcext:value-type="string">
            <text:p>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table:formula="of:=COM.MICROSOFT.CONCAT([.A127];[.B127])" office:value-type="string" office:string-value="EU" calcext:value-type="string">
            <text:p>E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table:formula="of:=COM.MICROSOFT.CONCAT([.A128];[.B128])" office:value-type="string" office:string-value="EV" calcext:value-type="string">
            <text:p>E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formula="of:=COM.MICROSOFT.CONCAT([.A129];[.B129])" office:value-type="string" office:string-value="EW" calcext:value-type="string">
            <text:p>E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formula="of:=COM.MICROSOFT.CONCAT([.A130];[.B130])" office:value-type="string" office:string-value="EX" calcext:value-type="string">
            <text:p>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table:formula="of:=COM.MICROSOFT.CONCAT([.A131];[.B131])" office:value-type="string" office:string-value="EY" calcext:value-type="string">
            <text:p>E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table:formula="of:=COM.MICROSOFT.CONCAT([.A132];[.B132])" office:value-type="string" office:string-value="EZ" calcext:value-type="string">
            <text:p>E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formula="of:=COM.MICROSOFT.CONCAT([.A133];[.B133])" office:value-type="string" office:string-value="FA" calcext:value-type="string">
            <text:p>F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formula="of:=COM.MICROSOFT.CONCAT([.A134];[.B134])" office:value-type="string" office:string-value="FB" calcext:value-type="string">
            <text:p>F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formula="of:=COM.MICROSOFT.CONCAT([.A135];[.B135])" office:value-type="string" office:string-value="FC" calcext:value-type="string">
            <text:p>F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formula="of:=COM.MICROSOFT.CONCAT([.A136];[.B136])" office:value-type="string" office:string-value="FD" calcext:value-type="string">
            <text:p>F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formula="of:=COM.MICROSOFT.CONCAT([.A137];[.B137])" office:value-type="string" office:string-value="FE" calcext:value-type="string">
            <text:p>FE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F</text:p>
          </table:table-cell>
          <table:table-cell table:formula="of:=COM.MICROSOFT.CONCAT([.A138];[.B138])" office:value-type="string" office:string-value="FF" calcext:value-type="string">
            <text:p>F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COM.MICROSOFT.CONCAT([.A139];[.B139])" office:value-type="string" office:string-value="FG" calcext:value-type="string">
            <text:p>F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formula="of:=COM.MICROSOFT.CONCAT([.A140];[.B140])" office:value-type="string" office:string-value="FH" calcext:value-type="string">
            <text:p>F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formula="of:=COM.MICROSOFT.CONCAT([.A141];[.B141])" office:value-type="string" office:string-value="FI" calcext:value-type="string">
            <text:p>F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  <table:table-cell table:formula="of:=COM.MICROSOFT.CONCAT([.A142];[.B142])" office:value-type="string" office:string-value="FJ" calcext:value-type="string">
            <text:p>F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table:formula="of:=COM.MICROSOFT.CONCAT([.A143];[.B143])" office:value-type="string" office:string-value="FK" calcext:value-type="string">
            <text:p>F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formula="of:=COM.MICROSOFT.CONCAT([.A144];[.B144])" office:value-type="string" office:string-value="FL" calcext:value-type="string">
            <text:p>F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formula="of:=COM.MICROSOFT.CONCAT([.A145];[.B145])" office:value-type="string" office:string-value="FM" calcext:value-type="string">
            <text:p>F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formula="of:=COM.MICROSOFT.CONCAT([.A146];[.B146])" office:value-type="string" office:string-value="FN" calcext:value-type="string">
            <text:p>F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table:formula="of:=COM.MICROSOFT.CONCAT([.A147];[.B147])" office:value-type="string" office:string-value="FO" calcext:value-type="string">
            <text:p>F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formula="of:=COM.MICROSOFT.CONCAT([.A148];[.B148])" office:value-type="string" office:string-value="FP" calcext:value-type="string">
            <text:p>F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formula="of:=COM.MICROSOFT.CONCAT([.A149];[.B149])" office:value-type="string" office:string-value="FQ" calcext:value-type="string">
            <text:p>F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formula="of:=COM.MICROSOFT.CONCAT([.A150];[.B150])" office:value-type="string" office:string-value="FR" calcext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formula="of:=COM.MICROSOFT.CONCAT([.A151];[.B151])" office:value-type="string" office:string-value="FS" calcext:value-type="string">
            <text:p>F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formula="of:=COM.MICROSOFT.CONCAT([.A152];[.B152])" office:value-type="string" office:string-value="FT" calcext:value-type="string">
            <text:p>F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table:formula="of:=COM.MICROSOFT.CONCAT([.A153];[.B153])" office:value-type="string" office:string-value="FU" calcext:value-type="string">
            <text:p>F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formula="of:=COM.MICROSOFT.CONCAT([.A154];[.B154])" office:value-type="string" office:string-value="FV" calcext:value-type="string">
            <text:p>F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table:formula="of:=COM.MICROSOFT.CONCAT([.A155];[.B155])" office:value-type="string" office:string-value="FW" calcext:value-type="string">
            <text:p>F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formula="of:=COM.MICROSOFT.CONCAT([.A156];[.B156])" office:value-type="string" office:string-value="FX" calcext:value-type="string">
            <text:p>F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formula="of:=COM.MICROSOFT.CONCAT([.A157];[.B157])" office:value-type="string" office:string-value="FY" calcext:value-type="string">
            <text:p>F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table:formula="of:=COM.MICROSOFT.CONCAT([.A158];[.B158])" office:value-type="string" office:string-value="FZ" calcext:value-type="string">
            <text:p>F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formula="of:=COM.MICROSOFT.CONCAT([.A159];[.B159])" office:value-type="string" office:string-value="GA" calcext:value-type="string">
            <text:p>G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formula="of:=COM.MICROSOFT.CONCAT([.A160];[.B160])" office:value-type="string" office:string-value="GB" calcext:value-type="string">
            <text:p>G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table:formula="of:=COM.MICROSOFT.CONCAT([.A161];[.B161])" office:value-type="string" office:string-value="GC" calcext:value-type="string">
            <text:p>G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formula="of:=COM.MICROSOFT.CONCAT([.A162];[.B162])" office:value-type="string" office:string-value="GD" calcext:value-type="string">
            <text:p>G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formula="of:=COM.MICROSOFT.CONCAT([.A163];[.B163])" office:value-type="string" office:string-value="GE" calcext:value-type="string">
            <text:p>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formula="of:=COM.MICROSOFT.CONCAT([.A164];[.B164])" office:value-type="string" office:string-value="GF" calcext:value-type="string">
            <text:p>GF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</text:p>
          </table:table-cell>
          <table:table-cell table:formula="of:=COM.MICROSOFT.CONCAT([.A165];[.B165])" office:value-type="string" office:string-value="GG" calcext:value-type="string">
            <text:p>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OM.MICROSOFT.CONCAT([.A166];[.B166])" office:value-type="string" office:string-value="GH" calcext:value-type="string">
            <text:p>G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formula="of:=COM.MICROSOFT.CONCAT([.A167];[.B167])" office:value-type="string" office:string-value="GI" calcext:value-type="string">
            <text:p>G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J</text:p>
          </table:table-cell>
          <table:table-cell table:formula="of:=COM.MICROSOFT.CONCAT([.A168];[.B168])" office:value-type="string" office:string-value="GJ" calcext:value-type="string">
            <text:p>G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table:formula="of:=COM.MICROSOFT.CONCAT([.A169];[.B169])" office:value-type="string" office:string-value="GK" calcext:value-type="string">
            <text:p>G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formula="of:=COM.MICROSOFT.CONCAT([.A170];[.B170])" office:value-type="string" office:string-value="GL" calcext:value-type="string">
            <text:p>G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formula="of:=COM.MICROSOFT.CONCAT([.A171];[.B171])" office:value-type="string" office:string-value="GM" calcext:value-type="string">
            <text:p>G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formula="of:=COM.MICROSOFT.CONCAT([.A172];[.B172])" office:value-type="string" office:string-value="GN" calcext:value-type="string">
            <text:p>G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formula="of:=COM.MICROSOFT.CONCAT([.A173];[.B173])" office:value-type="string" office:string-value="GO" calcext:value-type="string">
            <text:p>G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formula="of:=COM.MICROSOFT.CONCAT([.A174];[.B174])" office:value-type="string" office:string-value="GP" calcext:value-type="string">
            <text:p>G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table:formula="of:=COM.MICROSOFT.CONCAT([.A175];[.B175])" office:value-type="string" office:string-value="GQ" calcext:value-type="string">
            <text:p>G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formula="of:=COM.MICROSOFT.CONCAT([.A176];[.B176])" office:value-type="string" office:string-value="GR" calcext:value-type="string">
            <text:p>G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formula="of:=COM.MICROSOFT.CONCAT([.A177];[.B177])" office:value-type="string" office:string-value="GS" calcext:value-type="string">
            <text:p>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formula="of:=COM.MICROSOFT.CONCAT([.A178];[.B178])" office:value-type="string" office:string-value="GT" calcext:value-type="string">
            <text:p>G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formula="of:=COM.MICROSOFT.CONCAT([.A179];[.B179])" office:value-type="string" office:string-value="GU" calcext:value-type="string">
            <text:p>G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formula="of:=COM.MICROSOFT.CONCAT([.A180];[.B180])" office:value-type="string" office:string-value="GV" calcext:value-type="string">
            <text:p>G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table:formula="of:=COM.MICROSOFT.CONCAT([.A181];[.B181])" office:value-type="string" office:string-value="GW" calcext:value-type="string">
            <text:p>G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formula="of:=COM.MICROSOFT.CONCAT([.A182];[.B182])" office:value-type="string" office:string-value="GX" calcext:value-type="string">
            <text:p>G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table:formula="of:=COM.MICROSOFT.CONCAT([.A183];[.B183])" office:value-type="string" office:string-value="GY" calcext:value-type="string">
            <text:p>G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Z</text:p>
          </table:table-cell>
          <table:table-cell table:formula="of:=COM.MICROSOFT.CONCAT([.A184];[.B184])" office:value-type="string" office:string-value="GZ" calcext:value-type="string">
            <text:p>G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formula="of:=COM.MICROSOFT.CONCAT([.A185];[.B185])" office:value-type="string" office:string-value="HA" calcext:value-type="string">
            <text:p>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table:formula="of:=COM.MICROSOFT.CONCAT([.A186];[.B186])" office:value-type="string" office:string-value="HB" calcext:value-type="string">
            <text:p>H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table:formula="of:=COM.MICROSOFT.CONCAT([.A187];[.B187])" office:value-type="string" office:string-value="HC" calcext:value-type="string">
            <text:p>H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formula="of:=COM.MICROSOFT.CONCAT([.A188];[.B188])" office:value-type="string" office:string-value="HD" calcext:value-type="string">
            <text:p>H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formula="of:=COM.MICROSOFT.CONCAT([.A189];[.B189])" office:value-type="string" office:string-value="HE" calcext:value-type="string">
            <text:p>H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formula="of:=COM.MICROSOFT.CONCAT([.A190];[.B190])" office:value-type="string" office:string-value="HF" calcext:value-type="string">
            <text:p>H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table:formula="of:=COM.MICROSOFT.CONCAT([.A191];[.B191])" office:value-type="string" office:string-value="HG" calcext:value-type="string">
            <text:p>HG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</text:p>
          </table:table-cell>
          <table:table-cell table:formula="of:=COM.MICROSOFT.CONCAT([.A192];[.B192])" office:value-type="string" office:string-value="HH" calcext:value-type="string">
            <text:p>H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OM.MICROSOFT.CONCAT([.A193];[.B193])" office:value-type="string" office:string-value="HI" calcext:value-type="string">
            <text:p>H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table:formula="of:=COM.MICROSOFT.CONCAT([.A194];[.B194])" office:value-type="string" office:string-value="HJ" calcext:value-type="string">
            <text:p>HJ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formula="of:=COM.MICROSOFT.CONCAT([.A195];[.B195])" office:value-type="string" office:string-value="HK" calcext:value-type="string">
            <text:p>H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formula="of:=COM.MICROSOFT.CONCAT([.A196];[.B196])" office:value-type="string" office:string-value="HL" calcext:value-type="string">
            <text:p>H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formula="of:=COM.MICROSOFT.CONCAT([.A197];[.B197])" office:value-type="string" office:string-value="HM" calcext:value-type="string">
            <text:p>H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formula="of:=COM.MICROSOFT.CONCAT([.A198];[.B198])" office:value-type="string" office:string-value="HN" calcext:value-type="string">
            <text:p>H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table:formula="of:=COM.MICROSOFT.CONCAT([.A199];[.B199])" office:value-type="string" office:string-value="HO" calcext:value-type="string">
            <text:p>H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table:formula="of:=COM.MICROSOFT.CONCAT([.A200];[.B200])" office:value-type="string" office:string-value="HP" calcext:value-type="string">
            <text:p>H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table:formula="of:=COM.MICROSOFT.CONCAT([.A201];[.B201])" office:value-type="string" office:string-value="HQ" calcext:value-type="string">
            <text:p>HQ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formula="of:=COM.MICROSOFT.CONCAT([.A202];[.B202])" office:value-type="string" office:string-value="HR" calcext:value-type="string">
            <text:p>H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formula="of:=COM.MICROSOFT.CONCAT([.A203];[.B203])" office:value-type="string" office:string-value="HS" calcext:value-type="string">
            <text:p>H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formula="of:=COM.MICROSOFT.CONCAT([.A204];[.B204])" office:value-type="string" office:string-value="HT" calcext:value-type="string">
            <text:p>H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U</text:p>
          </table:table-cell>
          <table:table-cell table:formula="of:=COM.MICROSOFT.CONCAT([.A205];[.B205])" office:value-type="string" office:string-value="HU" calcext:value-type="string">
            <text:p>H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formula="of:=COM.MICROSOFT.CONCAT([.A206];[.B206])" office:value-type="string" office:string-value="HV" calcext:value-type="string">
            <text:p>H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formula="of:=COM.MICROSOFT.CONCAT([.A207];[.B207])" office:value-type="string" office:string-value="HW" calcext:value-type="string">
            <text:p>H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formula="of:=COM.MICROSOFT.CONCAT([.A208];[.B208])" office:value-type="string" office:string-value="HX" calcext:value-type="string">
            <text:p>H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table:formula="of:=COM.MICROSOFT.CONCAT([.A209];[.B209])" office:value-type="string" office:string-value="HY" calcext:value-type="string">
            <text:p>H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Z</text:p>
          </table:table-cell>
          <table:table-cell table:formula="of:=COM.MICROSOFT.CONCAT([.A210];[.B210])" office:value-type="string" office:string-value="HZ" calcext:value-type="string">
            <text:p>HZ</text:p>
          </table:table-cell>
          <table:table-cell table:number-columns-repeated="1021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lpha-2'.A1:'alpha-2'.J251" table:display-filter-buttons="true" table:orientation="column">
          <table:filter>
            <table:filter-and>
              <table:filter-condition table:field-number="8" table:value="SEPA" table:operator="=">
                <table:filter-set-item table:value="SEPA"/>
                <table:filter-set-item table:value="SEPA €"/>
                <table:filter-set-item table:value="y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0:34:26.5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8:51:50.563000000</meta:creation-date>
    <dc:date>2020-10-28T10:42:06.198000000</dc:date>
    <meta:editing-duration>P1DT23H56M1S</meta:editing-duration>
    <meta:editing-cycles>38</meta:editing-cycles>
    <meta:generator>LibreOffice/7.0.0.3$Windows_X86_64 LibreOffice_project/8061b3e9204bef6b321a21033174034a5e2ea88e</meta:generator>
    <meta:document-statistic meta:table-count="2" meta:cell-count="2711" meta:object-count="0"/>
  </office:meta>
</office:document-meta>
</file>